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Heiti SC" svg:font-family="'Heiti SC'" style:font-pitch="variable"/>
    <style:font-face style:name="Heiti TC" svg:font-family="'Heiti TC'"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华文宋体" svg:font-family="华文宋体"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2" style:family="paragraph" style:parent-style-name="Standard">
      <style:paragraph-properties fo:margin-left="0in" fo:margin-right="0in" fo:margin-top="0.0807in" fo:margin-bottom="0.0807in" loext:contextual-spacing="false" fo:line-height="150%" fo:text-align="justify"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3" style:family="paragraph" style:parent-style-name="Standard">
      <style:paragraph-properties fo:margin-left="0in" fo:margin-right="0in" fo:margin-top="0.0807in" fo:margin-bottom="0.0807in" loext:contextual-spacing="false" fo:line-height="150%" fo:text-align="center"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4" style:family="paragraph" style:parent-style-name="Standard">
      <style:paragraph-properties fo:margin-left="0in" fo:margin-right="0in" fo:margin-top="0.0807in" fo:margin-bottom="0.0807in" loext:contextual-spacing="false" fo:line-height="150%" fo:text-align="justify" style:justify-single-word="false" fo:text-indent="0.1965in" style:auto-text-indent="false"/>
    </style:style>
    <style:style style:name="P5" style:family="paragraph" style:parent-style-name="Standard">
      <style:paragraph-properties fo:margin-left="0in" fo:margin-right="0in" fo:margin-top="0in" fo:margin-bottom="0in" loext:contextual-spacing="false" fo:line-height="150%" fo:text-align="justify"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Heiti SC" fo:font-size="10.1000003814697pt" fo:font-weight="normal" style:font-name-asian="Heiti SC" style:font-size-asian="10.1000003814697pt" style:font-weight-asian="normal" style:font-size-complex="10.1000003814697pt" style:font-weight-complex="normal"/>
    </style:style>
    <style:style style:name="P7" style:family="paragraph" style:parent-style-name="Standard">
      <style:paragraph-properties fo:margin-left="0in" fo:margin-right="0in" fo:margin-top="0.0807in" fo:margin-bottom="0.0807in" loext:contextual-spacing="false" fo:line-height="150%" fo:text-align="justify" style:justify-single-word="false" fo:text-indent="0in" style:auto-text-indent="false"/>
      <style:text-properties style:font-name="Heiti SC" fo:font-weight="normal" style:font-name-asian="Heiti SC" style:font-size-asian="10.1000003814697pt" style:font-weight-asian="normal" style:font-size-complex="10.1000003814697pt" style:font-weight-complex="normal"/>
    </style:style>
    <style:style style:name="P8" style:family="paragraph" style:parent-style-name="Standard">
      <style:paragraph-properties fo:margin-left="0in" fo:margin-right="0in" fo:margin-top="0.0807in" fo:margin-bottom="0.0807in" loext:contextual-spacing="false" fo:line-height="150%" fo:text-align="center" style:justify-single-word="false" fo:text-indent="0in" style:auto-text-indent="false"/>
      <style:text-properties style:font-name="Heiti SC" fo:font-weight="normal" style:font-name-asian="Heiti SC" style:font-size-asian="10.1000003814697pt" style:font-weight-asian="normal" style:font-size-complex="10.1000003814697pt" style:font-weight-complex="normal"/>
    </style:style>
    <style:style style:name="P9" style:family="paragraph" style:parent-style-name="Standard" style:list-style-name="Numbering_20_1">
      <style:paragraph-properties fo:margin-left="0in" fo:margin-right="0in" fo:margin-top="0in" fo:margin-bottom="0in" loext:contextual-spacing="false" fo:line-height="150%" fo:text-align="justify" style:justify-single-word="false" fo:text-indent="0.1965in" style:auto-text-indent="false"/>
      <style:text-properties style:font-name="Heiti SC" fo:font-weight="normal" style:font-name-asian="Heiti SC" style:font-size-asian="10.1000003814697pt" style:font-weight-asian="normal" style:font-size-complex="10.1000003814697pt" style:font-weight-complex="normal"/>
    </style:style>
    <style:style style:name="P10" style:family="paragraph" style:parent-style-name="Standard">
      <style:paragraph-properties fo:margin-left="0in" fo:margin-right="0in" fo:margin-top="0.0807in" fo:margin-bottom="0.0807in" loext:contextual-spacing="false" fo:line-height="150%" fo:text-align="justify" style:justify-single-word="false" fo:text-indent="0in" style:auto-text-indent="false"/>
      <style:text-properties style:font-name="Heiti SC" fo:font-weight="normal" style:font-name-asian="Heiti SC" style:font-size-asian="10.1000003814697pt" style:font-weight-asian="normal" style:font-size-complex="10.1000003814697pt" style:font-weight-complex="normal"/>
    </style:style>
    <style:style style:name="P11" style:family="paragraph" style:parent-style-name="Standard">
      <style:paragraph-properties fo:margin-left="0in" fo:margin-right="0in" fo:margin-top="0.0807in" fo:margin-bottom="0.0807in" loext:contextual-spacing="false" fo:line-height="150%" fo:text-align="center" style:justify-single-word="false" fo:text-indent="0in" style:auto-text-indent="false"/>
      <style:text-properties style:font-name="Heiti SC" fo:font-weight="normal" officeooo:paragraph-rsid="0016c6a9" style:font-name-asian="Heiti SC" style:font-size-asian="10.1000003814697pt" style:font-weight-asian="normal" style:font-size-complex="10.1000003814697pt" style:font-weight-complex="normal"/>
    </style:style>
    <style:style style:name="P12" style:family="paragraph" style:parent-style-name="Standard">
      <style:paragraph-properties fo:margin-left="0in" fo:margin-right="0in" fo:margin-top="0.0807in" fo:margin-bottom="0.0807in" loext:contextual-spacing="false" fo:line-height="150%" fo:text-align="justify" style:justify-single-word="false" fo:text-indent="0in" style:auto-text-indent="false"/>
      <style:text-properties style:font-name="Heiti SC" fo:font-size="10.1000003814697pt" fo:font-weight="normal" style:font-name-asian="Heiti SC" style:font-size-asian="10.1000003814697pt" style:font-weight-asian="normal" style:font-size-complex="10.1000003814697pt" style:font-weight-complex="normal"/>
    </style:style>
    <style:style style:name="P13"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4"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style:font-size-asian="9pt" style:font-size-complex="9pt"/>
    </style:style>
    <style:style style:name="P15" style:family="paragraph" style:parent-style-name="Standard" style:master-page-name="">
      <style:paragraph-properties fo:margin-left="0.3626in" fo:margin-right="0.3626in" fo:line-height="150%" fo:text-align="justify" style:justify-single-word="false" fo:text-indent="0in" style:auto-text-indent="false" style:page-number="auto"/>
      <style:text-properties style:font-name="Heiti SC" fo:font-size="10.1000003814697pt" fo:font-weight="normal" style:font-name-asian="Heiti SC" style:font-size-asian="10.1000003814697pt" style:font-weight-asian="normal" style:font-size-complex="10.1000003814697pt" style:font-weight-complex="normal"/>
    </style:style>
    <style:style style:name="P16" style:family="paragraph" style:parent-style-name="Standard">
      <style:paragraph-properties fo:margin-left="0in" fo:margin-right="0in" fo:margin-top="0.0807in" fo:margin-bottom="0.0807in" loext:contextual-spacing="false" fo:line-height="150%" fo:text-align="justify" style:justify-single-word="false" fo:text-indent="0.25in" style:auto-text-indent="false"/>
      <style:text-properties style:font-name="Heiti SC" fo:font-size="10.1000003814697pt" fo:font-weight="normal" style:font-name-asian="Heiti SC" style:font-size-asian="10.1000003814697pt" style:font-weight-asian="normal" style:font-size-complex="10.1000003814697pt" style:font-weight-complex="normal"/>
    </style:style>
    <style:style style:name="P17" style:family="paragraph" style:parent-style-name="Standard">
      <style:paragraph-properties fo:margin-left="0in" fo:margin-right="0in" fo:margin-top="0.0807in" fo:margin-bottom="0.0807in" loext:contextual-spacing="false" fo:line-height="150%" fo:text-align="justify" style:justify-single-word="false" fo:text-indent="0.25in" style:auto-text-indent="false"/>
      <style:text-properties style:font-name="Heiti SC" fo:font-weight="normal" style:font-name-asian="Heiti SC" style:font-size-asian="10.1000003814697pt" style:font-weight-asian="normal" style:font-size-complex="10.1000003814697pt" style:font-weight-complex="normal"/>
    </style:style>
    <style:style style:name="P18" style:family="paragraph" style:parent-style-name="Standard" style:list-style-name="L1">
      <style:paragraph-properties fo:margin-left="0in" fo:margin-right="0in" fo:margin-top="0.0807in" fo:margin-bottom="0.0807in" loext:contextual-spacing="false" fo:line-height="150%" fo:text-align="justify" style:justify-single-word="false" fo:text-indent="0.25in" style:auto-text-indent="false"/>
      <style:text-properties style:font-name="Heiti SC" fo:font-weight="normal" style:font-name-asian="Heiti SC" style:font-size-asian="10.1000003814697pt" style:font-weight-asian="normal" style:font-size-complex="10.1000003814697pt" style:font-weight-complex="normal"/>
    </style:style>
    <style:style style:name="P19" style:family="paragraph" style:parent-style-name="Heading_20_2">
      <style:paragraph-properties fo:line-height="150%"/>
      <style:text-properties style:font-name="Heiti SC" fo:font-size="12pt" fo:font-style="normal" style:font-name-asian="Heiti SC" style:font-size-asian="12pt" style:font-style-asian="normal" style:font-size-complex="12pt" style:font-style-complex="normal"/>
    </style:style>
    <style:style style:name="P20" style:family="paragraph" style:parent-style-name="Heading_20_2">
      <style:paragraph-properties fo:margin-left="0in" fo:margin-right="0in" fo:line-height="150%" fo:text-align="justify" style:justify-single-word="false" fo:text-indent="0in" style:auto-text-indent="false"/>
      <style:text-properties style:font-name="Heiti SC" fo:font-size="12pt" fo:font-style="normal" fo:font-weight="bold" style:font-name-asian="Heiti SC" style:font-size-asian="12pt" style:font-style-asian="normal" style:font-weight-asian="bold" style:font-size-complex="12pt" style:font-style-complex="normal" style:font-weight-complex="bold"/>
    </style:style>
    <style:style style:name="P21" style:family="paragraph" style:parent-style-name="Heading_20_2">
      <style:paragraph-properties fo:margin-left="0in" fo:margin-right="0in" fo:line-height="150%" fo:text-align="justify" style:justify-single-word="false" fo:text-indent="0in" style:auto-text-indent="false"/>
      <style:text-properties style:font-name="Heiti SC" fo:font-size="12pt" fo:font-style="normal" fo:font-weight="bold" officeooo:paragraph-rsid="0018b212" style:font-name-asian="Heiti SC" style:font-size-asian="12pt" style:font-style-asian="normal" style:font-weight-asian="bold" style:font-size-complex="12pt" style:font-style-complex="normal" style:font-weight-complex="bold"/>
    </style:style>
    <style:style style:name="P22" style:family="paragraph" style:parent-style-name="Heading_20_2">
      <style:paragraph-properties fo:margin-left="0in" fo:margin-right="0in" fo:line-height="150%" fo:text-align="justify" style:justify-single-word="false" fo:text-indent="0in" style:auto-text-indent="false"/>
      <style:text-properties style:font-name="Heiti SC" fo:font-size="12pt" fo:font-weight="normal" style:font-name-asian="Heiti SC" style:font-size-asian="12pt" style:font-weight-asian="normal" style:font-size-complex="12pt" style:font-weight-complex="normal"/>
    </style:style>
    <style:style style:name="P23" style:family="paragraph" style:parent-style-name="Heading_20_1">
      <style:paragraph-properties fo:text-align="center" style:justify-single-word="false"/>
      <style:text-properties style:font-name="Century Schoolbook L" fo:font-size="14pt" style:font-name-asian="Heiti SC" style:font-size-asian="14pt" style:font-size-complex="14pt"/>
    </style:style>
    <style:style style:name="P24" style:family="paragraph" style:parent-style-name="Footer">
      <style:paragraph-properties fo:text-align="center" style:justify-single-word="false"/>
      <style:text-properties fo:font-size="12pt" fo:background-color="transparent" style:font-size-asian="12pt" style:font-size-complex="12pt"/>
    </style:style>
    <style:style style:name="P25" style:family="paragraph">
      <style:paragraph-properties fo:text-align="start" style:writing-mode="lr-tb"/>
    </style:style>
    <style:style style:name="P26" style:family="paragraph">
      <loext:graphic-properties draw:fill="none"/>
      <style:paragraph-properties fo:text-align="start" style:writing-mode="lr-tb"/>
      <style:text-properties fo:font-size="24pt"/>
    </style:style>
    <style:style style:name="P27" style:family="paragraph">
      <loext:graphic-properties draw:fill="solid" draw:fill-color="#000000"/>
    </style:style>
    <style:style style:name="P28" style:family="paragraph">
      <style:paragraph-properties fo:margin-left="0in" fo:margin-right="0in" fo:margin-top="0in" fo:margin-bottom="0in" fo:line-height="100%" fo:text-align="center" fo:text-indent="0in" style:writing-mode="lr-tb"/>
    </style:style>
    <style:style style:name="P29"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00000"/>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start" fo:text-indent="0in" style:writing-mode="lr-tb"/>
    </style:style>
    <style:style style:name="P33" style:family="paragraph">
      <loext:graphic-properties draw:fill="solid" draw:fill-color="#ffffff"/>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cfe7f5"/>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Heiti SC" fo:font-size="24pt" fo:font-style="normal" fo:text-shadow="none" style:text-underline-style="none" fo:font-weight="normal" style:letter-kerning="true" style:font-name-asian="Heiti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cfe7f5"/>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loext:graphic-properties draw:fill="solid"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P40" style:family="paragraph">
      <loext:graphic-properties draw:fill="none" draw:fill-color="#cfe7f5"/>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Heiti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cfe7f5"/>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Heiti T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3" style:family="paragraph">
      <loext:graphic-properties draw:fill="none" draw:fill-color="#cfe7f5"/>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Heiti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cfe7f5"/>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5" style:family="paragraph">
      <loext:graphic-properties draw:fill="none" draw:fill-color="#cfe7f5"/>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0000"/>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cfe7f5"/>
      <style:paragraph-properties fo:margin-left="0in" fo:margin-right="0in" fo:margin-top="0in" fo:margin-bottom="0in" fo:line-height="100%" fo:text-align="start" fo:text-indent="0in" style:writing-mode="lr-tb"/>
      <style:text-properties fo:color="#000000" style:text-outline="false" style:text-line-through-style="none" style:text-line-through-typ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48" style:family="paragraph">
      <loext:graphic-properties draw:fill="none" draw:fill-color="#cfe7f5"/>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start" fo:text-indent="0in" style:writing-mode="lr-tb">
        <style:tab-stops>
          <style:tab-stop style:position="0.3846in"/>
        </style:tab-stops>
      </style:paragraph-properties>
    </style:style>
    <style:style style:name="P50" style:family="paragraph">
      <loext:graphic-properties draw:fill="none" draw:fill-color="#cfe7f5"/>
      <style:paragraph-properties fo:margin-left="0in" fo:margin-right="0in" fo:margin-top="0in" fo:margin-bottom="0in" fo:line-height="100%" fo:text-align="start" fo:text-indent="0in" style:writing-mode="lr-tb">
        <style:tab-stops>
          <style:tab-stop style:position="0.6787in"/>
        </style:tab-stops>
      </style:paragraph-properties>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ffffff"/>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52"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53"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style>
    <style:style style:name="P55"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Heiti SC"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56"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57"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Heiti SC" fo:font-size="12pt" fo:font-style="normal" fo:text-shadow="none" style:text-underline-style="none" fo:font-weight="normal" style:letter-kerning="true" style:font-name-asian="Heiti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8" style:family="paragraph">
      <loext:graphic-properties draw:fill="none" draw:fill-color="#cfe7f5"/>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Heiti SC" fo:font-size="24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9" style:family="paragraph">
      <style:paragraph-properties fo:margin-left="0in" fo:margin-right="0in" fo:margin-top="0in" fo:margin-bottom="0in" fo:line-height="100%" fo:text-indent="0in"/>
    </style:style>
    <style:style style:name="P60" style:family="paragraph">
      <loext:graphic-properties draw:fill="solid"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P61" style:family="paragraph">
      <loext:graphic-properties draw:fill="solid"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Heiti SC" fo:font-size="7pt" fo:font-style="normal" fo:text-shadow="none" style:text-underline-style="none" fo:font-weight="normal" style:letter-kerning="true" style:font-name-asian="Heiti SC"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62" style:family="paragraph">
      <loext:graphic-properties draw:fill="solid" draw:fill-color="#ffffff"/>
      <style:paragraph-properties fo:margin-left="0in" fo:margin-right="0in" fo:margin-top="0in" fo:margin-bottom="0in" fo:line-height="100%" fo:text-align="center" fo:text-indent="0in" style:writing-mode="lr-tb"/>
      <style:text-properties style:use-window-font-color="true" style:text-outline="false" style:text-line-through-style="none" style:text-line-through-type="none" style:font-name="Heiti SC" fo:font-size="7pt" fo:font-style="normal" fo:text-shadow="none" style:text-underline-style="none" fo:font-weight="normal" style:letter-kerning="true" style:font-name-asian="Heiti SC"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P63" style:family="paragraph">
      <loext:graphic-properties draw:fill="none" draw:fill-color="#cfe7f5"/>
      <style:paragraph-properties fo:margin-left="0in" fo:margin-right="0in" fo:margin-top="0in" fo:margin-bottom="0in" fo:line-height="100%" fo:text-align="start" fo:text-indent="0in" style:writing-mode="lr-tb"/>
      <style:text-properties style:use-window-font-color="true" style:text-outline="false" style:text-line-through-style="none" style:text-line-through-type="none" style:font-name="Heiti SC" fo:font-size="7pt" fo:font-style="normal" fo:text-shadow="none" style:text-underline-style="none" fo:font-weight="normal" style:letter-kerning="true" style:font-name-asian="Heiti SC"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size="6pt"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font-name="Heiti SC" fo:font-weight="normal" style:font-name-asian="Heiti SC" style:font-size-asian="10.1000003814697pt" style:font-weight-asian="normal" style:font-size-complex="10.1000003814697pt" style:font-weight-complex="normal"/>
    </style:style>
    <style:style style:name="T9" style:family="text">
      <style:text-properties style:font-name="华文宋体" fo:font-style="normal" fo:font-weight="bold" style:font-name-asian="华文宋体" style:font-style-asian="normal" style:font-weight-asian="bold" style:font-style-complex="normal" style:font-weight-complex="bold"/>
    </style:style>
    <style:style style:name="T10" style:family="text">
      <style:text-properties style:font-name="华文宋体" style:font-name-asian="华文宋体"/>
    </style:style>
    <style:style style:name="T11" style:family="text">
      <style:text-properties officeooo:rsid="00206bf7"/>
    </style:style>
    <style:style style:name="T12" style:family="text">
      <style:text-properties fo:color="#000000" style:font-name="Times New Roman1" fo:font-size="11pt" fo:font-style="italic" style:font-size-asian="11pt" style:font-name-complex="Times New Roman1" style:font-size-complex="11pt" style:font-style-complex="italic"/>
    </style:style>
    <style:style style:name="T13"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4" style:family="text">
      <style:text-properties fo:color="#000000" style:font-name="OpenSymbol" fo:font-size="11pt" style:font-size-asian="11pt" style:font-name-complex="OpenSymbol" style:font-size-complex="11pt"/>
    </style:style>
    <style:style style:name="T15" style:family="text">
      <style:text-properties fo:color="#000000" style:font-name="OpenSymbol" fo:font-size="29.8999996185303pt" style:font-size-asian="29.8999996185303pt" style:font-name-complex="OpenSymbol" style:font-size-complex="29.8999996185303pt"/>
    </style:style>
    <style:style style:name="T16" style:family="text">
      <style:text-properties fo:color="#000000" style:font-name="Times New Roman1" fo:font-size="11pt" style:font-size-asian="11pt" style:font-name-complex="Times New Roman1" style:font-size-complex="11pt"/>
    </style:style>
    <style:style style:name="T17" style:family="text">
      <style:text-properties fo:color="#000000" style:font-name="OpenSymbol" fo:font-size="16pt" style:font-size-asian="16pt" style:font-name-complex="OpenSymbol" style:font-size-complex="16pt"/>
    </style:style>
    <style:style style:name="T18" style:family="text">
      <style:text-properties fo:color="#000000" style:font-name="OpenSymbol" fo:font-size="6.59999990463257pt" style:font-size-asian="6.59999990463257pt" style:font-name-complex="OpenSymbol" style:font-size-complex="6.59999990463257pt"/>
    </style:style>
    <style:style style:name="T19" style:family="text">
      <style:text-properties fo:color="#000000" style:font-name="Times New Roman1" fo:font-size="6.59999990463257pt" style:font-size-asian="6.59999990463257pt" style:font-name-complex="Times New Roman1" style:font-size-complex="6.59999990463257pt"/>
    </style:style>
    <style:style style:name="T20" style:family="text">
      <style:text-properties fo:color="#000000" style:font-name="OpenSymbol" fo:font-size="14.6000003814697pt" style:font-size-asian="14.6000003814697pt" style:font-name-complex="OpenSymbol" style:font-size-complex="14.6000003814697pt"/>
    </style:style>
    <style:style style:name="T21" style:family="text">
      <style:text-properties fo:color="#000000" style:font-name="Courier New" fo:font-size="8pt" style:font-size-asian="8pt" style:font-name-complex="Courier New" style:font-size-complex="8pt"/>
    </style:style>
    <style:style style:name="T22" style:family="text">
      <style:text-properties fo:color="#000000" style:text-outline="false" style:text-line-through-style="none" style:text-line-through-type="none" style:font-name="Arial2" fo:font-size="7.19999980926514pt" fo:font-style="normal" fo:text-shadow="none" style:text-underline-style="none" fo:font-weight="normal" style:letter-kerning="true" style:font-name-asian="Heiti SC" style:font-size-asian="7.19999980926514pt" style:font-style-asian="normal" style:font-weight-asian="normal" style:font-name-complex="Arial2" style:font-size-complex="7.19999980926514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2" style:font-size-complex="7.19999980926514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Arial2"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2" style:font-size-complex="7.19999980926514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Arial2" fo:font-size="7pt" fo:font-style="normal" fo:text-shadow="none" style:text-underline-style="none" fo:font-weight="normal" style:letter-kerning="true" style:font-name-asian="Heiti SC"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Heiti SC" fo:font-size="7pt" fo:font-style="normal" fo:text-shadow="none" style:text-underline-style="none" fo:font-weight="normal" style:letter-kerning="true" style:font-name-asian="Heiti SC"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Arial2" fo:font-size="7pt" fo:font-style="normal" fo:text-shadow="none" style:text-underline-style="none" fo:font-weight="normal" style:letter-kerning="true" style:font-name-asian="Arial Unicode MS"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Arial2" fo:font-size="7pt" fo:font-style="normal" fo:text-shadow="none" style:text-underline-style="none" fo:font-weight="normal" style:letter-kerning="true" style:font-name-asian="Heiti TC" style:font-size-asian="7pt" style:font-style-asian="normal" style:font-weight-asian="normal" style:font-name-complex="Arial2" style:font-size-complex="7pt"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Arial2" fo:font-size="6.90000009536743pt" fo:font-style="normal" fo:text-shadow="none" style:text-underline-style="none" fo:font-weight="normal" style:letter-kerning="true" style:font-name-asian="Heiti SC" style:font-size-asian="6.90000009536743pt" style:font-style-asian="normal" style:font-weight-asian="normal" style:font-name-complex="Arial2" style:font-size-complex="6.90000009536743pt" style:font-style-complex="normal" style:font-weight-complex="normal"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Arial2" fo:font-size="6.90000009536743pt" fo:font-style="normal" fo:text-shadow="none" style:text-underline-style="none" fo:font-weight="normal" style:letter-kerning="true" style:font-name-asian="Arial Unicode MS" style:font-size-asian="6.90000009536743pt" style:font-style-asian="normal" style:font-weight-asian="normal" style:font-name-complex="Arial2" style:font-size-complex="6.90000009536743pt" style:font-style-complex="normal" style:font-weight-complex="normal" style:text-emphasize="none" style:font-relief="none" style:text-overline-style="none" style:text-overline-color="font-color"/>
    </style:style>
    <style:style style:name="T31" style:family="text">
      <style:text-properties fo:color="#000000" style:text-outline="false" style:text-line-through-style="none" style:text-line-through-type="none" style:font-name="Heiti SC" fo:font-size="6.90000009536743pt" fo:font-style="normal" fo:text-shadow="none" style:text-underline-style="none" fo:font-weight="normal" style:letter-kerning="true" style:font-name-asian="Heiti SC" style:font-size-asian="6.90000009536743pt" style:font-style-asian="normal" style:font-weight-asian="normal" style:font-name-complex="Arial2" style:font-size-complex="6.90000009536743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Heiti SC" fo:font-size="7.19999980926514pt" fo:font-style="normal" fo:text-shadow="none" style:text-underline-style="none" fo:font-weight="normal" style:letter-kerning="true" style:font-name-asian="Heiti SC"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line-through-type="none" style:font-name="Heiti SC" fo:font-size="7.19999980926514pt" fo:font-style="normal" fo:text-shadow="none" style:text-underline-style="none" fo:font-weight="normal" style:letter-kerning="true" style:font-name-asian="Arial Unicode MS" style:font-size-asian="7.19999980926514pt" style:font-style-asian="normal" style:font-weight-asian="normal" style:font-name-complex="Arial Unicode MS" style:font-size-complex="7.19999980926514pt"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text-line-through-type="none" style:font-name="Heiti SC" fo:font-size="7.09999990463257pt" fo:font-style="normal" fo:text-shadow="none" style:text-underline-style="none" fo:font-weight="normal" style:letter-kerning="true" style:font-name-asian="Heiti SC" style:font-size-asian="7.09999990463257pt" style:font-style-asian="normal" style:font-weight-asian="normal" style:font-name-complex="Arial2" style:font-size-complex="7.09999990463257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text-line-through-type="none" style:font-name="Heiti SC" fo:font-size="7.09999990463257pt" fo:font-style="normal" fo:text-shadow="none" style:text-underline-style="none" fo:font-weight="normal" style:letter-kerning="true" style:font-name-asian="Arial Unicode MS" style:font-size-asian="7.09999990463257pt" style:font-style-asian="normal" style:font-weight-asian="normal" style:font-name-complex="Arial2" style:font-size-complex="7.09999990463257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text-line-through-type="none" style:font-name="Heiti SC" fo:font-size="7pt" fo:font-style="normal" fo:text-shadow="none" style:text-underline-style="none" fo:font-weight="normal" style:letter-kerning="true" style:font-name-asian="Heiti SC" style:font-size-asian="7pt" style:font-style-asian="normal" style:font-weight-asian="normal" style:font-name-complex="Arial Unicode MS" style:font-size-complex="7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11"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89in" fo:min-width="0.1709in" fo:padding-top="0in" fo:padding-bottom="0in" fo:padding-left="0in" fo:padding-right="0in" style:run-through="foreground"/>
    </style:style>
    <style:style style:name="gr2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7"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264in" fo:min-width="3.3354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264in" fo:min-width="2.1354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264in" fo:min-width="2.5354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264in" fo:min-width="3.2689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4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47"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49" style:family="graphic">
      <style:graphic-properties draw:stroke="solid" svg:stroke-width="0.0016in" svg:stroke-color="#000000" draw:marker-start="" draw:marker-start-width="0.0783in" draw:marker-start-center="false" draw:marker-end="" draw:marker-end-width="0.0783in" draw:marker-end-center="false" draw:fill="none" draw:fill-color="#cfe7f5" draw:textarea-horizontal-align="justify" fo:padding-top="0.0008in" fo:padding-bottom="0.0008in" fo:padding-left="0.0008in" fo:padding-right="0.0008in" draw:shadow="hidden" draw:shadow-offset-x="0.0783in" draw:shadow-offset-y="0.0783in" draw:shadow-color="#808080" style:run-through="foreground"/>
    </style:style>
    <style:style style:name="gr50"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5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366in" fo:min-width="0.2016in" fo:padding-top="0in" fo:padding-bottom="0in" fo:padding-left="0in" fo:padding-right="0in" draw:shadow="hidden" draw:shadow-offset-x="0.0783in" draw:shadow-offset-y="0.0783in" draw:shadow-color="#808080" style:run-through="foreground"/>
    </style:style>
    <style:style style:name="gr52"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5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61in" fo:min-width="0.0846in" fo:padding-top="0in" fo:padding-bottom="0in" fo:padding-left="0in" fo:padding-right="0in"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dash" svg:stroke-width="0in" svg:stroke-color="#000000"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0283in" fo:padding-top="0in" fo:padding-bottom="0in" fo:padding-left="0in" fo:padding-right="0in" draw:shadow="hidden" draw:shadow-offset-x="0.0783in" draw:shadow-offset-y="0.0783in" draw:shadow-color="#808080" style:run-through="foreground"/>
    </style:style>
    <style:style style:name="gr5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2516in" fo:padding-top="0in" fo:padding-bottom="0in" fo:padding-left="0in" fo:padding-right="0in" draw:shadow="hidden" draw:shadow-offset-x="0.0783in" draw:shadow-offset-y="0.0783in" draw:shadow-color="#808080" style:run-through="foreground"/>
    </style:style>
    <style:style style:name="gr5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34in" fo:min-width="0.1957in" fo:padding-top="0in" fo:padding-bottom="0in" fo:padding-left="0in" fo:padding-right="0in" draw:shadow="hidden" draw:shadow-offset-x="0.0783in" draw:shadow-offset-y="0.0783in" draw:shadow-color="#808080" style:run-through="foreground"/>
    </style:style>
    <style:style style:name="gr5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8in" fo:min-width="0.2516in" fo:padding-top="0in" fo:padding-bottom="0in" fo:padding-left="0in" fo:padding-right="0in" draw:shadow="hidden" draw:shadow-offset-x="0.0783in" draw:shadow-offset-y="0.0783in" draw:shadow-color="#808080" style:run-through="foreground"/>
    </style:style>
    <style:style style:name="gr6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362in" fo:padding-top="0in" fo:padding-bottom="0in" fo:padding-left="0in" fo:padding-right="0in" draw:shadow="hidden" draw:shadow-offset-x="0.0783in" draw:shadow-offset-y="0.0783in" draw:shadow-color="#808080" style:run-through="foreground"/>
    </style:style>
    <style:style style:name="gr6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1.152in" fo:padding-top="0in" fo:padding-bottom="0in" fo:padding-left="0in" fo:padding-right="0in" draw:shadow="hidden" draw:shadow-offset-x="0.0783in" draw:shadow-offset-y="0.0783in" draw:shadow-color="#808080" style:run-through="foreground"/>
    </style:style>
    <style:style style:name="gr6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4835in" fo:padding-top="0in" fo:padding-bottom="0in" fo:padding-left="0in" fo:padding-right="0in" draw:shadow="hidden" draw:shadow-offset-x="0.0783in" draw:shadow-offset-y="0.0783in" draw:shadow-color="#808080" style:run-through="foreground"/>
    </style:style>
    <style:style style:name="gr64" style:family="graphic">
      <style:graphic-properties draw:stroke="dash" svg:stroke-width="0in" svg:stroke-color="#4c4c4c" draw:marker-start="" draw:marker-start-width="0.0783in" draw:marker-start-center="false" draw:marker-end="" draw:marker-end-width="0.0783in" draw:marker-end-center="false" draw:fill="none" draw:fill-color="#cfe7f5"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2925in" fo:padding-top="0in" fo:padding-bottom="0in" fo:padding-left="0in" fo:padding-right="0in" draw:shadow="hidden" draw:shadow-offset-x="0.0783in" draw:shadow-offset-y="0.0783in" draw:shadow-color="#808080" style:run-through="foreground"/>
    </style:style>
    <style:style style:name="gr66"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6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3319in" fo:padding-top="0in" fo:padding-bottom="0in" fo:padding-left="0in" fo:padding-right="0in" draw:shadow="hidden" draw:shadow-offset-x="0.0783in" draw:shadow-offset-y="0.0783in" draw:shadow-color="#808080" style:run-through="foreground"/>
    </style:style>
    <style:style style:name="gr6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2783in" fo:padding-top="0in" fo:padding-bottom="0in" fo:padding-left="0in" fo:padding-right="0in" draw:shadow="hidden" draw:shadow-offset-x="0.0783in" draw:shadow-offset-y="0.0783in" draw:shadow-color="#808080" style:run-through="foreground"/>
    </style:style>
    <style:style style:name="gr6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783in" fo:padding-top="0in" fo:padding-bottom="0in" fo:padding-left="0in" fo:padding-right="0in" draw:shadow="hidden" draw:shadow-offset-x="0.0783in" draw:shadow-offset-y="0.0783in" draw:shadow-color="#808080" style:run-through="foreground"/>
    </style:style>
    <style:style style:name="gr70" style:family="graphic">
      <style:graphic-properties draw:stroke="solid" svg:stroke-width="0.0016in" svg:stroke-color="#4c4c4c"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71" style:family="graphic">
      <style:graphic-properties draw:stroke="none" svg:stroke-width="0in" svg:stroke-color="#808080" draw:marker-start="" draw:marker-start-width="0.0783in" draw:marker-start-center="false" draw:marker-end="" draw:marker-end-width="0.0783in" draw:marker-end-center="false"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3319in" fo:padding-top="0in" fo:padding-bottom="0in" fo:padding-left="0in" fo:padding-right="0in" draw:shadow="hidden" draw:shadow-offset-x="0.0783in" draw:shadow-offset-y="0.0783in" draw:shadow-color="#808080" style:run-through="foreground"/>
    </style:style>
    <style:style style:name="gr7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4543in" fo:padding-top="0in" fo:padding-bottom="0in" fo:padding-left="0in" fo:padding-right="0in" draw:shadow="hidden" draw:shadow-offset-x="0.0783in" draw:shadow-offset-y="0.0783in" draw:shadow-color="#808080" style:run-through="foreground"/>
    </style:style>
    <style:style style:name="gr7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9646in" fo:padding-top="0in" fo:padding-bottom="0in" fo:padding-left="0in" fo:padding-right="0in" draw:shadow="hidden" draw:shadow-offset-x="0.0783in" draw:shadow-offset-y="0.0783in" draw:shadow-color="#808080" style:run-through="foreground"/>
    </style:style>
    <style:style style:name="gr7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272in" fo:padding-top="0in" fo:padding-bottom="0in" fo:padding-left="0in" fo:padding-right="0in" draw:shadow="hidden" draw:shadow-offset-x="0.0783in" draw:shadow-offset-y="0.0783in" draw:shadow-color="#808080" style:run-through="foreground"/>
    </style:style>
    <style:style style:name="gr7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1661in" fo:padding-top="0in" fo:padding-bottom="0in" fo:padding-left="0in" fo:padding-right="0in" draw:shadow="hidden" draw:shadow-offset-x="0.0783in" draw:shadow-offset-y="0.0783in" draw:shadow-color="#808080" style:run-through="foreground"/>
    </style:style>
    <style:style style:name="gr7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1.0016in" fo:padding-top="0in" fo:padding-bottom="0in" fo:padding-left="0in" fo:padding-right="0in" draw:shadow="hidden" draw:shadow-offset-x="0.0783in" draw:shadow-offset-y="0.0783in" draw:shadow-color="#808080" style:run-through="foreground"/>
    </style:style>
    <style:style style:name="gr78" style:family="graphic">
      <style:graphic-properties style:run-through="foreground"/>
    </style:style>
    <style:style style:name="gr7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99in" fo:min-width="0.5772in" fo:padding-top="0in" fo:padding-bottom="0in" fo:padding-left="0in" fo:padding-right="0in" draw:shadow="hidden" draw:shadow-offset-x="0.0783in" draw:shadow-offset-y="0.0783in" draw:shadow-color="#808080" style:run-through="foreground"/>
    </style:style>
    <style:style style:name="gr8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28in" fo:min-width="0.272in" fo:padding-top="0in" fo:padding-bottom="0in" fo:padding-left="0in" fo:padding-right="0in" draw:shadow="hidden" draw:shadow-offset-x="0.0783in" draw:shadow-offset-y="0.0783in" draw:shadow-color="#808080" style:run-through="foreground"/>
    </style:style>
    <style:style style:name="gr81" style:family="graphic">
      <style:graphic-properties draw:stroke="solid" svg:stroke-width="0.0016in" svg:stroke-color="#4c4c4c" draw:marker-start="" draw:marker-start-width="0.0783in" draw:marker-start-center="false" draw:marker-end="" draw:marker-end-width="0.0783in" draw:marker-end-center="false" draw:fill="solid" draw:fill-color="#ffffff" draw:textarea-horizontal-align="justify" draw:textarea-vertical-align="middle" fo:padding-top="0.0008in" fo:padding-bottom="0.0008in" fo:padding-left="0.0008in" fo:padding-right="0.0008in" draw:shadow="hidden" draw:shadow-offset-x="0.0783in" draw:shadow-offset-y="0.0783in" draw:shadow-color="#808080" style:run-through="foreground"/>
    </style:style>
    <style:style style:name="gr8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2374in" fo:padding-top="0in" fo:padding-bottom="0in" fo:padding-left="0in" fo:padding-right="0in" draw:shadow="hidden" draw:shadow-offset-x="0.0783in" draw:shadow-offset-y="0.0783in" draw:shadow-color="#808080" style:run-through="foreground"/>
    </style:style>
    <style:style style:name="gr8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1.1571in" fo:padding-top="0in" fo:padding-bottom="0in" fo:padding-left="0in" fo:padding-right="0in" draw:shadow="hidden" draw:shadow-offset-x="0.0783in" draw:shadow-offset-y="0.0783in" draw:shadow-color="#808080" style:run-through="foreground"/>
    </style:style>
    <style:style style:name="gr8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571in" fo:padding-top="0in" fo:padding-bottom="0in" fo:padding-left="0in" fo:padding-right="0in" draw:shadow="hidden" draw:shadow-offset-x="0.0783in" draw:shadow-offset-y="0.0783in" draw:shadow-color="#808080" style:run-through="foreground"/>
    </style:style>
    <style:style style:name="gr8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1in" fo:min-width="0.4492in" fo:padding-top="0in" fo:padding-bottom="0in" fo:padding-left="0in" fo:padding-right="0in" draw:shadow="hidden" draw:shadow-offset-x="0.0783in" draw:shadow-offset-y="0.0783in" draw:shadow-color="#808080" style:run-through="foreground"/>
    </style:style>
    <style:style style:name="gr8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0.8839in" fo:padding-top="0in" fo:padding-bottom="0in" fo:padding-left="0in" fo:padding-right="0in" draw:shadow="hidden" draw:shadow-offset-x="0.0783in" draw:shadow-offset-y="0.0783in" draw:shadow-color="#808080" style:run-through="foreground"/>
    </style:style>
    <style:style style:name="gr8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154in" fo:min-width="1.2783in" fo:padding-top="0in" fo:padding-bottom="0in" fo:padding-left="0in" fo:padding-right="0in" draw:shadow="hidden" draw:shadow-offset-x="0.0783in" draw:shadow-offset-y="0.0783in" draw:shadow-color="#808080" style:run-through="foreground"/>
    </style:style>
    <style:style style:name="gr8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008in" fo:min-width="0.7283in" fo:padding-top="0in" fo:padding-bottom="0in" fo:padding-left="0in" fo:padding-right="0in" draw:shadow="hidden" draw:shadow-offset-x="0.0783in" draw:shadow-offset-y="0.0783in" draw:shadow-color="#808080" style:run-through="foreground"/>
    </style:style>
    <style:style style:name="gr8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left" draw:textarea-vertical-align="top" draw:auto-grow-height="true" draw:auto-grow-width="true" fo:min-height="0.1008in" fo:min-width="0.9571in" fo:padding-top="0in" fo:padding-bottom="0in" fo:padding-left="0in" fo:padding-right="0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比特币：一种点对点电子货币系统</text:h>
      <text:p text:style-name="P1"/>
      <text:p text:style-name="P1">Satoshi Nakamoto</text:p>
      <text:p text:style-name="P1">satoshin@gmx.com</text:p>
      <text:p text:style-name="P1">www.bitcoin.org</text:p>
      <text:p text:style-name="P1"/>
      <text:p text:style-name="P1">Translated into Simplified Chinese from bitcoin.org/bitcoin.pdf</text:p>
      <text:p text:style-name="P1">by @shdxiang</text:p>
      <text:p text:style-name="P1">xiaoxiang.io</text:p>
      <text:p text:style-name="P1"/>
      <text:p text:style-name="P1"/>
      <text:p text:style-name="P15"><text:span text:style-name="T3">摘要. <text:s/></text:span>一种完全点对点的电子货币无需通过一个金融机构就可以直接允许一方向另一方付款。数字签名提供了部分解决方案，但如果仍需一个可信任第三方来防止双重支付，那就失去了电子货币的主要优点。我们提出了一种使用点对点网络解决双重支付问题的方案。该网络通过计算交易哈希值并放进一条持续增长的基于哈希的工作量证明链的方式来给交易打上时间戳，形成一条除非重做工作量证明否则不能更改的记录。最长的链不仅是被见证事件序列的证明，而且也是它本身是由最大 CPU 算力池产生的证明。只要多数的 CPU 算力被诚实的网络节点控制，这些节点就将生成最长的链而超过攻击者。这种网络本身只需极简的架构。信息被尽力广播，节点可以随时离开和重新加入网络，只需接受最长的工作量证明链作为它们离开时发生事件的证据。</text:p>
      <text:p text:style-name="P6"/>
      <text:h text:style-name="P19" text:outline-level="2"><text:span text:style-name="T3">1. <text:s text:c="3"/>简介</text:span></text:h>
      <text:p text:style-name="P12">互联网贸易已经几乎完全依赖金融机构作为可信任的第三方来处理电子支付。尽管对于大部分交易这种系统运行得足够好，但它仍然有信任模型基础带来的固有缺点。由于金融机构不可避免的需要仲裁纠纷，完全不可撤销的交易是不实际的。仲裁成本增加了交易成本，限制了最小实际交易额度，从而减少了日常小额交易的可能性。而且由于不支持不可撤销支付，不可撤销的服务需要承担更大的成本。由于存在交易被撤销的可能性，对于信任的需求将更广泛。商家必须警惕他们的客户，让他们提供更多本不必要的信息。一定比例的欺诈被认为是不可避免的。虽然使用实物货币可以避免这些成本和支付的不确定性，但不存在一个无需第三方介入就能在通信通道上进行支付的机制。</text:p>
      <text:p text:style-name="P16"><text:soft-page-break/>我们需要的是一个基于密码学原理而不是信任的电子支付系统，该系统允许任何有交易意愿的双方能直接交易而不需要一个可信任第三方。交易在计算上的不可撤销性将保护卖家不被欺诈，用来保护买家的程序化合约机制也比较容易实现。在这篇论文中，我们提出一种解决方案，它通过使用点对点分布式时间戳服务器(peer-to-peer distributed timestamp server)来生成保证交易时序的计算性证明。只要诚实节点集体控制的 CPU 算力大于每一个合作攻击节点群的 CPU 算力，这个系统就是安全的。</text:p>
      <text:h text:style-name="P20" text:outline-level="2">2. <text:s text:c="3"/>交易（Transactions）</text:h>
      <text:p text:style-name="P7">我们定义一枚电子货币为一条数字签名组成的链。每个拥有者转交货币时都会对前一次交易的哈希值和下一个拥有者的公钥签名，然后把签名添加到货币的末尾。收款人可以通过验证数字签名来证实其为该链的所有者。</text:p>
      <text:p text:style-name="P11"><draw:g text:anchor-type="as-char" draw:z-index="9" draw:style-name="gr26"><draw:polygon draw:style-name="gr45" draw:text-style-name="P39" svg:width="0.8508in" svg:height="1.5484in" svg:x="0.2327in" svg:y="0in" svg:viewBox="0 0 2162 3934" draw:points="1083,3934 0,3934 0,0 2162,0 2162,3934"><text:p text:style-name="P38"><text:span text:style-name="T25">交易</text:span></text:p></draw:polygon><draw:polygon draw:style-name="gr54" draw:text-style-name="P29" svg:width="0.6957in" svg:height="0.3094in" svg:x="0.3102in" svg:y="0.2311in" svg:viewBox="0 0 1768 787" draw:points="886,787 0,787 0,0 1768,0 1768,787"><text:p text:style-name="P28"><text:span text:style-name="T26">所有</text:span><text:span text:style-name="T26">者</text:span><text:span text:style-name="T26">1</text:span></text:p><text:p text:style-name="P28"><text:span text:style-name="T26">的公</text:span><text:span text:style-name="T26">钥</text:span></text:p></draw:polygon><draw:polygon draw:style-name="gr54" draw:text-style-name="P29" svg:width="0.5413in" svg:height="0.3091in" svg:x="0.3882in" svg:y="1.1598in" svg:viewBox="0 0 1376 786" draw:points="688,786 0,786 0,0 1376,0 1376,786"><text:p text:style-name="P28"><text:span text:style-name="T26">所有</text:span><text:span text:style-name="T26">者</text:span><text:span text:style-name="T26">0</text:span></text:p><text:p text:style-name="P28"><text:span text:style-name="T26">的签</text:span><text:span text:style-name="T26">名</text:span></text:p></draw:polygon><draw:polygon draw:style-name="gr46" draw:text-style-name="P29" svg:width="0.3091in" svg:height="0.1551in" svg:x="0.4646in" svg:y="0.7736in" svg:viewBox="0 0 786 395" draw:points="395,395 0,395 0,0 786,0 786,395"><text:p text:style-name="P28"><text:span text:style-name="T25">哈希</text:span></text:p></draw:polygon><draw:polygon draw:style-name="gr47" draw:text-style-name="P30" svg:width="0.3091in" svg:height="0.1551in" svg:x="0.4646in" svg:y="0.7736in" svg:viewBox="0 0 786 395" draw:points="395,395 0,395 0,0 786,0 786,395"><text:p/></draw:polygon><draw:polygon draw:style-name="gr48" draw:text-style-name="P31" svg:width="0.0622in" svg:height="0.0913in" svg:x="0.6657in" svg:y="0.6811in" svg:viewBox="0 0 159 233" draw:points="78,233 0,0 159,0"><text:p/></draw:polygon><draw:line draw:style-name="gr49" draw:text-style-name="P30" svg:x1="0.6961in" svg:y1="0.5421in" svg:x2="0.6961in" svg:y2="0.7004in"><text:p/></draw:line><draw:polygon draw:style-name="gr48" draw:text-style-name="P31" svg:width="0.0606in" svg:height="0.0929in" svg:x="0.5894in" svg:y="1.0685in" svg:viewBox="0 0 155 237" draw:points="78,237 0,0 155,0"><text:p/></draw:polygon><draw:line draw:style-name="gr49" draw:text-style-name="P30" svg:x1="0.6197in" svg:y1="0.9291in" svg:x2="0.6197in" svg:y2="1.0878in"><text:p/></draw:line><draw:line draw:style-name="gr55" draw:text-style-name="P30" svg:x1="0.9299in" svg:y1="0.5421in" svg:x2="0.9299in" svg:y2="0.9295in"><text:p/></draw:line><draw:polygon draw:style-name="gr45" draw:text-style-name="P33" svg:width="0.8512in" svg:height="1.5484in" svg:x="1.4713in" svg:y="0in" svg:viewBox="0 0 2163 3934" draw:points="1080,3934 0,3934 0,0 2163,0 2163,3934"><text:p text:style-name="P32"><text:span text:style-name="T25">交易</text:span></text:p></draw:polygon><draw:polygon draw:style-name="gr54" draw:text-style-name="P29" svg:width="0.6969in" svg:height="0.3094in" svg:x="1.5476in" svg:y="0.2311in" svg:viewBox="0 0 1771 787" draw:points="886,787 0,787 0,0 1771,0 1771,787"><text:p text:style-name="P28"><text:span text:style-name="T26">所有</text:span><text:span text:style-name="T26">者</text:span><text:span text:style-name="T26">2</text:span></text:p><text:p text:style-name="P28"><text:span text:style-name="T26">的公</text:span><text:span text:style-name="T26">钥</text:span></text:p></draw:polygon><draw:polygon draw:style-name="gr54" draw:text-style-name="P33" svg:width="0.5413in" svg:height="0.3091in" svg:x="1.6256in" svg:y="1.1598in" svg:viewBox="0 0 1376 786" draw:points="688,786 0,786 0,0 1376,0 1376,786"><text:p text:style-name="P32"><text:span text:style-name="T26">所有</text:span><text:span text:style-name="T26">者</text:span><text:span text:style-name="T26">1</text:span></text:p><text:p text:style-name="P28"><text:span text:style-name="T26">的签</text:span><text:span text:style-name="T26">名</text:span></text:p></draw:polygon><draw:polygon draw:style-name="gr46" draw:text-style-name="P29" svg:width="0.3094in" svg:height="0.1551in" svg:x="1.7031in" svg:y="0.7736in" svg:viewBox="0 0 787 395" draw:points="392,395 0,395 0,0 787,0 787,395"><text:p text:style-name="P28"><text:span text:style-name="T25">哈希</text:span></text:p></draw:polygon><draw:polygon draw:style-name="gr47" draw:text-style-name="P30" svg:width="0.3094in" svg:height="0.1551in" svg:x="1.7031in" svg:y="0.7736in" svg:viewBox="0 0 787 395" draw:points="392,395 0,395 0,0 787,0 787,395"><text:p/></draw:polygon><draw:polygon draw:style-name="gr48" draw:text-style-name="P31" svg:width="0.0606in" svg:height="0.0913in" svg:x="1.9047in" svg:y="0.6811in" svg:viewBox="0 0 155 233" draw:points="78,233 0,0 155,0"><text:p/></draw:polygon><draw:line draw:style-name="gr49" draw:text-style-name="P30" svg:x1="1.9354in" svg:y1="0.5421in" svg:x2="1.9354in" svg:y2="0.7004in"><text:p/></draw:line><draw:polygon draw:style-name="gr48" draw:text-style-name="P31" svg:width="0.0622in" svg:height="0.0929in" svg:x="1.8268in" svg:y="1.0685in" svg:viewBox="0 0 159 237" draw:points="78,237 0,0 159,0"><text:p/></draw:polygon><draw:line draw:style-name="gr49" draw:text-style-name="P30" svg:x1="1.8575in" svg:y1="0.9291in" svg:x2="1.8575in" svg:y2="1.0878in"><text:p/></draw:line><draw:polygon draw:style-name="gr48" draw:text-style-name="P31" svg:width="0.0969in" svg:height="0.065in" svg:x="1.5283in" svg:y="1.1736in" svg:viewBox="0 0 247 166" draw:points="247,166 0,141 63,0"><text:p/></draw:polygon><draw:line draw:style-name="gr49" draw:text-style-name="P30" svg:x1="0.9299in" svg:y1="0.9291in" svg:x2="0.9437in" svg:y2="0.9362in"><text:p/></draw:line><draw:line draw:style-name="gr49" draw:text-style-name="P30" svg:x1="0.9575in" svg:y1="0.9421in" svg:x2="0.9713in" svg:y2="0.9492in"><text:p/></draw:line><draw:line draw:style-name="gr49" draw:text-style-name="P30" svg:x1="0.9854in" svg:y1="0.9543in" svg:x2="1.0004in" svg:y2="0.9614in"><text:p/></draw:line><draw:line draw:style-name="gr49" draw:text-style-name="P30" svg:x1="1.0146in" svg:y1="0.9661in" svg:x2="1.0283in" svg:y2="0.9728in"><text:p/></draw:line><draw:line draw:style-name="gr49" draw:text-style-name="P30" svg:x1="1.0421in" svg:y1="0.9791in" svg:x2="1.0575in" svg:y2="0.9862in"><text:p/></draw:line><draw:line draw:style-name="gr49" draw:text-style-name="P30" svg:x1="1.0713in" svg:y1="0.9921in" svg:x2="1.0854in" svg:y2="0.9992in"><text:p/></draw:line><draw:line draw:style-name="gr49" draw:text-style-name="P30" svg:x1="1.0988in" svg:y1="1.0055in" svg:x2="1.1142in" svg:y2="1.0114in"><text:p/></draw:line><draw:line draw:style-name="gr49" draw:text-style-name="P30" svg:x1="1.1283in" svg:y1="1.0185in" svg:x2="1.1421in" svg:y2="1.024in"><text:p/></draw:line><draw:line draw:style-name="gr49" draw:text-style-name="P30" svg:x1="1.1563in" svg:y1="1.0307in" svg:x2="1.1701in" svg:y2="1.0362in"><text:p/></draw:line><draw:line draw:style-name="gr49" draw:text-style-name="P30" svg:x1="1.1854in" svg:y1="1.0425in" svg:x2="1.1992in" svg:y2="1.048in"><text:p/></draw:line><draw:line draw:style-name="gr49" draw:text-style-name="P30" svg:x1="1.213in" svg:y1="1.0555in" svg:x2="1.2268in" svg:y2="1.0614in"><text:p/></draw:line><draw:line draw:style-name="gr49" draw:text-style-name="P30" svg:x1="1.2406in" svg:y1="1.0685in" svg:x2="1.2559in" svg:y2="1.074in"><text:p/></draw:line><draw:line draw:style-name="gr49" draw:text-style-name="P30" svg:x1="1.2697in" svg:y1="1.0807in" svg:x2="1.2835in" svg:y2="1.0878in"><text:p/></draw:line><draw:line draw:style-name="gr49" draw:text-style-name="P30" svg:x1="1.2976in" svg:y1="1.0925in" svg:x2="1.313in" svg:y2="1.0992in"><text:p/></draw:line><draw:line draw:style-name="gr49" draw:text-style-name="P30" svg:x1="1.3268in" svg:y1="1.1055in" svg:x2="1.3409in" svg:y2="1.1126in"><text:p/></draw:line><draw:line draw:style-name="gr49" draw:text-style-name="P30" svg:x1="1.3547in" svg:y1="1.1185in" svg:x2="1.3701in" svg:y2="1.1256in"><text:p/></draw:line><draw:line draw:style-name="gr49" draw:text-style-name="P30" svg:x1="1.3839in" svg:y1="1.1307in" svg:x2="1.3976in" svg:y2="1.1378in"><text:p/></draw:line><draw:line draw:style-name="gr49" draw:text-style-name="P30" svg:x1="1.4118in" svg:y1="1.1425in" svg:x2="1.4256in" svg:y2="1.1492in"><text:p/></draw:line><draw:line draw:style-name="gr49" draw:text-style-name="P30" svg:x1="1.4406in" svg:y1="1.1571in" svg:x2="1.4543in" svg:y2="1.1626in"><text:p/></draw:line><draw:line draw:style-name="gr49" draw:text-style-name="P30" svg:x1="1.4685in" svg:y1="1.1689in" svg:x2="1.4827in" svg:y2="1.1744in"><text:p/></draw:line><draw:line draw:style-name="gr49" draw:text-style-name="P30" svg:x1="1.4976in" svg:y1="1.1811in" svg:x2="1.5118in" svg:y2="1.187in"><text:p/></draw:line><draw:line draw:style-name="gr49" draw:text-style-name="P30" svg:x1="1.5256in" svg:y1="1.1949in" svg:x2="1.5394in" svg:y2="1.2004in"><text:p/></draw:line><draw:line draw:style-name="gr49" draw:text-style-name="P30" svg:x1="1.5547in" svg:y1="1.2071in" svg:x2="1.5575in" svg:y2="1.2087in"><text:p/></draw:line><draw:frame draw:style-name="gr56" draw:text-style-name="P37" svg:width="0.0287in" svg:height="0.1134in" draw:transform="rotate (-0.398458668230305) translate (1.17291666666667in 0.977220034995625in)"><draw:text-box><text:p text:style-name="P32"><text:span text:style-name="T27"><text:s/></text:span></text:p></draw:text-box></draw:frame><draw:line draw:style-name="gr55" draw:text-style-name="P30" svg:x1="2.1669in" svg:y1="0.5421in" svg:x2="2.1669in" svg:y2="0.9295in"><text:p/></draw:line><draw:polygon draw:style-name="gr45" draw:text-style-name="P33" svg:width="0.8508in" svg:height="1.5484in" svg:x="2.7091in" svg:y="0in" svg:viewBox="0 0 2162 3934" draw:points="1083,3934 0,3934 0,0 2162,0 2162,3934"><text:p text:style-name="P32"><text:span text:style-name="T25">交易</text:span></text:p></draw:polygon><draw:polygon draw:style-name="gr54" draw:text-style-name="P29" svg:width="0.6957in" svg:height="0.3094in" svg:x="2.7866in" svg:y="0.2311in" svg:viewBox="0 0 1768 787" draw:points="886,787 0,787 0,0 1768,0 1768,787"><text:p text:style-name="P28"><text:span text:style-name="T26">所有</text:span><text:span text:style-name="T26">者</text:span><text:span text:style-name="T26">3</text:span></text:p><text:p text:style-name="P28"><text:span text:style-name="T26">的公</text:span><text:span text:style-name="T26">钥</text:span></text:p></draw:polygon><draw:polygon draw:style-name="gr54" draw:text-style-name="P33" svg:width="0.5413in" svg:height="0.3091in" svg:x="2.8646in" svg:y="1.1598in" svg:viewBox="0 0 1376 786" draw:points="688,786 0,786 0,0 1376,0 1376,786"><text:p text:style-name="P32"><text:span text:style-name="T26">所有</text:span><text:span text:style-name="T26">者</text:span><text:span text:style-name="T26">2</text:span></text:p><text:p text:style-name="P28"><text:span text:style-name="T26">的签</text:span><text:span text:style-name="T26">名</text:span></text:p></draw:polygon><draw:polygon draw:style-name="gr46" draw:text-style-name="P29" svg:width="0.3091in" svg:height="0.1551in" svg:x="2.9406in" svg:y="0.7736in" svg:viewBox="0 0 786 395" draw:points="395,395 0,395 0,0 786,0 786,395"><text:p text:style-name="P28"><text:span text:style-name="T25">哈希</text:span></text:p></draw:polygon><draw:polygon draw:style-name="gr47" draw:text-style-name="P30" svg:width="0.3091in" svg:height="0.1551in" svg:x="2.9406in" svg:y="0.7736in" svg:viewBox="0 0 786 395" draw:points="395,395 0,395 0,0 786,0 786,395"><text:p/></draw:polygon><draw:polygon draw:style-name="gr48" draw:text-style-name="P31" svg:width="0.0622in" svg:height="0.0913in" svg:x="3.1421in" svg:y="0.6811in" svg:viewBox="0 0 159 233" draw:points="78,233 0,0 159,0"><text:p/></draw:polygon><draw:line draw:style-name="gr49" draw:text-style-name="P30" svg:x1="3.1724in" svg:y1="0.5421in" svg:x2="3.1724in" svg:y2="0.7004in"><text:p/></draw:line><draw:polygon draw:style-name="gr48" draw:text-style-name="P31" svg:width="0.0606in" svg:height="0.0929in" svg:x="3.0657in" svg:y="1.0685in" svg:viewBox="0 0 155 237" draw:points="78,237 0,0 155,0"><text:p/></draw:polygon><draw:line draw:style-name="gr49" draw:text-style-name="P30" svg:x1="3.0961in" svg:y1="0.9291in" svg:x2="3.0961in" svg:y2="1.0878in"><text:p/></draw:line><draw:polygon draw:style-name="gr48" draw:text-style-name="P31" svg:width="0.0606in" svg:height="0.0913in" svg:x="2.9882in" svg:y="0.6811in" svg:viewBox="0 0 155 233" draw:points="77,233 0,0 155,0"><text:p/></draw:polygon><draw:line draw:style-name="gr49" draw:text-style-name="P30" svg:x1="3.0185in" svg:y1="0.6189in" svg:x2="3.0185in" svg:y2="0.6992in"><text:p/></draw:line><draw:polygon draw:style-name="gr48" draw:text-style-name="P31" svg:width="0.0969in" svg:height="0.065in" svg:x="2.7669in" svg:y="1.1736in" svg:viewBox="0 0 247 166" draw:points="247,166 0,141 63,0"><text:p/></draw:polygon><draw:line draw:style-name="gr49" draw:text-style-name="P30" svg:x1="2.1669in" svg:y1="0.9291in" svg:x2="2.1807in" svg:y2="0.9362in"><text:p/></draw:line><draw:line draw:style-name="gr49" draw:text-style-name="P30" svg:x1="2.1949in" svg:y1="0.9421in" svg:x2="2.2102in" svg:y2="0.9492in"><text:p/></draw:line><draw:line draw:style-name="gr49" draw:text-style-name="P30" svg:x1="2.224in" svg:y1="0.9543in" svg:x2="2.2382in" svg:y2="0.9614in"><text:p/></draw:line><draw:line draw:style-name="gr49" draw:text-style-name="P30" svg:x1="2.2531in" svg:y1="0.9661in" svg:x2="2.2673in" svg:y2="0.9728in"><text:p/></draw:line><draw:line draw:style-name="gr49" draw:text-style-name="P30" svg:x1="2.2811in" svg:y1="0.9791in" svg:x2="2.2949in" svg:y2="0.9862in"><text:p/></draw:line><draw:line draw:style-name="gr49" draw:text-style-name="P30" svg:x1="2.3091in" svg:y1="0.9921in" svg:x2="2.324in" svg:y2="0.9992in"><text:p/></draw:line><draw:line draw:style-name="gr49" draw:text-style-name="P30" svg:x1="2.3382in" svg:y1="1.0055in" svg:x2="2.352in" svg:y2="1.0114in"><text:p/></draw:line><draw:line draw:style-name="gr49" draw:text-style-name="P30" svg:x1="2.3657in" svg:y1="1.0185in" svg:x2="2.3799in" svg:y2="1.024in"><text:p/></draw:line><draw:line draw:style-name="gr49" draw:text-style-name="P30" svg:x1="2.3949in" svg:y1="1.0307in" svg:x2="2.4091in" svg:y2="1.0362in"><text:p/></draw:line><draw:line draw:style-name="gr49" draw:text-style-name="P30" svg:x1="2.4224in" svg:y1="1.0425in" svg:x2="2.4362in" svg:y2="1.048in"><text:p/></draw:line><draw:line draw:style-name="gr49" draw:text-style-name="P30" svg:x1="2.452in" svg:y1="1.0555in" svg:x2="2.4657in" svg:y2="1.0614in"><text:p/></draw:line><draw:line draw:style-name="gr49" draw:text-style-name="P30" svg:x1="2.4799in" svg:y1="1.0685in" svg:x2="2.4937in" svg:y2="1.074in"><text:p/></draw:line><draw:line draw:style-name="gr49" draw:text-style-name="P30" svg:x1="2.5091in" svg:y1="1.0807in" svg:x2="2.5228in" svg:y2="1.0878in"><text:p/></draw:line><draw:line draw:style-name="gr49" draw:text-style-name="P30" svg:x1="2.5366in" svg:y1="1.0925in" svg:x2="2.5504in" svg:y2="1.0992in"><text:p/></draw:line><draw:line draw:style-name="gr49" draw:text-style-name="P30" svg:x1="2.5646in" svg:y1="1.1055in" svg:x2="2.5799in" svg:y2="1.1126in"><text:p/></draw:line><draw:line draw:style-name="gr49" draw:text-style-name="P30" svg:x1="2.5933in" svg:y1="1.1185in" svg:x2="2.6071in" svg:y2="1.1256in"><text:p/></draw:line><draw:line draw:style-name="gr49" draw:text-style-name="P30" svg:x1="2.6213in" svg:y1="1.1307in" svg:x2="2.6354in" svg:y2="1.1378in"><text:p/></draw:line><draw:line draw:style-name="gr49" draw:text-style-name="P30" svg:x1="2.6504in" svg:y1="1.1425in" svg:x2="2.6646in" svg:y2="1.1492in"><text:p/></draw:line><draw:line draw:style-name="gr49" draw:text-style-name="P30" svg:x1="2.6783in" svg:y1="1.1571in" svg:x2="2.6921in" svg:y2="1.1626in"><text:p/></draw:line><draw:line draw:style-name="gr49" draw:text-style-name="P30" svg:x1="2.7075in" svg:y1="1.1689in" svg:x2="2.7213in" svg:y2="1.1744in"><text:p/></draw:line><draw:line draw:style-name="gr49" draw:text-style-name="P30" svg:x1="2.7354in" svg:y1="1.1811in" svg:x2="2.7492in" svg:y2="1.187in"><text:p/></draw:line><draw:line draw:style-name="gr49" draw:text-style-name="P30" svg:x1="2.763in" svg:y1="1.1949in" svg:x2="2.7783in" svg:y2="1.2004in"><text:p/></draw:line><draw:line draw:style-name="gr49" draw:text-style-name="P30" svg:x1="2.7921in" svg:y1="1.2071in" svg:x2="2.7965in" svg:y2="1.2087in"><text:p/></draw:line><draw:frame draw:style-name="gr56" draw:text-style-name="P37" svg:width="0.0287in" svg:height="0.1134in" draw:transform="rotate (-0.398458668230305) translate (2.41111111111111in 0.977220034995625in)"><draw:text-box><text:p text:style-name="P32"><text:span text:style-name="T27"><text:s/></text:span></text:p></draw:text-box></draw:frame><draw:frame draw:style-name="gr57" draw:text-style-name="P40" svg:width="0.2516in" svg:height="0.1449in" draw:transform="rotate (-0.405614518163482) translate (2.44027777777778in 0.917497812773403in)"><draw:text-box><text:p text:style-name="P32"><text:span text:style-name="T26">验证</text:span></text:p></draw:text-box></draw:frame><draw:polygon draw:style-name="gr54" draw:text-style-name="P29" svg:width="0.6969in" svg:height="0.3094in" svg:x="1.5476in" svg:y="1.7807in" svg:viewBox="0 0 1771 787" draw:points="886,787 0,787 0,0 1771,0 1771,787"><text:p text:style-name="P28"><text:span text:style-name="T26">所有</text:span><text:span text:style-name="T26">者</text:span><text:span text:style-name="T26">2</text:span></text:p><text:p text:style-name="P28"><text:span text:style-name="T26">的私</text:span><text:span text:style-name="T26">钥</text:span></text:p></draw:polygon><draw:polygon draw:style-name="gr54" draw:text-style-name="P29" svg:width="0.6957in" svg:height="0.3094in" svg:x="0.3102in" svg:y="1.7807in" svg:viewBox="0 0 1768 787" draw:points="886,787 0,787 0,0 1768,0 1768,787"><text:p text:style-name="P28"><text:span text:style-name="T26">所有</text:span><text:span text:style-name="T26">者</text:span><text:span text:style-name="T26">1</text:span></text:p><text:p text:style-name="P28"><text:span text:style-name="T26">的私</text:span><text:span text:style-name="T26">钥</text:span></text:p></draw:polygon><draw:polygon draw:style-name="gr48" draw:text-style-name="P31" svg:width="0.0929in" svg:height="0.0799in" svg:x="2.7713in" svg:y="1.3925in" svg:viewBox="0 0 237 204" draw:points="237,0 92,204 0,81"><text:p/></draw:polygon><draw:line draw:style-name="gr49" draw:text-style-name="P30" svg:x1="2.2449in" svg:y1="1.8579in" svg:x2="2.2575in" svg:y2="1.848in"><text:p/></draw:line><draw:line draw:style-name="gr49" draw:text-style-name="P30" svg:x1="2.2697in" svg:y1="1.839in" svg:x2="2.2823in" svg:y2="1.8307in"><text:p/></draw:line><draw:line draw:style-name="gr49" draw:text-style-name="P30" svg:x1="2.2949in" svg:y1="1.8193in" svg:x2="2.3075in" svg:y2="1.8098in"><text:p/></draw:line><draw:line draw:style-name="gr49" draw:text-style-name="P30" svg:x1="2.3197in" svg:y1="1.8008in" svg:x2="2.3323in" svg:y2="1.7925in"><text:p/></draw:line><draw:line draw:style-name="gr49" draw:text-style-name="P30" svg:x1="2.3433in" svg:y1="1.7835in" svg:x2="2.3559in" svg:y2="1.7736in"><text:p/></draw:line><draw:line draw:style-name="gr49" draw:text-style-name="P30" svg:x1="2.3685in" svg:y1="1.7654in" svg:x2="2.3811in" svg:y2="1.7555in"><text:p/></draw:line><draw:line draw:style-name="gr49" draw:text-style-name="P30" svg:x1="2.3933in" svg:y1="1.7445in" svg:x2="2.4059in" svg:y2="1.7362in"><text:p/></draw:line><draw:line draw:style-name="gr49" draw:text-style-name="P30" svg:x1="2.4185in" svg:y1="1.7283in" svg:x2="2.4311in" svg:y2="1.7185in"><text:p/></draw:line><draw:line draw:style-name="gr49" draw:text-style-name="P30" svg:x1="2.4433in" svg:y1="1.7087in" svg:x2="2.4559in" svg:y2="1.7in"><text:p/></draw:line><draw:line draw:style-name="gr49" draw:text-style-name="P30" svg:x1="2.4685in" svg:y1="1.6906in" svg:x2="2.4811in" svg:y2="1.6807in"><text:p/></draw:line><draw:line draw:style-name="gr49" draw:text-style-name="P30" svg:x1="2.4933in" svg:y1="1.6728in" svg:x2="2.5059in" svg:y2="1.663in"><text:p/></draw:line><draw:line draw:style-name="gr49" draw:text-style-name="P30" svg:x1="2.5185in" svg:y1="1.652in" svg:x2="2.5311in" svg:y2="1.6425in"><text:p/></draw:line><draw:line draw:style-name="gr49" draw:text-style-name="P30" svg:x1="2.5433in" svg:y1="1.635in" svg:x2="2.5559in" svg:y2="1.6252in"><text:p/></draw:line><draw:line draw:style-name="gr49" draw:text-style-name="P30" svg:x1="2.5685in" svg:y1="1.6154in" svg:x2="2.5811in" svg:y2="1.6071in"><text:p/></draw:line><draw:line draw:style-name="gr49" draw:text-style-name="P30" svg:x1="2.5921in" svg:y1="1.5957in" svg:x2="2.6047in" svg:y2="1.5862in"><text:p/></draw:line><draw:line draw:style-name="gr49" draw:text-style-name="P30" svg:x1="2.6169in" svg:y1="1.5772in" svg:x2="2.6295in" svg:y2="1.5689in"><text:p/></draw:line><draw:line draw:style-name="gr49" draw:text-style-name="P30" svg:x1="2.6421in" svg:y1="1.5598in" svg:x2="2.6547in" svg:y2="1.55in"><text:p/></draw:line><draw:line draw:style-name="gr49" draw:text-style-name="P30" svg:x1="2.6669in" svg:y1="1.5409in" svg:x2="2.6795in" svg:y2="1.5311in"><text:p/></draw:line><draw:line draw:style-name="gr49" draw:text-style-name="P30" svg:x1="2.6921in" svg:y1="1.5228in" svg:x2="2.7047in" svg:y2="1.513in"><text:p/></draw:line><draw:line draw:style-name="gr49" draw:text-style-name="P30" svg:x1="2.7169in" svg:y1="1.5047in" svg:x2="2.7295in" svg:y2="1.4949in"><text:p/></draw:line><draw:line draw:style-name="gr49" draw:text-style-name="P30" svg:x1="2.7421in" svg:y1="1.485in" svg:x2="2.7547in" svg:y2="1.4752in"><text:p/></draw:line><draw:line draw:style-name="gr49" draw:text-style-name="P30" svg:x1="2.7669in" svg:y1="1.4669in" svg:x2="2.7795in" svg:y2="1.4571in"><text:p/></draw:line><draw:line draw:style-name="gr49" draw:text-style-name="P30" svg:x1="2.7921in" svg:y1="1.4476in" svg:x2="2.8047in" svg:y2="1.4394in"><text:p/></draw:line><draw:frame draw:style-name="gr56" draw:text-style-name="P37" svg:width="0.0287in" svg:height="0.1134in" draw:transform="rotate (0.648389817115893) translate (2.58402777777778in 1.53347003499563in)"><draw:text-box><text:p text:style-name="P32"><text:span text:style-name="T27"><text:s/></text:span></text:p></draw:text-box></draw:frame><draw:polygon draw:style-name="gr48" draw:text-style-name="P31" svg:width="0.0925in" svg:height="0.0799in" svg:x="1.5327in" svg:y="1.3925in" svg:viewBox="0 0 236 204" draw:points="236,0 95,204 0,81"><text:p/></draw:polygon><draw:line draw:style-name="gr49" draw:text-style-name="P30" svg:x1="1.0063in" svg:y1="1.8579in" svg:x2="1.0185in" svg:y2="1.848in"><text:p/></draw:line><draw:line draw:style-name="gr49" draw:text-style-name="P30" svg:x1="1.0311in" svg:y1="1.839in" svg:x2="1.0437in" svg:y2="1.8307in"><text:p/></draw:line><draw:line draw:style-name="gr49" draw:text-style-name="P30" svg:x1="1.0563in" svg:y1="1.8193in" svg:x2="1.0685in" svg:y2="1.8098in"><text:p/></draw:line><draw:line draw:style-name="gr49" draw:text-style-name="P30" svg:x1="1.0811in" svg:y1="1.8008in" svg:x2="1.0937in" svg:y2="1.7925in"><text:p/></draw:line><draw:line draw:style-name="gr49" draw:text-style-name="P30" svg:x1="1.1063in" svg:y1="1.7835in" svg:x2="1.1185in" svg:y2="1.7736in"><text:p/></draw:line><draw:line draw:style-name="gr49" draw:text-style-name="P30" svg:x1="1.1311in" svg:y1="1.7654in" svg:x2="1.1437in" svg:y2="1.7555in"><text:p/></draw:line><draw:line draw:style-name="gr49" draw:text-style-name="P30" svg:x1="1.1563in" svg:y1="1.7445in" svg:x2="1.1685in" svg:y2="1.7362in"><text:p/></draw:line><draw:line draw:style-name="gr49" draw:text-style-name="P30" svg:x1="1.1811in" svg:y1="1.7283in" svg:x2="1.1937in" svg:y2="1.7185in"><text:p/></draw:line><draw:line draw:style-name="gr49" draw:text-style-name="P30" svg:x1="1.2063in" svg:y1="1.7087in" svg:x2="1.2185in" svg:y2="1.7in"><text:p/></draw:line><draw:line draw:style-name="gr49" draw:text-style-name="P30" svg:x1="1.2299in" svg:y1="1.6906in" svg:x2="1.2421in" svg:y2="1.6807in"><text:p/></draw:line><draw:line draw:style-name="gr49" draw:text-style-name="P30" svg:x1="1.2547in" svg:y1="1.6728in" svg:x2="1.2673in" svg:y2="1.663in"><text:p/></draw:line><draw:line draw:style-name="gr49" draw:text-style-name="P30" svg:x1="1.2799in" svg:y1="1.652in" svg:x2="1.2921in" svg:y2="1.6425in"><text:p/></draw:line><draw:line draw:style-name="gr49" draw:text-style-name="P30" svg:x1="1.3047in" svg:y1="1.635in" svg:x2="1.3173in" svg:y2="1.6252in"><text:p/></draw:line><draw:line draw:style-name="gr49" draw:text-style-name="P30" svg:x1="1.3299in" svg:y1="1.6154in" svg:x2="1.3421in" svg:y2="1.6071in"><text:p/></draw:line><draw:line draw:style-name="gr49" draw:text-style-name="P30" svg:x1="1.3547in" svg:y1="1.5957in" svg:x2="1.3673in" svg:y2="1.5862in"><text:p/></draw:line><draw:line draw:style-name="gr49" draw:text-style-name="P30" svg:x1="1.3799in" svg:y1="1.5772in" svg:x2="1.3921in" svg:y2="1.5689in"><text:p/></draw:line><draw:line draw:style-name="gr49" draw:text-style-name="P30" svg:x1="1.4047in" svg:y1="1.5598in" svg:x2="1.4173in" svg:y2="1.55in"><text:p/></draw:line><draw:line draw:style-name="gr49" draw:text-style-name="P30" svg:x1="1.4299in" svg:y1="1.5409in" svg:x2="1.4421in" svg:y2="1.5311in"><text:p/></draw:line><draw:line draw:style-name="gr49" draw:text-style-name="P30" svg:x1="1.4547in" svg:y1="1.5228in" svg:x2="1.4673in" svg:y2="1.513in"><text:p/></draw:line><draw:line draw:style-name="gr49" draw:text-style-name="P30" svg:x1="1.4783in" svg:y1="1.5047in" svg:x2="1.4909in" svg:y2="1.4949in"><text:p/></draw:line><draw:line draw:style-name="gr49" draw:text-style-name="P30" svg:x1="1.5031in" svg:y1="1.485in" svg:x2="1.5157in" svg:y2="1.4752in"><text:p/></draw:line><draw:line draw:style-name="gr49" draw:text-style-name="P30" svg:x1="1.5283in" svg:y1="1.4669in" svg:x2="1.5409in" svg:y2="1.4571in"><text:p/></draw:line><draw:line draw:style-name="gr49" draw:text-style-name="P30" svg:x1="1.5531in" svg:y1="1.4476in" svg:x2="1.5657in" svg:y2="1.4394in"><text:p/></draw:line><draw:frame draw:style-name="gr56" draw:text-style-name="P37" svg:width="0.0287in" svg:height="0.1134in" draw:transform="rotate (0.648389817115893) translate (2.60486111111111in 1.5174978127734in)"><draw:text-box><text:p text:style-name="P32"><text:span text:style-name="T27"><text:s/></text:span></text:p></draw:text-box></draw:frame><draw:frame draw:style-name="gr58" draw:text-style-name="P40" svg:width="0.1961in" svg:height="0.1449in" draw:transform="rotate (0.63704517697793) translate (1.1375in 1.59319225721785in)"><draw:text-box><text:p text:style-name="P32"><text:span text:style-name="T25">签名</text:span></text:p></draw:text-box></draw:frame><draw:frame draw:style-name="gr56" draw:text-style-name="P37" svg:width="0.0287in" svg:height="0.1134in" draw:transform="rotate (0.614704962552403) translate (1.34305555555556in 1.53416447944007in)"><draw:text-box><text:p text:style-name="P32"><text:span text:style-name="T27"><text:s/></text:span></text:p></draw:text-box></draw:frame><draw:polygon draw:style-name="gr54" draw:text-style-name="P29" svg:width="0.6957in" svg:height="0.3094in" svg:x="2.7866in" svg:y="1.7807in" svg:viewBox="0 0 1768 787" draw:points="886,787 0,787 0,0 1768,0 1768,787"><text:p text:style-name="P28"><text:span text:style-name="T26">所有</text:span><text:span text:style-name="T26">者</text:span><text:span text:style-name="T26">3</text:span></text:p><text:p text:style-name="P28"><text:span text:style-name="T26">的私</text:span><text:span text:style-name="T26">钥</text:span></text:p></draw:polygon><draw:frame draw:style-name="gr56" draw:text-style-name="P37" svg:width="0.0287in" svg:height="0.1134in" draw:transform="rotate (0.648389817115893) translate (1.36597222222222in 1.5174978127734in)"><draw:text-box><text:p text:style-name="P32"><text:span text:style-name="T27"><text:s/></text:span></text:p></draw:text-box></draw:frame><draw:line draw:style-name="gr47" draw:text-style-name="P30" svg:x1="2.3224in" svg:y1="0.6189in" svg:x2="3.0181in" svg:y2="0.6189in"><text:p/></draw:line><draw:polygon draw:style-name="gr48" draw:text-style-name="P31" svg:width="0.0622in" svg:height="0.0913in" svg:x="1.7488in" svg:y="0.6811in" svg:viewBox="0 0 159 233" draw:points="81,233 0,0 159,0"><text:p/></draw:polygon><draw:line draw:style-name="gr49" draw:text-style-name="P30" svg:x1="1.7811in" svg:y1="0.6189in" svg:x2="1.7811in" svg:y2="0.6992in"><text:p/></draw:line><draw:line draw:style-name="gr47" draw:text-style-name="P30" svg:x1="1.0839in" svg:y1="0.6189in" svg:x2="1.7811in" svg:y2="0.6189in"><text:p/></draw:line><draw:polygon draw:style-name="gr48" draw:text-style-name="P31" svg:width="0.0606in" svg:height="0.0913in" svg:x="0.5118in" svg:y="0.6811in" svg:viewBox="0 0 155 233" draw:points="77,233 0,0 155,0"><text:p/></draw:polygon><draw:line draw:style-name="gr49" draw:text-style-name="P30" svg:x1="0.5421in" svg:y1="0.6189in" svg:x2="0.5421in" svg:y2="0.6992in"><text:p/></draw:line><draw:line draw:style-name="gr47" draw:text-style-name="P30" svg:x1="0.0004in" svg:y1="0.6189in" svg:x2="0.5421in" svg:y2="0.6189in"><text:p/></draw:line><draw:frame draw:style-name="gr59" draw:text-style-name="P35" svg:width="0.2516in" svg:height="0.1449in" draw:transform="rotate (-0.405614518163482) translate (1.20208333333333in 0.918192257217848in)"><draw:text-box><text:p text:style-name="P32"><text:span text:style-name="T26">验证</text:span></text:p></draw:text-box></draw:frame><draw:frame draw:style-name="gr58" draw:text-style-name="P41" svg:width="0.1961in" svg:height="0.1449in" draw:transform="rotate (0.632158255072346) translate (2.36666666666667in 1.59319225721785in)"><draw:text-box><text:p text:style-name="P32"><text:span text:style-name="T28">签名</text:span></text:p></draw:text-box></draw:frame></draw:g></text:p>
      <text:p text:style-name="P17">当然一个问题是收款人不能证实某个拥有者没有多次使用同一枚货币。通常的做法是引入一个可信任的中央机构或铸币厂来检查每笔交易是否存在双重支付（double spending）。每笔交易之后，这枚货币必须被退回铸币厂以换取一枚新的货币，只有由铸币厂直接发行的货币才能被确认没有被双重支付。这个方案的问题在于整个货币系统的命运都依赖于运营铸币厂的公司，它像一个银行，每笔交易都需要经过它。</text:p>
      <text:list xml:id="list3223173742" text:style-name="L1">
        <text:list-item>
          <text:p text:style-name="P18">我们需要一种方法能让收款人知道货币的前拥有者没有使用过该枚货币。对我们来说，最早的那次交易是唯一有效的，所以我们不需要关心本次交易后面的双重支付尝试。唯一<text:soft-page-break/>能确保一笔交易不存在的方法是知晓所有的交易。在铸币厂模型中，铸币厂知晓所有交易并能确定哪笔交易最先到达。要在不引入一个可信任方的前提下达到这个目的，所有交易就必须公开发布 [1]，并需要一个系统能让所有参与者对交易的时序和历史达成共识。收款人需要证明来保证每次交易时，大部分节点都同意该交易是最先收到的。</text:p>
        </text:list-item>
      </text:list>
      <text:h text:style-name="P22" text:outline-level="2"><text:span text:style-name="T7">3. <text:s text:c="3"/>时间戳服务器</text:span><text:span text:style-name="Character_20_style"><text:span text:style-name="T9">（Timestamp Server）</text:span></text:span></text:h>
      <text:p text:style-name="P7">我们提出的方案从时间戳服务器开始。时间戳服务器计算一个区块的哈希值并广播这个哈希值，就像在报纸或新闻组帖子里一样[2-5]，而这个区块包含了一些需要时间戳的数据项。时间戳能证明只要得到这个哈希值，这些数据当时一定是存在的。每个时间戳的哈希内容都包含了上一个时间戳的哈希值，这样形成一条链，使得每一个新的时间戳都会巩固前一个时间戳的可靠性。</text:p>
      <text:p text:style-name="P8"><draw:g text:anchor-type="as-char" draw:z-index="8" draw:style-name="gr26"><draw:polygon draw:style-name="gr48" draw:text-style-name="P31" svg:width="0.0941in" svg:height="0.0634in" svg:x="0.4571in" svg:y="0.048in" svg:viewBox="0 0 240 162" draw:points="240,81 0,162 0,0"><text:p/></draw:polygon><draw:line draw:style-name="gr49" draw:text-style-name="P30" svg:x1="0in" svg:y1="0.0803in" svg:x2="0.4752in" svg:y2="0.0803in"><text:p/></draw:line><draw:polygon draw:style-name="gr48" draw:text-style-name="P31" svg:width="0.0941in" svg:height="0.0634in" svg:x="1.9528in" svg:y="0.1276in" svg:viewBox="0 0 240 162" draw:points="240,81 0,162 0,0"><text:p/></draw:polygon><draw:line draw:style-name="gr49" draw:text-style-name="P30" svg:x1="1.811in" svg:y1="0.1594in" svg:x2="1.9724in" svg:y2="0.1594in"><text:p/></draw:line><draw:polygon draw:style-name="gr48" draw:text-style-name="P31" svg:width="0.0941in" svg:height="0.0634in" svg:x="3.1346in" svg:y="0.048in" svg:viewBox="0 0 240 162" draw:points="240,81 0,162 0,0"><text:p/></draw:polygon><draw:line draw:style-name="gr49" draw:text-style-name="P30" svg:x1="2.2835in" svg:y1="0.0803in" svg:x2="3.1528in" svg:y2="0.0803in"><text:p/></draw:line><draw:polygon draw:style-name="gr45" draw:text-style-name="P33" svg:width="1.2594in" svg:height="0.4803in" svg:x="0.2382in" svg:y="0.3217in" svg:viewBox="0 0 3200 1221" draw:points="1602,1221 0,1221 0,0 3200,0 3200,1221"><text:p text:style-name="P32"><text:span text:style-name="T22">区</text:span><text:span text:style-name="T22">块</text:span></text:p></draw:polygon><draw:polygon draw:style-name="gr46" draw:text-style-name="P29" svg:width="0.315in" svg:height="0.1594in" svg:x="0.3154in" svg:y="0.5594in" svg:viewBox="0 0 801 406" draw:points="399,406 0,406 0,0 801,0 801,406"><text:p text:style-name="P28"><text:span text:style-name="T22">项</text:span><text:span text:style-name="T22">目</text:span></text:p></draw:polygon><draw:polygon draw:style-name="gr47" draw:text-style-name="P30" svg:width="0.315in" svg:height="0.1594in" svg:x="0.3154in" svg:y="0.5594in" svg:viewBox="0 0 801 406" draw:points="399,406 0,406 0,0 801,0 801,406"><text:p/></draw:polygon><draw:polygon draw:style-name="gr46" draw:text-style-name="P29" svg:width="0.315in" svg:height="0.1594in" svg:x="1.1028in" svg:y="0.5594in" svg:viewBox="0 0 801 406" draw:points="399,406 0,406 0,0 801,0 801,406"><text:p text:style-name="P28"><text:span text:style-name="T24">...</text:span></text:p></draw:polygon><draw:polygon draw:style-name="gr47" draw:text-style-name="P30" svg:width="0.315in" svg:height="0.1594in" svg:x="1.1028in" svg:y="0.5594in" svg:viewBox="0 0 801 406" draw:points="399,406 0,406 0,0 801,0 801,406"><text:p/></draw:polygon><draw:polygon draw:style-name="gr54" draw:text-style-name="P29" svg:width="0.315in" svg:height="0.2398in" svg:x="2.0472in" svg:y="0in" svg:viewBox="0 0 801 610" draw:points="402,610 0,610 0,0 801,0 801,610"><text:p text:style-name="P28"><text:span text:style-name="T22">哈</text:span><text:span text:style-name="T22">希</text:span></text:p></draw:polygon><draw:polygon draw:style-name="gr45" draw:text-style-name="P33" svg:width="1.261in" svg:height="0.4803in" svg:x="1.7319in" svg:y="0.3189in" svg:viewBox="0 0 3204 1221" draw:points="1602,1221 0,1221 0,0 3204,0 3204,1221"><text:p text:style-name="P32"><text:span text:style-name="T22">区</text:span><text:span text:style-name="T22">块</text:span></text:p></draw:polygon><draw:polygon draw:style-name="gr46" draw:text-style-name="P29" svg:width="0.315in" svg:height="0.1594in" svg:x="1.811in" svg:y="0.5594in" svg:viewBox="0 0 801 406" draw:points="403,406 0,406 0,0 801,0 801,406"><text:p text:style-name="P28"><text:span text:style-name="T22">项</text:span><text:span text:style-name="T22">目</text:span></text:p></draw:polygon><draw:polygon draw:style-name="gr47" draw:text-style-name="P30" svg:width="0.315in" svg:height="0.1594in" svg:x="1.811in" svg:y="0.5594in" svg:viewBox="0 0 801 406" draw:points="403,406 0,406 0,0 801,0 801,406"><text:p/></draw:polygon><draw:polygon draw:style-name="gr46" draw:text-style-name="P29" svg:width="0.315in" svg:height="0.1594in" svg:x="2.2055in" svg:y="0.5594in" svg:viewBox="0 0 801 406" draw:points="399,406 0,406 0,0 801,0 801,406"><text:p text:style-name="P28"><text:span text:style-name="T22">项</text:span><text:span text:style-name="T22">目</text:span></text:p></draw:polygon><draw:polygon draw:style-name="gr47" draw:text-style-name="P30" svg:width="0.315in" svg:height="0.1594in" svg:x="2.2055in" svg:y="0.5594in" svg:viewBox="0 0 801 406" draw:points="399,406 0,406 0,0 801,0 801,406"><text:p/></draw:polygon><draw:polygon draw:style-name="gr46" draw:text-style-name="P29" svg:width="0.315in" svg:height="0.1594in" svg:x="2.5984in" svg:y="0.5594in" svg:viewBox="0 0 801 406" draw:points="402,406 0,406 0,0 801,0 801,406"><text:p text:style-name="P28"><text:span text:style-name="T24">...</text:span></text:p></draw:polygon><draw:polygon draw:style-name="gr47" draw:text-style-name="P30" svg:width="0.315in" svg:height="0.1594in" svg:x="2.5984in" svg:y="0.5594in" svg:viewBox="0 0 801 406" draw:points="402,406 0,406 0,0 801,0 801,406"><text:p/></draw:polygon><draw:line draw:style-name="gr47" draw:text-style-name="P30" svg:x1="1.811in" svg:y1="0.3193in" svg:x2="1.811in" svg:y2="0.1594in"><text:p/></draw:line><draw:polygon draw:style-name="gr48" draw:text-style-name="P31" svg:width="0.0941in" svg:height="0.0634in" svg:x="0.4571in" svg:y="0.1276in" svg:viewBox="0 0 240 162" draw:points="240,81 0,162 0,0"><text:p/></draw:polygon><draw:line draw:style-name="gr49" draw:text-style-name="P30" svg:x1="0.3154in" svg:y1="0.1594in" svg:x2="0.4752in" svg:y2="0.1594in"><text:p/></draw:line><draw:polygon draw:style-name="gr48" draw:text-style-name="P31" svg:width="0.0941in" svg:height="0.0634in" svg:x="1.9528in" svg:y="0.048in" svg:viewBox="0 0 240 162" draw:points="240,81 0,162 0,0"><text:p/></draw:polygon><draw:line draw:style-name="gr49" draw:text-style-name="P30" svg:x1="0.8669in" svg:y1="0.0803in" svg:x2="1.9724in" svg:y2="0.0803in"><text:p/></draw:line><draw:polygon draw:style-name="gr54" draw:text-style-name="P29" svg:width="0.315in" svg:height="0.2398in" svg:x="0.5516in" svg:y="0in" svg:viewBox="0 0 801 610" draw:points="398,610 0,610 0,0 801,0 801,610"><text:p text:style-name="P28"><text:span text:style-name="T22">哈</text:span><text:span text:style-name="T22">希</text:span></text:p></draw:polygon><draw:line draw:style-name="gr47" draw:text-style-name="P30" svg:x1="0.3154in" svg:y1="0.3193in" svg:x2="0.3154in" svg:y2="0.1594in"><text:p/></draw:line><draw:polygon draw:style-name="gr46" draw:text-style-name="P29" svg:width="0.315in" svg:height="0.1594in" svg:x="0.698in" svg:y="0.5618in" svg:viewBox="0 0 801 406" draw:points="399,406 0,406 0,0 801,0 801,406"><text:p text:style-name="P28"><text:span text:style-name="T22">项</text:span><text:span text:style-name="T22">目</text:span></text:p></draw:polygon><draw:polygon draw:style-name="gr47" draw:text-style-name="P30" svg:width="0.315in" svg:height="0.1594in" svg:x="0.698in" svg:y="0.5618in" svg:viewBox="0 0 801 406" draw:points="399,406 0,406 0,0 801,0 801,406"><text:p/></draw:polygon></draw:g></text:p>
      <text:h text:style-name="P21" text:outline-level="2">4. <text:s text:c="3"/>工作量证明<text:span text:style-name="T10">（Proof-of-Work）</text:span></text:h>
      <text:p text:style-name="P7">为了实现一个基于点对点的时间戳服务器，我们需要使用一个工作量证明系统，它类似 Adam Back 提出的哈希货币 [6]，而不是报纸或新闻组帖子。检查工作量证明的过程中，一组数据的哈希值（使用如SHA-256的哈希算法）会被计算出来，并且该哈希值需要包含一定数量的0比特前缀。平均所需工作量将随所需 0 比特数量呈指数级增长，而验证却只需计算一次哈希值。</text:p>
      <text:p text:style-name="P17">在我们的时间戳网络中，我们实现工作量证明的方法是在区块中加入一个临时数（nonce），我们要一直递增它直到整个区块的哈希值有一定数量的0前缀。一旦消耗了 CPU 算力使区块满足了工作量证明，该区块的内容将无法在不重新计算的情况下被更改。由于后面的区块是链接在这个区块后面的，改变当前区块将需要重新制作后面所有的区块。</text:p>
      <text:p text:style-name="P3"><text:soft-page-break/><draw:g text:anchor-type="as-char" draw:z-index="7" draw:style-name="gr26"><draw:polygon draw:style-name="gr45" draw:text-style-name="P29" svg:width="1.3594in" svg:height="0.7205in" svg:x="0.3205in" svg:y="0in" svg:viewBox="0 0 3454 1831" draw:points="1729,1831 0,1831 0,0 3454,0 3454,1831"><text:p text:style-name="P28"><text:span text:style-name="T22">区</text:span><text:span text:style-name="T22">块</text:span></text:p></draw:polygon><draw:polygon draw:style-name="gr46" draw:text-style-name="P29" svg:width="0.6398in" svg:height="0.1591in" svg:x="0.4791in" svg:y="0.2406in" svg:viewBox="0 0 1626 405" draw:points="815,405 0,405 0,0 1626,0 1626,405"><text:p text:style-name="P28"><text:span text:style-name="T22">上</text:span><text:span text:style-name="T22">一</text:span><text:span text:style-name="T22">个</text:span><text:span text:style-name="T22">哈</text:span><text:span text:style-name="T22">希</text:span></text:p></draw:polygon><draw:polygon draw:style-name="gr47" draw:text-style-name="P30" svg:width="0.6398in" svg:height="0.1591in" svg:x="0.4791in" svg:y="0.2409in" svg:viewBox="0 0 1626 405" draw:points="815,405 0,405 0,0 1626,0 1626,405"><text:p/></draw:polygon><draw:polygon draw:style-name="gr46" draw:text-style-name="P29" svg:width="0.3996in" svg:height="0.1591in" svg:x="1.2in" svg:y="0.2409in" svg:viewBox="0 0 1016 405" draw:points="508,405 0,405 0,0 1016,0 1016,405"><text:p text:style-name="P28"><text:span text:style-name="T22">临</text:span><text:span text:style-name="T22">时</text:span><text:span text:style-name="T22">数</text:span></text:p></draw:polygon><draw:polygon draw:style-name="gr47" draw:text-style-name="P30" svg:width="0.3996in" svg:height="0.1591in" svg:x="1.2in" svg:y="0.2406in" svg:viewBox="0 0 1016 405" draw:points="508,405 0,405 0,0 1016,0 1016,405"><text:p/></draw:polygon><draw:polygon draw:style-name="gr46" draw:text-style-name="P29" svg:width="0.3205in" svg:height="0.1594in" svg:x="0.4791in" svg:y="0.4815in" svg:viewBox="0 0 815 406" draw:points="409,406 0,406 0,0 815,0 815,406"><text:p text:style-name="P28"><text:span text:style-name="T23">交</text:span><text:span text:style-name="T23">易</text:span></text:p></draw:polygon><draw:polygon draw:style-name="gr47" draw:text-style-name="P30" svg:width="0.3205in" svg:height="0.1594in" svg:x="0.4791in" svg:y="0.4783in" svg:viewBox="0 0 815 406" draw:points="409,406 0,406 0,0 815,0 815,406"><text:p/></draw:polygon><draw:polygon draw:style-name="gr46" draw:text-style-name="P29" svg:width="0.3205in" svg:height="0.1594in" svg:x="1.2791in" svg:y="0.4815in" svg:viewBox="0 0 815 406" draw:points="406,406 0,406 0,0 815,0 815,406"><text:p text:style-name="P28"><text:span text:style-name="T24">...</text:span></text:p></draw:polygon><draw:polygon draw:style-name="gr47" draw:text-style-name="P30" svg:width="0.3205in" svg:height="0.1594in" svg:x="1.2791in" svg:y="0.4783in" svg:viewBox="0 0 815 406" draw:points="406,406 0,406 0,0 815,0 815,406"><text:p/></draw:polygon><draw:polygon draw:style-name="gr48" draw:text-style-name="P31" svg:width="0.0941in" svg:height="0.0634in" svg:x="0.3846in" svg:y="0.2906in" svg:viewBox="0 0 240 162" draw:points="240,81 0,162 0,0"><text:p/></draw:polygon><draw:line draw:style-name="gr49" draw:text-style-name="P30" svg:x1="0in" svg:y1="0.3224in" svg:x2="0.4028in" svg:y2="0.3224in"><text:p/></draw:line><draw:polygon draw:style-name="gr45" draw:text-style-name="P33" svg:width="1.3594in" svg:height="0.7205in" svg:x="1.9193in" svg:y="0in" svg:viewBox="0 0 3454 1831" draw:points="1725,1831 0,1831 0,0 3454,0 3454,1831"><text:p text:style-name="P32"><text:span text:style-name="T22">区</text:span><text:span text:style-name="T22">块</text:span></text:p></draw:polygon><draw:polygon draw:style-name="gr48" draw:text-style-name="P31" svg:width="0.0957in" svg:height="0.0634in" svg:x="1.9831in" svg:y="0.2906in" svg:viewBox="0 0 244 162" draw:points="244,81 0,162 0,0"><text:p/></draw:polygon><draw:line draw:style-name="gr49" draw:text-style-name="P30" svg:x1="1.6791in" svg:y1="0.3224in" svg:x2="2.0028in" svg:y2="0.3224in"><text:p/></draw:line><draw:polygon draw:style-name="gr46" draw:text-style-name="P29" svg:width="0.3205in" svg:height="0.1594in" svg:x="0.8705in" svg:y="0.4783in" svg:viewBox="0 0 815 406" draw:points="409,406 0,406 0,0 815,0 815,406"><text:p text:style-name="P28"><text:span text:style-name="T23">交</text:span><text:span text:style-name="T23">易</text:span></text:p></draw:polygon><draw:polygon draw:style-name="gr47" draw:text-style-name="P30" svg:width="0.3205in" svg:height="0.1594in" svg:x="0.8705in" svg:y="0.4783in" svg:viewBox="0 0 815 406" draw:points="409,406 0,406 0,0 815,0 815,406"><text:p/></draw:polygon><draw:polygon draw:style-name="gr46" draw:text-style-name="P29" svg:width="0.6398in" svg:height="0.1591in" svg:x="2.0705in" svg:y="0.2402in" svg:viewBox="0 0 1626 405" draw:points="815,405 0,405 0,0 1626,0 1626,405"><text:p text:style-name="P28"><text:span text:style-name="T22">上</text:span><text:span text:style-name="T22">一</text:span><text:span text:style-name="T22">个</text:span><text:span text:style-name="T22">哈</text:span><text:span text:style-name="T22">希</text:span></text:p></draw:polygon><draw:polygon draw:style-name="gr47" draw:text-style-name="P30" svg:width="0.6398in" svg:height="0.1591in" svg:x="2.0705in" svg:y="0.2406in" svg:viewBox="0 0 1626 405" draw:points="815,405 0,405 0,0 1626,0 1626,405"><text:p/></draw:polygon><draw:polygon draw:style-name="gr46" draw:text-style-name="P29" svg:width="0.3996in" svg:height="0.1591in" svg:x="2.7913in" svg:y="0.2402in" svg:viewBox="0 0 1016 405" draw:points="508,405 0,405 0,0 1016,0 1016,405"><text:p text:style-name="P28"><text:span text:style-name="T22">临</text:span><text:span text:style-name="T22">时</text:span><text:span text:style-name="T22">数</text:span></text:p></draw:polygon><draw:polygon draw:style-name="gr47" draw:text-style-name="P30" svg:width="0.3996in" svg:height="0.1591in" svg:x="2.7913in" svg:y="0.2406in" svg:viewBox="0 0 1016 405" draw:points="508,405 0,405 0,0 1016,0 1016,405"><text:p/></draw:polygon><draw:polygon draw:style-name="gr50" draw:text-style-name="P34" svg:width="0.3205in" svg:height="0.1594in" svg:x="2.0705in" svg:y="0.4803in" svg:viewBox="0 0 815 406" draw:points="409,406 0,406 0,0 815,0 815,406"><text:p/></draw:polygon><draw:polygon draw:style-name="gr47" draw:text-style-name="P30" svg:width="0.3205in" svg:height="0.1594in" svg:x="2.0705in" svg:y="0.4783in" svg:viewBox="0 0 815 406" draw:points="409,406 0,406 0,0 815,0 815,406"><text:p/></draw:polygon><draw:frame draw:style-name="gr51" draw:text-style-name="P35" svg:width="0.2016in" svg:height="0.1488in" svg:x="2.1307in" svg:y="0.5091in"><draw:text-box><text:p text:style-name="P32"><text:span text:style-name="T23">交</text:span><text:span text:style-name="T23">易</text:span></text:p></draw:text-box></draw:frame><draw:polygon draw:style-name="gr52" draw:text-style-name="P36" svg:width="0.3205in" svg:height="0.1594in" svg:x="2.8705in" svg:y="0.4783in" svg:viewBox="0 0 815 406" draw:points="406,406 0,406 0,0 815,0 815,406"><text:p/></draw:polygon><draw:polygon draw:style-name="gr47" draw:text-style-name="P30" svg:width="0.3205in" svg:height="0.1594in" svg:x="2.8705in" svg:y="0.4803in" svg:viewBox="0 0 815 406" draw:points="406,406 0,406 0,0 815,0 815,406"><text:p/></draw:polygon><draw:polygon draw:style-name="gr46" draw:text-style-name="P29" svg:width="0.3205in" svg:height="0.1594in" svg:x="2.4618in" svg:y="0.476in" svg:viewBox="0 0 815 406" draw:points="409,406 0,406 0,0 815,0 815,406"><text:p text:style-name="P28"><text:span text:style-name="T23">交</text:span><text:span text:style-name="T23">易</text:span></text:p></draw:polygon><draw:polygon draw:style-name="gr47" draw:text-style-name="P30" svg:width="0.3205in" svg:height="0.1594in" svg:x="2.4618in" svg:y="0.476in" svg:viewBox="0 0 815 406" draw:points="409,406 0,406 0,0 815,0 815,406"><text:p/></draw:polygon><draw:frame draw:style-name="gr53" draw:text-style-name="P37" svg:width="0.085in" svg:height="0.1161in" svg:x="2.9917in" svg:y="0.5161in"><draw:text-box><text:p text:style-name="P32"><text:span text:style-name="T24">...</text:span></text:p></draw:text-box></draw:frame></draw:g></text:p>
      <text:p text:style-name="P17">工作量证明同时解决了在做群体决定时的问题。如果群体决定基于 IP 地址投票（one-IP-address-one-vore），那么它将可能被拥有大量 IP 地址的人破坏。工作量证明本质上是按 CPU 投票（one-CPU-one-vote）。最长的链代表了群体决定，因为有最大的算力投入到这条链上。如果多数的 CPU 算力被诚实节点控制，诚实的链就会增长得最快并超过其他的竞争链。要修改过去的某区块，攻击者必须重做这个区块以及其后的所有区块的工作量证明来赶上并超过诚实节点的工作。我们后面会证明随着区块的增加，一个算力比诚实节点小的攻击者的成功概率将呈指数级递减。</text:p>
      <text:p text:style-name="P17">为了抵消硬件运算速度的增加和不同时期运行节点的利益变化，工作量证明的难度将被调整来保证每小时生成区块的平均数恒定。如果区块生成得过快，那么生成的难度就会增加。</text:p>
      <text:h text:style-name="P20" text:outline-level="2">5. <text:s text:c="3"/>网络</text:h>
      <text:p text:style-name="P7">运行网络的步骤如下：</text:p>
      <text:list xml:id="list453552679" text:style-name="Numbering_20_1">
        <text:list-item>
          <text:p text:style-name="P9">向所有节点广播新交易。</text:p>
        </text:list-item>
        <text:list-item>
          <text:p text:style-name="P9">每个节点将新交易收集到一个区块。</text:p>
        </text:list-item>
        <text:list-item>
          <text:p text:style-name="P9">每个节点为它的区块寻找工作量证明。</text:p>
        </text:list-item>
        <text:list-item>
          <text:p text:style-name="P9">当一个节点找到了工作量证明，就向所有节点广播这个区块。</text:p>
        </text:list-item>
        <text:list-item>
          <text:p text:style-name="P9">节点只有在区块内所有交易都是有效的且没有被使用过的情况下接受这个区块。</text:p>
        </text:list-item>
        <text:list-item>
          <text:p text:style-name="P9">节点使用将这个区块的哈希值作为下一个区块的中“前哈希值”（previous hash）字段的方式表示对这个区块的确认。</text:p>
        </text:list-item>
      </text:list>
      <text:p text:style-name="P17">节点总是认为最长的链为正确的并持续致力于延长它。如果两个节点同时广播了不同的新区块，有些节点可能先收到其中一个而其他节点先收到另一个。这种情况，节点基于<text:soft-page-break/>他们收到的第一个区块工作，但是也保存另一个分支以防它变为更长的链。当下一个工作量证明被找到后，僵局就会被打破，其中一个分支变得更长；在另一个分支上工作的节点将切换到更长的链上来。</text:p>
      <text:p text:style-name="P17">新交易的广播不必到达所有的节点。只要能到达一些节点，不久就会进入到一个区块。区块广播也是能容忍消息丢失的。如果一个节点没有收到某个区块，它将在收到下一个区块时发现它丢失了前一个区块，然后去请求这个区块。</text:p>
      <text:h text:style-name="P22" text:outline-level="2"><text:span text:style-name="T7">6. <text:s text:c="3"/>激励</text:span></text:h>
      <text:p text:style-name="P7">我们约定，区块中的第一笔交易是一笔特殊交易，它奖励区块创建者一枚新货币。这可以激励节点来支持该网络，也提供了一种发行货币的方法，因为这个系统中没有中央机构来做这项工作。新货币按固定量稳定地增加，就像金矿矿工消耗资源，并增加的新的流通黄金一样。对我们而言，消耗的资源是 CPU 时间和电力</text:p>
      <text:p text:style-name="P17">激励的另一个来源是交易费。如果交易的输出值小于其输入值，差价就作为交易费被加到包含此交易的区块的激励中。一旦所有预定量的货币都进入了流通，激励将只有交易费，这样可以完全避免通货膨胀。 <text:s/></text:p>
      <text:p text:style-name="P17">激励会有助于鼓励节点保持诚实。如果一个贪心的攻击者有能力聚集比所有诚实节点更多的 CPU 算力，他可以骗回已付款的商品来欺诈别人，也可以使用这些算力生成新货币。他将发现遵守规则比破坏系统对他自己财产的有效性更有利，因为这些规则可以使他获得比所有其他人都多的新货币。</text:p>
      <text:h text:style-name="P20" text:outline-level="2">7. <text:s text:c="3"/>回收磁盘空间</text:h>
      <text:p text:style-name="P7">一旦某个货币的最新交易已经被足够多的区块覆盖，这之前的支付交易就可以被丢弃以节省磁盘空间。为便于此而又不破坏区块的哈希值，交易将被哈希进一个默克尔树（Merkle Tree） [7][2][5]，只有树的根节点被纳入到区块的哈希值。老的区块可通过<text:soft-page-break/>剪枝的方式被压缩。树内部的中间哈希值不需要被保存。</text:p>
      <text:p text:style-name="P3"><draw:g text:anchor-type="as-char" draw:z-index="10" draw:style-name="gr26"><draw:polygon draw:style-name="gr60" draw:text-style-name="P42" svg:width="1.9134in" svg:height="2.0606in" svg:x="0.0004in" svg:y="0.0004in" svg:viewBox="0 0 4861 5235" draw:points="2430,5235 0,5235 0,0 4861,0 4861,5235"><text:p/></draw:polygon><draw:polygon draw:style-name="gr60" draw:text-style-name="P42" svg:width="1.3776in" svg:height="0.687in" svg:x="0.2681in" svg:y="0.0768in" svg:viewBox="0 0 3500 1746" draw:points="1750,1746 0,1746 0,0 3500,0 3500,1746"><text:p/></draw:polygon><draw:frame draw:style-name="gr61" draw:text-style-name="P43" svg:width="0.2362in" svg:height="0.1425in" svg:x="0.839in" svg:y="0.0465in"><draw:text-box><text:p text:style-name="P32"><text:span text:style-name="T29">区块</text:span></text:p></draw:text-box></draw:frame><draw:polygon draw:style-name="gr50" draw:text-style-name="P42" svg:width="0.6118in" svg:height="0.1524in" svg:x="0.6512in" svg:y="0.3055in" svg:viewBox="0 0 1555 388" draw:points="776,388 0,388 0,0 1555,0 1555,388"><text:p/></draw:polygon><draw:polygon draw:style-name="gr47" draw:text-style-name="P44" svg:width="0.6118in" svg:height="0.1524in" svg:x="0.6512in" svg:y="0.3055in" svg:viewBox="0 0 1555 388" draw:points="776,388 0,388 0,0 1555,0 1555,388"><text:p/></draw:polygon><draw:frame draw:style-name="gr62" draw:text-style-name="P45" svg:width="1.1524in" svg:height="0.1425in" svg:x="0.3811in" svg:y="0.126in"><draw:text-box><text:p text:style-name="P32"><text:span text:style-name="T30">区块</text:span><text:span text:style-name="T30">头</text:span><text:span text:style-name="T30">（区</text:span><text:span text:style-name="T30">块哈</text:span><text:span text:style-name="T30">希）</text:span></text:p></draw:text-box></draw:frame><draw:polygon draw:style-name="gr50" draw:text-style-name="P42" svg:width="0.4594in" svg:height="0.1524in" svg:x="0.7272in" svg:y="0.3055in" svg:viewBox="0 0 1168 388" draw:points="582,388 0,388 0,0 1168,0 1168,388"><text:p/></draw:polygon><draw:polygon draw:style-name="gr47" draw:text-style-name="P44" svg:width="0.4594in" svg:height="0.1524in" svg:x="0.7272in" svg:y="0.3055in" svg:viewBox="0 0 1168 388" draw:points="582,388 0,388 0,0 1168,0 1168,388"><text:p/></draw:polygon><draw:frame draw:style-name="gr63" draw:text-style-name="P45" svg:width="0.4835in" svg:height="0.1425in" svg:x="0.7154in" svg:y="0.3335in"><draw:text-box><text:p text:style-name="P32"><text:span text:style-name="T30">上一</text:span><text:span text:style-name="T30">个哈</text:span><text:span text:style-name="T30">希</text:span></text:p></draw:text-box></draw:frame><draw:polygon draw:style-name="gr50" draw:text-style-name="P42" svg:width="0.4583in" svg:height="0.1524in" svg:x="0.728in" svg:y="0.9937in" svg:viewBox="0 0 1165 388" draw:points="583,388 0,388 0,0 1165,0 1165,388"><text:p/></draw:polygon><draw:polygon draw:style-name="gr64" draw:text-style-name="P44" svg:width="0.4583in" svg:height="0.1524in" svg:x="0.728in" svg:y="0.9937in" svg:viewBox="0 0 1165 388" draw:points="583,388 0,388 0,0 1165,0 1165,388"><text:p/></draw:polygon><draw:frame draw:style-name="gr65" draw:text-style-name="P45" svg:width="0.2925in" svg:height="0.1425in" svg:x="0.811in" svg:y="0.3335in"><draw:text-box><text:p text:style-name="P32"><text:span text:style-name="T30">随机</text:span><text:span text:style-name="T30">数</text:span></text:p></draw:text-box></draw:frame><draw:polygon draw:style-name="gr66" draw:text-style-name="P42" svg:width="0.3067in" svg:height="0.1524in" svg:x="0.8035in" svg:y="1.4504in" svg:viewBox="0 0 780 388" draw:points="391,388 0,388 0,0 780,0 780,388"><text:p/></draw:polygon><draw:polygon draw:style-name="gr64" draw:text-style-name="P44" svg:width="0.3067in" svg:height="0.1524in" svg:x="0.8035in" svg:y="1.4504in" svg:viewBox="0 0 780 388" draw:points="391,388 0,388 0,0 780,0 780,388"><text:p/></draw:polygon><draw:frame draw:style-name="gr67" draw:text-style-name="P45" svg:width="0.3323in" svg:height="0.1425in" svg:x="0.7909in" svg:y="1.0252in"><draw:text-box><text:p text:style-name="P32"><text:span text:style-name="T30">哈希</text:span><text:span text:style-name="T30">01</text:span></text:p></draw:text-box></draw:frame><draw:polygon draw:style-name="gr66" draw:text-style-name="P42" svg:width="0.3063in" svg:height="0.1524in" svg:x="0.8039in" svg:y="1.4504in" svg:viewBox="0 0 779 388" draw:points="388,388 0,388 0,0 779,0 779,388"><text:p/></draw:polygon><draw:polygon draw:style-name="gr64" draw:text-style-name="P44" svg:width="0.3063in" svg:height="0.1524in" svg:x="0.8039in" svg:y="1.4504in" svg:viewBox="0 0 779 388" draw:points="388,388 0,388 0,0 779,0 779,388"><text:p/></draw:polygon><draw:frame draw:style-name="gr68" draw:text-style-name="P45" svg:width="0.2787in" svg:height="0.1425in" svg:x="0.8181in" svg:y="1.478in"><draw:text-box><text:p text:style-name="P32"><text:span text:style-name="T30">哈希</text:span><text:span text:style-name="T30">0</text:span></text:p></draw:text-box></draw:frame><draw:polygon draw:style-name="gr66" draw:text-style-name="P42" svg:width="0.3051in" svg:height="0.1524in" svg:x="0.8043in" svg:y="1.4504in" svg:viewBox="0 0 776 388" draw:points="388,388 0,388 0,0 776,0 776,388"><text:p/></draw:polygon><draw:polygon draw:style-name="gr64" draw:text-style-name="P44" svg:width="0.3051in" svg:height="0.1524in" svg:x="0.8043in" svg:y="1.4504in" svg:viewBox="0 0 776 388" draw:points="388,388 0,388 0,0 776,0 776,388"><text:p/></draw:polygon><draw:frame draw:style-name="gr69" draw:text-style-name="P45" svg:width="0.2787in" svg:height="0.1114in" svg:x="0.8181in" svg:y="1.478in"><draw:text-box><text:p text:style-name="P32"><text:span text:style-name="T30">Has</text:span><text:span text:style-name="T30">h1</text:span></text:p></draw:text-box></draw:frame><draw:polygon draw:style-name="gr66" draw:text-style-name="P42" svg:width="0.3051in" svg:height="0.1524in" svg:x="0.8043in" svg:y="1.4504in" svg:viewBox="0 0 776 388" draw:points="388,388 0,388 0,0 776,0 776,388"><text:p/></draw:polygon><draw:polygon draw:style-name="gr64" draw:text-style-name="P44" svg:width="0.3051in" svg:height="0.1524in" svg:x="0.8043in" svg:y="1.4504in" svg:viewBox="0 0 776 388" draw:points="388,388 0,388 0,0 776,0 776,388"><text:p/></draw:polygon><draw:frame draw:style-name="gr69" draw:text-style-name="P45" svg:width="0.2787in" svg:height="0.1114in" svg:x="0.8181in" svg:y="1.478in"><draw:text-box><text:p text:style-name="P32"><text:span text:style-name="T30">Has</text:span><text:span text:style-name="T30">h2</text:span></text:p></draw:text-box></draw:frame><draw:polygon draw:style-name="gr66" draw:text-style-name="P42" svg:width="0.4594in" svg:height="0.1524in" svg:x="0.7272in" svg:y="0.9937in" svg:viewBox="0 0 1168 388" draw:points="582,388 0,388 0,0 1168,0 1168,388"><text:p/></draw:polygon><draw:polygon draw:style-name="gr64" draw:text-style-name="P44" svg:width="0.4594in" svg:height="0.1524in" svg:x="0.7272in" svg:y="0.9937in" svg:viewBox="0 0 1168 388" draw:points="582,388 0,388 0,0 1168,0 1168,388"><text:p/></draw:polygon><draw:frame draw:style-name="gr69" draw:text-style-name="P45" svg:width="0.2787in" svg:height="0.1114in" svg:x="0.8181in" svg:y="1.478in"><draw:text-box><text:p text:style-name="P32"><text:span text:style-name="T30">Has</text:span><text:span text:style-name="T30">h3</text:span></text:p></draw:text-box></draw:frame><draw:polygon draw:style-name="gr70" draw:text-style-name="P46" svg:width="0.0677in" svg:height="0.0941in" svg:x="0.9232in" svg:y="1.1465in" svg:viewBox="0 0 173 240" draw:points="173,0 137,240 0,173"><text:p/></draw:polygon><draw:line draw:style-name="gr49" draw:text-style-name="P44" svg:x1="0.8972in" svg:y1="1.45in" svg:x2="1.0169in" svg:y2="1.211in"><text:p/></draw:line><draw:polygon draw:style-name="gr48" draw:text-style-name="P46" svg:width="0.0673in" svg:height="0.0941in" svg:x="0.9232in" svg:y="1.1465in" svg:viewBox="0 0 172 240" draw:points="0,0 172,173 35,240"><text:p/></draw:polygon><draw:line draw:style-name="gr49" draw:text-style-name="P44" svg:x1="1.0169in" svg:y1="1.45in" svg:x2="0.8972in" svg:y2="1.211in"><text:p/></draw:line><draw:polygon draw:style-name="gr48" draw:text-style-name="P46" svg:width="0.0673in" svg:height="0.0941in" svg:x="0.9232in" svg:y="1.1465in" svg:viewBox="0 0 172 240" draw:points="172,0 141,240 0,173"><text:p/></draw:polygon><draw:line draw:style-name="gr49" draw:text-style-name="P44" svg:x1="0.8969in" svg:y1="1.45in" svg:x2="1.0177in" svg:y2="1.211in"><text:p/></draw:line><draw:polygon draw:style-name="gr71" draw:text-style-name="P46" svg:width="0.0677in" svg:height="0.0941in" svg:x="0.9232in" svg:y="1.1465in" svg:viewBox="0 0 173 240" draw:points="0,0 173,173 32,240"><text:p/></draw:polygon><draw:polygon draw:style-name="gr49" draw:text-style-name="P44" svg:width="0.0677in" svg:height="0.0941in" svg:x="0.9232in" svg:y="1.1465in" svg:viewBox="0 0 173 240" draw:points="0,0 173,173 32,240"><text:p/></draw:polygon><draw:line draw:style-name="gr49" draw:text-style-name="P44" svg:x1="1.0177in" svg:y1="1.45in" svg:x2="0.8969in" svg:y2="1.211in"><text:p/></draw:line><draw:polygon draw:style-name="gr50" draw:text-style-name="P42" svg:width="0.6118in" svg:height="0.1524in" svg:x="0.6512in" svg:y="0.5346in" svg:viewBox="0 0 1555 388" draw:points="779,388 0,388 0,0 1555,0 1555,388"><text:p/></draw:polygon><draw:polygon draw:style-name="gr47" draw:text-style-name="P44" svg:width="0.6118in" svg:height="0.1524in" svg:x="0.6512in" svg:y="0.5346in" svg:viewBox="0 0 1555 388" draw:points="779,388 0,388 0,0 1555,0 1555,388"><text:p/></draw:polygon><draw:frame draw:style-name="gr72" draw:text-style-name="P45" svg:width="0.3323in" svg:height="0.1114in" svg:x="0.7909in" svg:y="1.0252in"><draw:text-box><text:p text:style-name="P32"><text:span text:style-name="T30">Has</text:span><text:span text:style-name="T30">h23</text:span></text:p></draw:text-box></draw:frame><draw:polygon draw:style-name="gr48" draw:text-style-name="P46" svg:width="0.0787in" svg:height="0.0913in" svg:x="0.9177in" svg:y="0.6874in" svg:viewBox="0 0 201 233" draw:points="201,0 127,233 0,138"><text:p/></draw:polygon><draw:line draw:style-name="gr49" draw:text-style-name="P44" svg:x1="0.8642in" svg:y1="0.9937in" svg:x2="1.05in" svg:y2="0.7465in"><text:p/></draw:line><draw:polygon draw:style-name="gr48" draw:text-style-name="P46" svg:width="0.0787in" svg:height="0.0913in" svg:x="0.9177in" svg:y="0.6874in" svg:viewBox="0 0 201 233" draw:points="0,0 201,138 78,233"><text:p/></draw:polygon><draw:line draw:style-name="gr49" draw:text-style-name="P44" svg:x1="1.0496in" svg:y1="0.9937in" svg:x2="0.865in" svg:y2="0.7465in"><text:p/></draw:line><draw:frame draw:style-name="gr73" draw:text-style-name="P45" svg:width="0.4543in" svg:height="0.1425in" svg:x="0.7299in" svg:y="0.5638in"><draw:text-box><text:p text:style-name="P32"><text:span text:style-name="T30">根哈</text:span><text:span text:style-name="T30">希</text:span></text:p></draw:text-box></draw:frame><draw:frame draw:style-name="gr74" draw:text-style-name="P47" svg:width="0.9941in" svg:height="0.1488in" svg:x="2.6898in" svg:y="2.1465in"><draw:text-box><text:p text:style-name="P32"><text:span text:style-name="T23">从</text:span><text:span text:style-name="T23">区</text:span><text:span text:style-name="T23">块</text:span><text:span text:style-name="T23">中</text:span><text:span text:style-name="T23">剪</text:span><text:span text:style-name="T23">除</text:span><text:span text:style-name="T23">交</text:span><text:span text:style-name="T23">易</text:span><text:span text:style-name="T23">0-2</text:span></text:p></draw:text-box></draw:frame><draw:polygon draw:style-name="gr66" draw:text-style-name="P42" svg:width="0.3067in" svg:height="0.1524in" svg:x="0.8035in" svg:y="1.8319in" svg:viewBox="0 0 780 388" draw:points="391,388 0,388 0,0 780,0 780,388"><text:p/></draw:polygon><draw:polygon draw:style-name="gr47" draw:text-style-name="P44" svg:width="0.3067in" svg:height="0.1524in" svg:x="0.8035in" svg:y="1.8319in" svg:viewBox="0 0 780 388" draw:points="391,388 0,388 0,0 780,0 780,388"><text:p/></draw:polygon><draw:polygon draw:style-name="gr50" draw:text-style-name="P42" svg:width="0.3063in" svg:height="0.1524in" svg:x="0.8039in" svg:y="1.8319in" svg:viewBox="0 0 779 388" draw:points="388,388 0,388 0,0 779,0 779,388"><text:p/></draw:polygon><draw:polygon draw:style-name="gr47" draw:text-style-name="P44" svg:width="0.3063in" svg:height="0.1524in" svg:x="0.8039in" svg:y="1.8319in" svg:viewBox="0 0 779 388" draw:points="388,388 0,388 0,0 779,0 779,388"><text:p/></draw:polygon><draw:frame draw:style-name="gr75" draw:text-style-name="P45" svg:width="0.2748in" svg:height="0.1425in" svg:x="0.8209in" svg:y="1.8598in"><draw:text-box><text:p text:style-name="P32"><text:span text:style-name="T30">交易</text:span><text:span text:style-name="T30">0</text:span></text:p></draw:text-box></draw:frame><draw:polygon draw:style-name="gr50" draw:text-style-name="P42" svg:width="0.3051in" svg:height="0.1524in" svg:x="0.8043in" svg:y="1.8319in" svg:viewBox="0 0 776 388" draw:points="388,388 0,388 0,0 776,0 776,388"><text:p/></draw:polygon><draw:polygon draw:style-name="gr47" draw:text-style-name="P44" svg:width="0.3051in" svg:height="0.1524in" svg:x="0.8043in" svg:y="1.8319in" svg:viewBox="0 0 776 388" draw:points="388,388 0,388 0,0 776,0 776,388"><text:p/></draw:polygon><draw:frame draw:style-name="gr76" draw:text-style-name="P45" svg:width="0.1661in" svg:height="0.1114in" svg:x="0.8744in" svg:y="1.8598in"><draw:text-box><text:p text:style-name="P32"><text:span text:style-name="T30">Tx1</text:span></text:p></draw:text-box></draw:frame><draw:polygon draw:style-name="gr50" draw:text-style-name="P42" svg:width="0.3051in" svg:height="0.1524in" svg:x="0.8043in" svg:y="1.8319in" svg:viewBox="0 0 776 388" draw:points="388,388 0,388 0,0 776,0 776,388"><text:p/></draw:polygon><draw:polygon draw:style-name="gr47" draw:text-style-name="P44" svg:width="0.3051in" svg:height="0.1524in" svg:x="0.8043in" svg:y="1.8319in" svg:viewBox="0 0 776 388" draw:points="388,388 0,388 0,0 776,0 776,388"><text:p/></draw:polygon><draw:frame draw:style-name="gr76" draw:text-style-name="P45" svg:width="0.1661in" svg:height="0.1114in" svg:x="0.8744in" svg:y="1.8598in"><draw:text-box><text:p text:style-name="P32"><text:span text:style-name="T30">Tx2</text:span></text:p></draw:text-box></draw:frame><draw:polygon draw:style-name="gr48" draw:text-style-name="P46" svg:width="0.0606in" svg:height="0.0913in" svg:x="0.9268in" svg:y="1.6031in" svg:viewBox="0 0 155 233" draw:points="77,0 155,233 0,233"><text:p/></draw:polygon><draw:line draw:style-name="gr49" draw:text-style-name="P44" svg:x1="0.9571in" svg:y1="1.8323in" svg:x2="0.9571in" svg:y2="1.6768in"><text:p/></draw:line><draw:polygon draw:style-name="gr48" draw:text-style-name="P46" svg:width="0.0606in" svg:height="0.0913in" svg:x="0.9268in" svg:y="1.6031in" svg:viewBox="0 0 155 233" draw:points="78,0 155,233 0,233"><text:p/></draw:polygon><draw:line draw:style-name="gr49" draw:text-style-name="P44" svg:x1="0.9571in" svg:y1="1.8323in" svg:x2="0.9571in" svg:y2="1.6768in"><text:p/></draw:line><draw:polygon draw:style-name="gr48" draw:text-style-name="P46" svg:width="0.0606in" svg:height="0.0913in" svg:x="0.9268in" svg:y="1.6031in" svg:viewBox="0 0 155 233" draw:points="77,0 155,233 0,233"><text:p/></draw:polygon><draw:line draw:style-name="gr49" draw:text-style-name="P44" svg:x1="0.9571in" svg:y1="1.8323in" svg:x2="0.9571in" svg:y2="1.6768in"><text:p/></draw:line><draw:polygon draw:style-name="gr48" draw:text-style-name="P46" svg:width="0.061in" svg:height="0.0913in" svg:x="0.9264in" svg:y="1.6031in" svg:viewBox="0 0 156 233" draw:points="78,0 156,233 0,233"><text:p/></draw:polygon><draw:line draw:style-name="gr49" draw:text-style-name="P44" svg:x1="0.9571in" svg:y1="1.8323in" svg:x2="0.9571in" svg:y2="1.6768in"><text:p/></draw:line><draw:frame draw:style-name="gr76" draw:text-style-name="P45" svg:width="0.1661in" svg:height="0.1114in" svg:x="0.8744in" svg:y="1.8598in"><draw:text-box><text:p text:style-name="P32"><text:span text:style-name="T30">Tx3</text:span></text:p></draw:text-box></draw:frame><draw:frame draw:style-name="gr77" draw:text-style-name="P48" svg:width="1.0016in" svg:height="0.1488in" svg:x="0.4571in" svg:y="2.1528in"><draw:text-box><text:p text:style-name="P28"><text:span text:style-name="T23">交</text:span><text:span text:style-name="T23">易</text:span><text:span text:style-name="T23">被</text:span><text:span text:style-name="T23">哈</text:span><text:span text:style-name="T23">希</text:span><text:span text:style-name="T23">进</text:span><text:span text:style-name="T23">默</text:span><text:span text:style-name="T23">克</text:span><text:span text:style-name="T23">尔</text:span><text:span text:style-name="T23">树</text:span></text:p></draw:text-box></draw:frame><draw:g draw:style-name="gr78"><draw:polygon draw:style-name="gr60" draw:text-style-name="P42" svg:width="1.9134in" svg:height="2.0606in" svg:x="0.0004in" svg:y="0.0004in" svg:viewBox="0 0 4861 5235" draw:points="2430,5235 0,5235 0,0 4861,0 4861,5235"><text:p/></draw:polygon><draw:polygon draw:style-name="gr60" draw:text-style-name="P42" svg:width="1.3776in" svg:height="0.687in" svg:x="0.3835in" svg:y="0.0768in" svg:viewBox="0 0 3500 1746" draw:points="1750,1746 0,1746 0,0 3500,0 3500,1746"><text:p/></draw:polygon><draw:frame draw:style-name="gr61" draw:text-style-name="P43" svg:width="0.2362in" svg:height="0.1425in" svg:x="0.072in" svg:y="0.0465in"><draw:text-box><text:p text:style-name="P32"><text:span text:style-name="T29">区块</text:span></text:p></draw:text-box></draw:frame><draw:polygon draw:style-name="gr50" draw:text-style-name="P42" svg:width="0.6118in" svg:height="0.1524in" svg:x="0.5366in" svg:y="0.3055in" svg:viewBox="0 0 1555 388" draw:points="776,388 0,388 0,0 1555,0 1555,388"><text:p/></draw:polygon><draw:polygon draw:style-name="gr47" draw:text-style-name="P44" svg:width="0.6118in" svg:height="0.1524in" svg:x="0.5366in" svg:y="0.3055in" svg:viewBox="0 0 1555 388" draw:points="776,388 0,388 0,0 1555,0 1555,388"><text:p/></draw:polygon><draw:frame draw:style-name="gr62" draw:text-style-name="P45" svg:width="1.1524in" svg:height="0.1425in" svg:x="0.4543in" svg:y="0.126in"><draw:text-box><text:p text:style-name="P32"><text:span text:style-name="T30">区块</text:span><text:span text:style-name="T30">头</text:span><text:span text:style-name="T30">（区</text:span><text:span text:style-name="T30">块哈</text:span><text:span text:style-name="T30">希）</text:span></text:p></draw:text-box></draw:frame><draw:polygon draw:style-name="gr50" draw:text-style-name="P42" svg:width="0.4594in" svg:height="0.1524in" svg:x="1.2252in" svg:y="0.3055in" svg:viewBox="0 0 1168 388" draw:points="582,388 0,388 0,0 1168,0 1168,388"><text:p/></draw:polygon><draw:polygon draw:style-name="gr47" draw:text-style-name="P44" svg:width="0.4594in" svg:height="0.1524in" svg:x="1.2252in" svg:y="0.3055in" svg:viewBox="0 0 1168 388" draw:points="582,388 0,388 0,0 1168,0 1168,388"><text:p/></draw:polygon><draw:frame draw:style-name="gr79" draw:text-style-name="P45" svg:width="0.5776in" svg:height="0.1425in" svg:x="0.622in" svg:y="0.3335in"><draw:text-box><text:p text:style-name="P32"><text:span text:style-name="T30">上一</text:span><text:span text:style-name="T30">个哈</text:span><text:span text:style-name="T30">希值</text:span></text:p></draw:text-box></draw:frame><draw:polygon draw:style-name="gr50" draw:text-style-name="P42" svg:width="0.4583in" svg:height="0.1524in" svg:x="0.3071in" svg:y="0.9937in" svg:viewBox="0 0 1165 388" draw:points="583,388 0,388 0,0 1165,0 1165,388"><text:p/></draw:polygon><draw:polygon draw:style-name="gr64" draw:text-style-name="P44" svg:width="0.4583in" svg:height="0.1524in" svg:x="0.3071in" svg:y="0.9937in" svg:viewBox="0 0 1165 388" draw:points="583,388 0,388 0,0 1165,0 1165,388"><text:p/></draw:polygon><draw:frame draw:style-name="gr65" draw:text-style-name="P45" svg:width="0.2925in" svg:height="0.1425in" svg:x="1.3165in" svg:y="0.3335in"><draw:text-box><text:p text:style-name="P32"><text:span text:style-name="T30">随机</text:span><text:span text:style-name="T30">数</text:span></text:p></draw:text-box></draw:frame><draw:polygon draw:style-name="gr66" draw:text-style-name="P42" svg:width="0.3067in" svg:height="0.1524in" svg:x="0.1531in" svg:y="1.4504in" svg:viewBox="0 0 780 388" draw:points="391,388 0,388 0,0 780,0 780,388"><text:p/></draw:polygon><draw:polygon draw:style-name="gr64" draw:text-style-name="P44" svg:width="0.3067in" svg:height="0.1524in" svg:x="0.1531in" svg:y="1.4504in" svg:viewBox="0 0 780 388" draw:points="391,388 0,388 0,0 780,0 780,388"><text:p/></draw:polygon><draw:frame draw:style-name="gr67" draw:text-style-name="P45" svg:width="0.3323in" svg:height="0.1425in" svg:x="0.3665in" svg:y="1.0252in"><draw:text-box><text:p text:style-name="P32"><text:span text:style-name="T30">哈希</text:span><text:span text:style-name="T30">01</text:span></text:p></draw:text-box></draw:frame><draw:polygon draw:style-name="gr66" draw:text-style-name="P42" svg:width="0.3063in" svg:height="0.1524in" svg:x="0.613in" svg:y="1.4504in" svg:viewBox="0 0 779 388" draw:points="388,388 0,388 0,0 779,0 779,388"><text:p/></draw:polygon><draw:polygon draw:style-name="gr64" draw:text-style-name="P44" svg:width="0.3063in" svg:height="0.1524in" svg:x="0.613in" svg:y="1.4504in" svg:viewBox="0 0 779 388" draw:points="388,388 0,388 0,0 779,0 779,388"><text:p/></draw:polygon><draw:frame draw:style-name="gr68" draw:text-style-name="P45" svg:width="0.2787in" svg:height="0.1425in" svg:x="0.1689in" svg:y="1.478in"><draw:text-box><text:p text:style-name="P32"><text:span text:style-name="T30">哈希</text:span><text:span text:style-name="T30">0</text:span></text:p></draw:text-box></draw:frame><draw:polygon draw:style-name="gr66" draw:text-style-name="P42" svg:width="0.3051in" svg:height="0.1524in" svg:x="1.0724in" svg:y="1.4504in" svg:viewBox="0 0 776 388" draw:points="388,388 0,388 0,0 776,0 776,388"><text:p/></draw:polygon><draw:polygon draw:style-name="gr64" draw:text-style-name="P44" svg:width="0.3051in" svg:height="0.1524in" svg:x="1.0724in" svg:y="1.4504in" svg:viewBox="0 0 776 388" draw:points="388,388 0,388 0,0 776,0 776,388"><text:p/></draw:polygon><draw:frame draw:style-name="gr69" draw:text-style-name="P45" svg:width="0.2787in" svg:height="0.1114in" svg:x="0.6307in" svg:y="1.478in"><draw:text-box><text:p text:style-name="P32"><text:span text:style-name="T30">Has</text:span><text:span text:style-name="T30">h1</text:span></text:p></draw:text-box></draw:frame><draw:polygon draw:style-name="gr66" draw:text-style-name="P42" svg:width="0.3051in" svg:height="0.1524in" svg:x="1.5319in" svg:y="1.4504in" svg:viewBox="0 0 776 388" draw:points="388,388 0,388 0,0 776,0 776,388"><text:p/></draw:polygon><draw:polygon draw:style-name="gr64" draw:text-style-name="P44" svg:width="0.3051in" svg:height="0.1524in" svg:x="1.5319in" svg:y="1.4504in" svg:viewBox="0 0 776 388" draw:points="388,388 0,388 0,0 776,0 776,388"><text:p/></draw:polygon><draw:frame draw:style-name="gr69" draw:text-style-name="P45" svg:width="0.2787in" svg:height="0.1114in" svg:x="1.0839in" svg:y="1.478in"><draw:text-box><text:p text:style-name="P32"><text:span text:style-name="T30">Has</text:span><text:span text:style-name="T30">h2</text:span></text:p></draw:text-box></draw:frame><draw:polygon draw:style-name="gr66" draw:text-style-name="P42" svg:width="0.4594in" svg:height="0.1524in" svg:x="1.2252in" svg:y="0.9937in" svg:viewBox="0 0 1168 388" draw:points="582,388 0,388 0,0 1168,0 1168,388"><text:p/></draw:polygon><draw:polygon draw:style-name="gr64" draw:text-style-name="P44" svg:width="0.4594in" svg:height="0.1524in" svg:x="1.2252in" svg:y="0.9937in" svg:viewBox="0 0 1168 388" draw:points="582,388 0,388 0,0 1168,0 1168,388"><text:p/></draw:polygon><draw:frame draw:style-name="gr69" draw:text-style-name="P45" svg:width="0.2787in" svg:height="0.1114in" svg:x="1.548in" svg:y="1.478in"><draw:text-box><text:p text:style-name="P32"><text:span text:style-name="T30">Has</text:span><text:span text:style-name="T30">h3</text:span></text:p></draw:text-box></draw:frame><draw:polygon draw:style-name="gr70" draw:text-style-name="P46" svg:width="0.0677in" svg:height="0.0941in" svg:x="0.3921in" svg:y="1.1465in" svg:viewBox="0 0 173 240" draw:points="173,0 137,240 0,173"><text:p/></draw:polygon><draw:line draw:style-name="gr49" draw:text-style-name="P44" svg:x1="0.3071in" svg:y1="1.45in" svg:x2="0.4268in" svg:y2="1.211in"><text:p/></draw:line><draw:polygon draw:style-name="gr48" draw:text-style-name="P46" svg:width="0.0673in" svg:height="0.0941in" svg:x="0.613in" svg:y="1.1465in" svg:viewBox="0 0 172 240" draw:points="0,0 172,173 35,240"><text:p/></draw:polygon><draw:line draw:style-name="gr49" draw:text-style-name="P44" svg:x1="0.7657in" svg:y1="1.45in" svg:x2="0.6461in" svg:y2="1.211in"><text:p/></draw:line><draw:polygon draw:style-name="gr48" draw:text-style-name="P46" svg:width="0.0673in" svg:height="0.0941in" svg:x="1.3102in" svg:y="1.1465in" svg:viewBox="0 0 172 240" draw:points="172,0 141,240 0,173"><text:p/></draw:polygon><draw:line draw:style-name="gr49" draw:text-style-name="P44" svg:x1="1.2252in" svg:y1="1.45in" svg:x2="1.3461in" svg:y2="1.211in"><text:p/></draw:line><draw:polygon draw:style-name="gr71" draw:text-style-name="P46" svg:width="0.0677in" svg:height="0.0941in" svg:x="1.5319in" svg:y="1.1465in" svg:viewBox="0 0 173 240" draw:points="0,0 173,173 32,240"><text:p/></draw:polygon><draw:polygon draw:style-name="gr49" draw:text-style-name="P44" svg:width="0.0677in" svg:height="0.0941in" svg:x="1.5319in" svg:y="1.1465in" svg:viewBox="0 0 173 240" draw:points="0,0 173,173 32,240"><text:p/></draw:polygon><draw:line draw:style-name="gr49" draw:text-style-name="P44" svg:x1="1.685in" svg:y1="1.45in" svg:x2="1.5642in" svg:y2="1.211in"><text:p/></draw:line><draw:polygon draw:style-name="gr50" draw:text-style-name="P42" svg:width="0.6118in" svg:height="0.1524in" svg:x="0.6894in" svg:y="0.5346in" svg:viewBox="0 0 1555 388" draw:points="779,388 0,388 0,0 1555,0 1555,388"><text:p/></draw:polygon><draw:polygon draw:style-name="gr47" draw:text-style-name="P44" svg:width="0.6118in" svg:height="0.1524in" svg:x="0.6894in" svg:y="0.5346in" svg:viewBox="0 0 1555 388" draw:points="779,388 0,388 0,0 1555,0 1555,388"><text:p/></draw:polygon><draw:frame draw:style-name="gr72" draw:text-style-name="P45" svg:width="0.3323in" svg:height="0.1114in" svg:x="1.2925in" svg:y="1.0252in"><draw:text-box><text:p text:style-name="P32"><text:span text:style-name="T30">Has</text:span><text:span text:style-name="T30">h23</text:span></text:p></draw:text-box></draw:frame><draw:polygon draw:style-name="gr48" draw:text-style-name="P46" svg:width="0.0787in" svg:height="0.0913in" svg:x="0.763in" svg:y="0.6874in" svg:viewBox="0 0 201 233" draw:points="201,0 127,233 0,138"><text:p/></draw:polygon><draw:line draw:style-name="gr49" draw:text-style-name="P44" svg:x1="0.613in" svg:y1="0.9937in" svg:x2="0.7988in" svg:y2="0.7465in"><text:p/></draw:line><draw:polygon draw:style-name="gr48" draw:text-style-name="P46" svg:width="0.0787in" svg:height="0.0913in" svg:x="1.1488in" svg:y="0.6874in" svg:viewBox="0 0 201 233" draw:points="0,0 201,138 78,233"><text:p/></draw:polygon><draw:line draw:style-name="gr49" draw:text-style-name="P44" svg:x1="1.378in" svg:y1="0.9937in" svg:x2="1.1933in" svg:y2="0.7465in"><text:p/></draw:line><draw:frame draw:style-name="gr73" draw:text-style-name="P45" svg:width="0.4543in" svg:height="0.1425in" svg:x="0.7661in" svg:y="0.5638in"><draw:text-box><text:p text:style-name="P32"><text:span text:style-name="T30">根哈</text:span><text:span text:style-name="T30">希值</text:span></text:p></draw:text-box></draw:frame><draw:polygon draw:style-name="gr66" draw:text-style-name="P42" svg:width="0.3067in" svg:height="0.1524in" svg:x="0.1531in" svg:y="1.8319in" svg:viewBox="0 0 780 388" draw:points="391,388 0,388 0,0 780,0 780,388"><text:p/></draw:polygon><draw:polygon draw:style-name="gr47" draw:text-style-name="P44" svg:width="0.3067in" svg:height="0.1524in" svg:x="0.1531in" svg:y="1.8319in" svg:viewBox="0 0 780 388" draw:points="391,388 0,388 0,0 780,0 780,388"><text:p/></draw:polygon><draw:polygon draw:style-name="gr50" draw:text-style-name="P42" svg:width="0.3063in" svg:height="0.1524in" svg:x="0.613in" svg:y="1.8319in" svg:viewBox="0 0 779 388" draw:points="388,388 0,388 0,0 779,0 779,388"><text:p/></draw:polygon><draw:polygon draw:style-name="gr47" draw:text-style-name="P44" svg:width="0.3063in" svg:height="0.1524in" svg:x="0.613in" svg:y="1.8319in" svg:viewBox="0 0 779 388" draw:points="388,388 0,388 0,0 779,0 779,388"><text:p/></draw:polygon><draw:frame draw:style-name="gr80" draw:text-style-name="P50" svg:width="0.2748in" svg:height="0.1425in" svg:x="0.2311in" svg:y="1.8598in"><draw:text-box><text:p text:style-name="P49"><text:span text:style-name="T31">交易</text:span><text:span text:style-name="T30">0</text:span></text:p></draw:text-box></draw:frame><draw:polygon draw:style-name="gr50" draw:text-style-name="P42" svg:width="0.3051in" svg:height="0.1524in" svg:x="1.0724in" svg:y="1.8319in" svg:viewBox="0 0 776 388" draw:points="388,388 0,388 0,0 776,0 776,388"><text:p/></draw:polygon><draw:polygon draw:style-name="gr47" draw:text-style-name="P44" svg:width="0.3051in" svg:height="0.1524in" svg:x="1.0724in" svg:y="1.8319in" svg:viewBox="0 0 776 388" draw:points="388,388 0,388 0,0 776,0 776,388"><text:p/></draw:polygon><draw:frame draw:style-name="gr76" draw:text-style-name="P45" svg:width="0.1661in" svg:height="0.1114in" svg:x="0.6866in" svg:y="1.8598in"><draw:text-box><text:p text:style-name="P32"><text:span text:style-name="T30">Tx1</text:span></text:p></draw:text-box></draw:frame><draw:polygon draw:style-name="gr50" draw:text-style-name="P42" svg:width="0.3051in" svg:height="0.1524in" svg:x="1.5319in" svg:y="1.8319in" svg:viewBox="0 0 776 388" draw:points="388,388 0,388 0,0 776,0 776,388"><text:p/></draw:polygon><draw:polygon draw:style-name="gr47" draw:text-style-name="P44" svg:width="0.3051in" svg:height="0.1524in" svg:x="1.5319in" svg:y="1.8319in" svg:viewBox="0 0 776 388" draw:points="388,388 0,388 0,0 776,0 776,388"><text:p/></draw:polygon><draw:frame draw:style-name="gr76" draw:text-style-name="P45" svg:width="0.1661in" svg:height="0.1114in" svg:x="1.1484in" svg:y="1.8598in"><draw:text-box><text:p text:style-name="P32"><text:span text:style-name="T30">Tx2</text:span></text:p></draw:text-box></draw:frame><draw:polygon draw:style-name="gr48" draw:text-style-name="P46" svg:width="0.0606in" svg:height="0.0913in" svg:x="0.2768in" svg:y="1.6031in" svg:viewBox="0 0 155 233" draw:points="77,0 155,233 0,233"><text:p/></draw:polygon><draw:line draw:style-name="gr49" draw:text-style-name="P44" svg:x1="0.3071in" svg:y1="1.8323in" svg:x2="0.3071in" svg:y2="1.6768in"><text:p/></draw:line><draw:polygon draw:style-name="gr48" draw:text-style-name="P46" svg:width="0.0606in" svg:height="0.0913in" svg:x="0.7346in" svg:y="1.6031in" svg:viewBox="0 0 155 233" draw:points="78,0 155,233 0,233"><text:p/></draw:polygon><draw:line draw:style-name="gr49" draw:text-style-name="P44" svg:x1="0.7657in" svg:y1="1.8323in" svg:x2="0.7657in" svg:y2="1.6768in"><text:p/></draw:line><draw:polygon draw:style-name="gr48" draw:text-style-name="P46" svg:width="0.0606in" svg:height="0.0913in" svg:x="1.1949in" svg:y="1.6031in" svg:viewBox="0 0 155 233" draw:points="77,0 155,233 0,233"><text:p/></draw:polygon><draw:line draw:style-name="gr49" draw:text-style-name="P44" svg:x1="1.2252in" svg:y1="1.8323in" svg:x2="1.2252in" svg:y2="1.6768in"><text:p/></draw:line><draw:polygon draw:style-name="gr48" draw:text-style-name="P46" svg:width="0.061in" svg:height="0.0913in" svg:x="1.6543in" svg:y="1.6031in" svg:viewBox="0 0 156 233" draw:points="78,0 156,233 0,233"><text:p/></draw:polygon><draw:line draw:style-name="gr49" draw:text-style-name="P44" svg:x1="1.6846in" svg:y1="1.8323in" svg:x2="1.6846in" svg:y2="1.6768in"><text:p/></draw:line><draw:frame draw:style-name="gr76" draw:text-style-name="P45" svg:width="0.1661in" svg:height="0.1114in" svg:x="1.6035in" svg:y="1.8598in"><draw:text-box><text:p text:style-name="P32"><text:span text:style-name="T30">Tx3</text:span></text:p></draw:text-box></draw:frame><draw:polygon draw:style-name="gr45" draw:text-style-name="P51" svg:width="1.9134in" svg:height="2.0606in" svg:x="0.0004in" svg:y="0.0004in" svg:viewBox="0 0 4861 5235" draw:points="2430,5235 0,5235 0,0 4861,0 4861,5235"><text:p text:style-name="P32"><text:span text:style-name="T22">区</text:span><text:span text:style-name="T22">块</text:span></text:p></draw:polygon><draw:polygon draw:style-name="gr45" draw:text-style-name="P51" svg:width="1.3776in" svg:height="0.687in" svg:x="0.3835in" svg:y="0.0768in" svg:viewBox="0 0 3500 1746" draw:points="1750,1746 0,1746 0,0 3500,0 3500,1746"><text:p text:style-name="P32"><text:span text:style-name="T23">区</text:span><text:span text:style-name="T23">块</text:span><text:span text:style-name="T23">头</text:span><text:span text:style-name="T23">（</text:span><text:span text:style-name="T23">区</text:span><text:span text:style-name="T23">块</text:span><text:span text:style-name="T23">哈</text:span><text:span text:style-name="T23">希</text:span><text:span text:style-name="T23">）</text:span></text:p></draw:polygon><draw:polygon draw:style-name="gr46" draw:text-style-name="P52" svg:width="0.6118in" svg:height="0.1524in" svg:x="0.5366in" svg:y="0.3055in" svg:viewBox="0 0 1555 388" draw:points="776,388 0,388 0,0 1555,0 1555,388"><text:p text:style-name="P28"><text:span text:style-name="T23">上</text:span><text:span text:style-name="T23">一</text:span><text:span text:style-name="T23">个</text:span><text:span text:style-name="T23">哈</text:span><text:span text:style-name="T23">希</text:span></text:p></draw:polygon><draw:polygon draw:style-name="gr47" draw:text-style-name="P44" svg:width="0.6118in" svg:height="0.1524in" svg:x="0.5366in" svg:y="0.3055in" svg:viewBox="0 0 1555 388" draw:points="776,388 0,388 0,0 1555,0 1555,388"><text:p/></draw:polygon><draw:polygon draw:style-name="gr46" draw:text-style-name="P52" svg:width="0.4594in" svg:height="0.1524in" svg:x="1.2252in" svg:y="0.3055in" svg:viewBox="0 0 1168 388" draw:points="582,388 0,388 0,0 1168,0 1168,388"><text:p text:style-name="P28"><text:span text:style-name="T23">随</text:span><text:span text:style-name="T23">机</text:span><text:span text:style-name="T23">数</text:span></text:p></draw:polygon><draw:polygon draw:style-name="gr47" draw:text-style-name="P44" svg:width="0.4594in" svg:height="0.1524in" svg:x="1.2252in" svg:y="0.3055in" svg:viewBox="0 0 1168 388" draw:points="582,388 0,388 0,0 1168,0 1168,388"><text:p/></draw:polygon><draw:polygon draw:style-name="gr46" draw:text-style-name="P52" svg:width="0.4583in" svg:height="0.1524in" svg:x="0.3071in" svg:y="0.9937in" svg:viewBox="0 0 1165 388" draw:points="583,388 0,388 0,0 1165,0 1165,388"><text:p text:style-name="P28"><text:span text:style-name="T23">哈</text:span><text:span text:style-name="T23">希</text:span><text:span text:style-name="T23">01</text:span></text:p></draw:polygon><draw:polygon draw:style-name="gr64" draw:text-style-name="P44" svg:width="0.4583in" svg:height="0.1524in" svg:x="0.3071in" svg:y="0.9937in" svg:viewBox="0 0 1165 388" draw:points="583,388 0,388 0,0 1165,0 1165,388"><text:p/></draw:polygon><draw:polygon draw:style-name="gr81" draw:text-style-name="P52" svg:width="0.3067in" svg:height="0.1524in" svg:x="0.1531in" svg:y="1.4504in" svg:viewBox="0 0 780 388" draw:points="391,388 0,388 0,0 780,0 780,388"><text:p text:style-name="P28"><text:span text:style-name="T23">哈</text:span><text:span text:style-name="T23">希</text:span><text:span text:style-name="T23">0</text:span></text:p></draw:polygon><draw:polygon draw:style-name="gr64" draw:text-style-name="P44" svg:width="0.3067in" svg:height="0.1524in" svg:x="0.1531in" svg:y="1.4504in" svg:viewBox="0 0 780 388" draw:points="391,388 0,388 0,0 780,0 780,388"><text:p/></draw:polygon><draw:polygon draw:style-name="gr81" draw:text-style-name="P53" svg:width="0.3063in" svg:height="0.1524in" svg:x="0.613in" svg:y="1.4504in" svg:viewBox="0 0 779 388" draw:points="388,388 0,388 0,0 779,0 779,388"><text:p text:style-name="P28"><text:span text:style-name="T31">哈希</text:span><text:span text:style-name="T31">1</text:span></text:p></draw:polygon><draw:polygon draw:style-name="gr64" draw:text-style-name="P44" svg:width="0.3063in" svg:height="0.1524in" svg:x="0.613in" svg:y="1.4504in" svg:viewBox="0 0 779 388" draw:points="388,388 0,388 0,0 779,0 779,388"><text:p/></draw:polygon><draw:polygon draw:style-name="gr81" draw:text-style-name="P52" svg:width="0.3051in" svg:height="0.1524in" svg:x="1.0724in" svg:y="1.4504in" svg:viewBox="0 0 776 388" draw:points="388,388 0,388 0,0 776,0 776,388"><text:p text:style-name="P28"><text:span text:style-name="T23">哈</text:span><text:span text:style-name="T23">希</text:span><text:span text:style-name="T23">2</text:span></text:p></draw:polygon><draw:polygon draw:style-name="gr64" draw:text-style-name="P44" svg:width="0.3051in" svg:height="0.1524in" svg:x="1.0724in" svg:y="1.4504in" svg:viewBox="0 0 776 388" draw:points="388,388 0,388 0,0 776,0 776,388"><text:p/></draw:polygon><draw:polygon draw:style-name="gr81" draw:text-style-name="P52" svg:width="0.3051in" svg:height="0.1524in" svg:x="1.5319in" svg:y="1.4504in" svg:viewBox="0 0 776 388" draw:points="388,388 0,388 0,0 776,0 776,388"><text:p text:style-name="P28"><text:span text:style-name="T23">哈</text:span><text:span text:style-name="T23">希</text:span><text:span text:style-name="T23">3</text:span></text:p></draw:polygon><draw:polygon draw:style-name="gr64" draw:text-style-name="P44" svg:width="0.3051in" svg:height="0.1524in" svg:x="1.5319in" svg:y="1.4504in" svg:viewBox="0 0 776 388" draw:points="388,388 0,388 0,0 776,0 776,388"><text:p/></draw:polygon><draw:polygon draw:style-name="gr81" draw:text-style-name="P52" svg:width="0.4594in" svg:height="0.1524in" svg:x="1.2252in" svg:y="0.9937in" svg:viewBox="0 0 1168 388" draw:points="582,388 0,388 0,0 1168,0 1168,388"><text:p text:style-name="P28"><text:span text:style-name="T23">哈</text:span><text:span text:style-name="T23">希</text:span><text:span text:style-name="T23">23</text:span></text:p></draw:polygon><draw:polygon draw:style-name="gr64" draw:text-style-name="P44" svg:width="0.4594in" svg:height="0.1524in" svg:x="1.2252in" svg:y="0.9937in" svg:viewBox="0 0 1168 388" draw:points="582,388 0,388 0,0 1168,0 1168,388"><text:p/></draw:polygon><draw:polygon draw:style-name="gr70" draw:text-style-name="P46" svg:width="0.0677in" svg:height="0.0941in" svg:x="0.3921in" svg:y="1.1465in" svg:viewBox="0 0 173 240" draw:points="173,0 137,240 0,173"><text:p/></draw:polygon><draw:line draw:style-name="gr49" draw:text-style-name="P44" svg:x1="0.3071in" svg:y1="1.45in" svg:x2="0.4268in" svg:y2="1.211in"><text:p/></draw:line><draw:polygon draw:style-name="gr48" draw:text-style-name="P46" svg:width="0.0673in" svg:height="0.0941in" svg:x="0.613in" svg:y="1.1465in" svg:viewBox="0 0 172 240" draw:points="0,0 172,173 35,240"><text:p/></draw:polygon><draw:line draw:style-name="gr49" draw:text-style-name="P44" svg:x1="0.7657in" svg:y1="1.45in" svg:x2="0.6461in" svg:y2="1.211in"><text:p/></draw:line><draw:polygon draw:style-name="gr48" draw:text-style-name="P46" svg:width="0.0673in" svg:height="0.0941in" svg:x="1.3102in" svg:y="1.1465in" svg:viewBox="0 0 172 240" draw:points="172,0 141,240 0,173"><text:p/></draw:polygon><draw:line draw:style-name="gr49" draw:text-style-name="P44" svg:x1="1.2252in" svg:y1="1.45in" svg:x2="1.3461in" svg:y2="1.211in"><text:p/></draw:line><draw:polygon draw:style-name="gr71" draw:text-style-name="P46" svg:width="0.0677in" svg:height="0.0941in" svg:x="1.5319in" svg:y="1.1465in" svg:viewBox="0 0 173 240" draw:points="0,0 173,173 32,240"><text:p/></draw:polygon><draw:polygon draw:style-name="gr49" draw:text-style-name="P44" svg:width="0.0677in" svg:height="0.0941in" svg:x="1.5319in" svg:y="1.1465in" svg:viewBox="0 0 173 240" draw:points="0,0 173,173 32,240"><text:p/></draw:polygon><draw:line draw:style-name="gr49" draw:text-style-name="P44" svg:x1="1.685in" svg:y1="1.45in" svg:x2="1.5642in" svg:y2="1.211in"><text:p/></draw:line><draw:polygon draw:style-name="gr46" draw:text-style-name="P52" svg:width="0.6118in" svg:height="0.1524in" svg:x="0.6894in" svg:y="0.5346in" svg:viewBox="0 0 1555 388" draw:points="779,388 0,388 0,0 1555,0 1555,388"><text:p text:style-name="P28"><text:span text:style-name="T23">根</text:span><text:span text:style-name="T23">哈</text:span><text:span text:style-name="T23">希</text:span></text:p></draw:polygon><draw:polygon draw:style-name="gr47" draw:text-style-name="P44" svg:width="0.6118in" svg:height="0.1524in" svg:x="0.6894in" svg:y="0.5346in" svg:viewBox="0 0 1555 388" draw:points="779,388 0,388 0,0 1555,0 1555,388"><text:p/></draw:polygon><draw:polygon draw:style-name="gr48" draw:text-style-name="P46" svg:width="0.0787in" svg:height="0.0913in" svg:x="0.763in" svg:y="0.6874in" svg:viewBox="0 0 201 233" draw:points="201,0 127,233 0,138"><text:p/></draw:polygon><draw:line draw:style-name="gr49" draw:text-style-name="P44" svg:x1="0.613in" svg:y1="0.9937in" svg:x2="0.7988in" svg:y2="0.7465in"><text:p/></draw:line><draw:polygon draw:style-name="gr48" draw:text-style-name="P46" svg:width="0.0787in" svg:height="0.0913in" svg:x="1.1488in" svg:y="0.6874in" svg:viewBox="0 0 201 233" draw:points="0,0 201,138 78,233"><text:p/></draw:polygon><draw:line draw:style-name="gr49" draw:text-style-name="P44" svg:x1="1.378in" svg:y1="0.9937in" svg:x2="1.1933in" svg:y2="0.7465in"><text:p/></draw:line><draw:polygon draw:style-name="gr81" draw:text-style-name="P55" svg:width="0.3067in" svg:height="0.1524in" svg:x="0.1531in" svg:y="1.8319in" svg:viewBox="0 0 780 388" draw:points="391,388 0,388 0,0 780,0 780,388"><text:p text:style-name="P54"><text:span text:style-name="T32">交</text:span><text:span text:style-name="T32">易</text:span><text:span text:style-name="T33">0</text:span></text:p></draw:polygon><draw:polygon draw:style-name="gr47" draw:text-style-name="P44" svg:width="0.3067in" svg:height="0.1524in" svg:x="0.1531in" svg:y="1.8319in" svg:viewBox="0 0 780 388" draw:points="391,388 0,388 0,0 780,0 780,388"><text:p/></draw:polygon><draw:polygon draw:style-name="gr46" draw:text-style-name="P56" svg:width="0.3063in" svg:height="0.1524in" svg:x="0.613in" svg:y="1.8319in" svg:viewBox="0 0 779 388" draw:points="388,388 0,388 0,0 779,0 779,388"><text:p text:style-name="P54"><text:span text:style-name="T32">交</text:span><text:span text:style-name="T32">易</text:span><text:span text:style-name="T32">1</text:span></text:p></draw:polygon><draw:polygon draw:style-name="gr47" draw:text-style-name="P44" svg:width="0.3063in" svg:height="0.1524in" svg:x="0.613in" svg:y="1.8319in" svg:viewBox="0 0 779 388" draw:points="388,388 0,388 0,0 779,0 779,388"><text:p/></draw:polygon><draw:polygon draw:style-name="gr46" draw:text-style-name="P56" svg:width="0.3051in" svg:height="0.1524in" svg:x="1.0724in" svg:y="1.8319in" svg:viewBox="0 0 776 388" draw:points="388,388 0,388 0,0 776,0 776,388"><text:p text:style-name="P54"><text:span text:style-name="T32">交</text:span><text:span text:style-name="T32">易</text:span><text:span text:style-name="T32">2</text:span></text:p></draw:polygon><draw:polygon draw:style-name="gr47" draw:text-style-name="P44" svg:width="0.3051in" svg:height="0.1524in" svg:x="1.0724in" svg:y="1.8319in" svg:viewBox="0 0 776 388" draw:points="388,388 0,388 0,0 776,0 776,388"><text:p/></draw:polygon><draw:polygon draw:style-name="gr46" draw:text-style-name="P56" svg:width="0.3051in" svg:height="0.1524in" svg:x="1.5319in" svg:y="1.8319in" svg:viewBox="0 0 776 388" draw:points="388,388 0,388 0,0 776,0 776,388"><text:p text:style-name="P54"><text:span text:style-name="T32">交</text:span><text:span text:style-name="T32">易</text:span><text:span text:style-name="T32">3</text:span></text:p></draw:polygon><draw:polygon draw:style-name="gr47" draw:text-style-name="P44" svg:width="0.3051in" svg:height="0.1524in" svg:x="1.5319in" svg:y="1.8319in" svg:viewBox="0 0 776 388" draw:points="388,388 0,388 0,0 776,0 776,388"><text:p/></draw:polygon><draw:polygon draw:style-name="gr48" draw:text-style-name="P46" svg:width="0.0606in" svg:height="0.0913in" svg:x="0.2768in" svg:y="1.6031in" svg:viewBox="0 0 155 233" draw:points="77,0 155,233 0,233"><text:p/></draw:polygon><draw:line draw:style-name="gr49" draw:text-style-name="P44" svg:x1="0.3071in" svg:y1="1.8323in" svg:x2="0.3071in" svg:y2="1.6768in"><text:p/></draw:line><draw:polygon draw:style-name="gr48" draw:text-style-name="P46" svg:width="0.0606in" svg:height="0.0913in" svg:x="0.7346in" svg:y="1.6031in" svg:viewBox="0 0 155 233" draw:points="78,0 155,233 0,233"><text:p/></draw:polygon><draw:line draw:style-name="gr49" draw:text-style-name="P44" svg:x1="0.7657in" svg:y1="1.8323in" svg:x2="0.7657in" svg:y2="1.6768in"><text:p/></draw:line><draw:polygon draw:style-name="gr48" draw:text-style-name="P46" svg:width="0.0606in" svg:height="0.0913in" svg:x="1.1949in" svg:y="1.6031in" svg:viewBox="0 0 155 233" draw:points="77,0 155,233 0,233"><text:p/></draw:polygon><draw:line draw:style-name="gr49" draw:text-style-name="P44" svg:x1="1.2252in" svg:y1="1.8323in" svg:x2="1.2252in" svg:y2="1.6768in"><text:p/></draw:line><draw:polygon draw:style-name="gr48" draw:text-style-name="P46" svg:width="0.061in" svg:height="0.0913in" svg:x="1.6543in" svg:y="1.6031in" svg:viewBox="0 0 156 233" draw:points="78,0 156,233 0,233"><text:p/></draw:polygon><draw:line draw:style-name="gr49" draw:text-style-name="P44" svg:x1="1.6846in" svg:y1="1.8323in" svg:x2="1.6846in" svg:y2="1.6768in"><text:p/></draw:line></draw:g><draw:g draw:style-name="gr78"><draw:polygon draw:style-name="gr60" draw:text-style-name="P42" svg:width="1.8996in" svg:height="2.0606in" svg:x="2.2213in" svg:y="0.0004in" svg:viewBox="0 0 4826 5235" draw:points="2413,5235 0,5235 0,0 4826,0 4826,5235"><text:p/></draw:polygon><draw:frame draw:style-name="gr82" draw:text-style-name="P45" svg:width="0.2378in" svg:height="0.1114in" svg:x="2.298in" svg:y="0.0465in"><draw:text-box><text:p text:style-name="P32"><text:span text:style-name="T30">Bloc</text:span><text:span text:style-name="T30">k</text:span></text:p></draw:text-box></draw:frame><draw:polygon draw:style-name="gr50" draw:text-style-name="P42" svg:width="0.4591in" svg:height="0.1524in" svg:x="2.513in" svg:y="0.9937in" svg:viewBox="0 0 1167 388" draw:points="585,388 0,388 0,0 1167,0 1167,388"><text:p/></draw:polygon><draw:polygon draw:style-name="gr47" draw:text-style-name="P44" svg:width="0.4591in" svg:height="0.1524in" svg:x="2.513in" svg:y="0.9937in" svg:viewBox="0 0 1167 388" draw:points="585,388 0,388 0,0 1167,0 1167,388"><text:p/></draw:polygon><draw:polygon draw:style-name="gr50" draw:text-style-name="P42" svg:width="0.3051in" svg:height="0.1524in" svg:x="3.2933in" svg:y="1.4504in" svg:viewBox="0 0 776 388" draw:points="388,388 0,388 0,0 776,0 776,388"><text:p/></draw:polygon><draw:polygon draw:style-name="gr47" draw:text-style-name="P44" svg:width="0.3051in" svg:height="0.1524in" svg:x="3.2933in" svg:y="1.4504in" svg:viewBox="0 0 776 388" draw:points="388,388 0,388 0,0 776,0 776,388"><text:p/></draw:polygon><draw:frame draw:style-name="gr72" draw:text-style-name="P45" svg:width="0.3323in" svg:height="0.1114in" svg:x="2.5772in" svg:y="1.0252in"><draw:text-box><text:p text:style-name="P32"><text:span text:style-name="T30">Has</text:span><text:span text:style-name="T30">h01</text:span></text:p></draw:text-box></draw:frame><draw:polygon draw:style-name="gr50" draw:text-style-name="P42" svg:width="0.3067in" svg:height="0.1524in" svg:x="3.7516in" svg:y="1.8319in" svg:viewBox="0 0 780 388" draw:points="392,388 0,388 0,0 780,0 780,388"><text:p/></draw:polygon><draw:polygon draw:style-name="gr47" draw:text-style-name="P44" svg:width="0.3067in" svg:height="0.1524in" svg:x="3.7516in" svg:y="1.8319in" svg:viewBox="0 0 780 388" draw:points="392,388 0,388 0,0 780,0 780,388"><text:p/></draw:polygon><draw:frame draw:style-name="gr69" draw:text-style-name="P45" svg:width="0.2787in" svg:height="0.1114in" svg:x="3.3102in" svg:y="1.478in"><draw:text-box><text:p text:style-name="P32"><text:span text:style-name="T30">Has</text:span><text:span text:style-name="T30">h2</text:span></text:p></draw:text-box></draw:frame><draw:polygon draw:style-name="gr50" draw:text-style-name="P42" svg:width="0.4594in" svg:height="0.1524in" svg:x="3.4319in" svg:y="0.9937in" svg:viewBox="0 0 1168 388" draw:points="582,388 0,388 0,0 1168,0 1168,388"><text:p/></draw:polygon><draw:polygon draw:style-name="gr64" draw:text-style-name="P44" svg:width="0.4594in" svg:height="0.1524in" svg:x="3.4319in" svg:y="0.9937in" svg:viewBox="0 0 1168 388" draw:points="582,388 0,388 0,0 1168,0 1168,388"><text:p/></draw:polygon><draw:frame draw:style-name="gr76" draw:text-style-name="P45" svg:width="0.1661in" svg:height="0.1114in" svg:x="3.828in" svg:y="1.8598in"><draw:text-box><text:p text:style-name="P32"><text:span text:style-name="T30">Tx3</text:span></text:p></draw:text-box></draw:frame><draw:polygon draw:style-name="gr70" draw:text-style-name="P46" svg:width="0.0677in" svg:height="0.0941in" svg:x="3.5169in" svg:y="1.1465in" svg:viewBox="0 0 173 240" draw:points="173,0 138,240 0,173"><text:p/></draw:polygon><draw:line draw:style-name="gr49" draw:text-style-name="P44" svg:x1="3.4319in" svg:y1="1.45in" svg:x2="3.5512in" svg:y2="1.211in"><text:p/></draw:line><draw:polygon draw:style-name="gr48" draw:text-style-name="P46" svg:width="0.0689in" svg:height="0.0941in" svg:x="3.7374in" svg:y="1.1465in" svg:viewBox="0 0 176 240" draw:points="0,0 176,173 35,240"><text:p/></draw:polygon><draw:line draw:style-name="gr49" draw:text-style-name="P44" svg:x1="3.8921in" svg:y1="1.45in" svg:x2="3.7713in" svg:y2="1.211in"><text:p/></draw:line><draw:polygon draw:style-name="gr60" draw:text-style-name="P42" svg:width="1.3787in" svg:height="0.687in" svg:x="2.6031in" svg:y="0.0768in" svg:viewBox="0 0 3503 1746" draw:points="1753,1746 0,1746 0,0 3503,0 3503,1746"><text:p/></draw:polygon><draw:frame draw:style-name="gr72" draw:text-style-name="P45" svg:width="0.3323in" svg:height="0.1114in" svg:x="3.4929in" svg:y="1.0252in"><draw:text-box><text:p text:style-name="P32"><text:span text:style-name="T30">Has</text:span><text:span text:style-name="T30">h23</text:span></text:p></draw:text-box></draw:frame><draw:polygon draw:style-name="gr50" draw:text-style-name="P42" svg:width="0.6118in" svg:height="0.1524in" svg:x="2.9102in" svg:y="0.5346in" svg:viewBox="0 0 1555 388" draw:points="776,388 0,388 0,0 1555,0 1555,388"><text:p/></draw:polygon><draw:polygon draw:style-name="gr47" draw:text-style-name="P44" svg:width="0.6118in" svg:height="0.1524in" svg:x="2.9102in" svg:y="0.5346in" svg:viewBox="0 0 1555 388" draw:points="776,388 0,388 0,0 1555,0 1555,388"><text:p/></draw:polygon><draw:frame draw:style-name="gr83" draw:text-style-name="P45" svg:width="1.1571in" svg:height="0.1114in" svg:x="2.6807in" svg:y="0.126in"><draw:text-box><text:p text:style-name="P32"><text:span text:style-name="T30">Bloc</text:span><text:span text:style-name="T30">k </text:span><text:span text:style-name="T30">Hea</text:span><text:span text:style-name="T30">der </text:span><text:span text:style-name="T30">(Blo</text:span><text:span text:style-name="T30">ck </text:span><text:span text:style-name="T30">Has</text:span><text:span text:style-name="T30">h)</text:span></text:p></draw:text-box></draw:frame><draw:polygon draw:style-name="gr48" draw:text-style-name="P46" svg:width="0.0787in" svg:height="0.0913in" svg:x="2.9697in" svg:y="0.6874in" svg:viewBox="0 0 201 233" draw:points="201,0 124,233 0,138"><text:p/></draw:polygon><draw:line draw:style-name="gr49" draw:text-style-name="P44" svg:x1="2.8197in" svg:y1="0.9937in" svg:x2="3.0059in" svg:y2="0.7465in"><text:p/></draw:line><draw:polygon draw:style-name="gr48" draw:text-style-name="P46" svg:width="0.0787in" svg:height="0.0913in" svg:x="3.3555in" svg:y="0.6874in" svg:viewBox="0 0 201 233" draw:points="0,0 201,138 78,233"><text:p/></draw:polygon><draw:line draw:style-name="gr49" draw:text-style-name="P44" svg:x1="3.585in" svg:y1="0.9937in" svg:x2="3.3988in" svg:y2="0.7465in"><text:p/></draw:line><draw:frame draw:style-name="gr84" draw:text-style-name="P45" svg:width="0.4571in" svg:height="0.1114in" svg:x="2.9925in" svg:y="0.5638in"><draw:text-box><text:p text:style-name="P32"><text:span text:style-name="T30">Roo</text:span><text:span text:style-name="T30">t </text:span><text:span text:style-name="T30">Has</text:span><text:span text:style-name="T30">h</text:span></text:p></draw:text-box></draw:frame><draw:polygon draw:style-name="gr50" draw:text-style-name="P42" svg:width="0.6122in" svg:height="0.1524in" svg:x="2.7571in" svg:y="0.3055in" svg:viewBox="0 0 1556 388" draw:points="777,388 0,388 0,0 1556,0 1556,388"><text:p/></draw:polygon><draw:polygon draw:style-name="gr47" draw:text-style-name="P44" svg:width="0.6122in" svg:height="0.1524in" svg:x="2.7571in" svg:y="0.3055in" svg:viewBox="0 0 1556 388" draw:points="777,388 0,388 0,0 1556,0 1556,388"><text:p/></draw:polygon><draw:polygon draw:style-name="gr50" draw:text-style-name="P42" svg:width="0.4594in" svg:height="0.1524in" svg:x="3.4461in" svg:y="0.3055in" svg:viewBox="0 0 1168 388" draw:points="582,388 0,388 0,0 1168,0 1168,388"><text:p/></draw:polygon><draw:polygon draw:style-name="gr47" draw:text-style-name="P44" svg:width="0.4594in" svg:height="0.1524in" svg:x="3.4461in" svg:y="0.3055in" svg:viewBox="0 0 1168 388" draw:points="582,388 0,388 0,0 1168,0 1168,388"><text:p/></draw:polygon><draw:frame draw:style-name="gr85" draw:text-style-name="P45" svg:width="0.4496in" svg:height="0.1114in" svg:x="2.8398in" svg:y="0.3335in"><draw:text-box><text:p text:style-name="P32"><text:span text:style-name="T30">Pre</text:span><text:span text:style-name="T30">v </text:span><text:span text:style-name="T30">Has</text:span><text:span text:style-name="T30">h</text:span></text:p></draw:text-box></draw:frame><draw:polygon draw:style-name="gr50" draw:text-style-name="P42" svg:width="0.2929in" svg:height="0.1524in" svg:x="3.7516in" svg:y="1.4504in" svg:viewBox="0 0 745 388" draw:points="374,388 0,388 0,0 745,0 745,388"><text:p/></draw:polygon><draw:polygon draw:style-name="gr64" draw:text-style-name="P44" svg:width="0.2929in" svg:height="0.1524in" svg:x="3.7516in" svg:y="1.4504in" svg:viewBox="0 0 745 388" draw:points="374,388 0,388 0,0 745,0 745,388"><text:p/></draw:polygon><draw:frame draw:style-name="gr69" draw:text-style-name="P45" svg:width="0.2787in" svg:height="0.1114in" svg:x="3.5335in" svg:y="0.3335in"><draw:text-box><text:p text:style-name="P32"><text:span text:style-name="T30">Non</text:span><text:span text:style-name="T30">ce</text:span></text:p></draw:text-box></draw:frame><draw:frame draw:style-name="gr69" draw:text-style-name="P45" svg:width="0.2787in" svg:height="0.1114in" svg:x="3.7571in" svg:y="1.478in"><draw:text-box><text:p text:style-name="P32"><text:span text:style-name="T30">Has</text:span><text:span text:style-name="T30">h3</text:span></text:p></draw:text-box></draw:frame><draw:polygon draw:style-name="gr48" draw:text-style-name="P46" svg:width="0.061in" svg:height="0.0913in" svg:x="3.8752in" svg:y="1.6031in" svg:viewBox="0 0 156 233" draw:points="78,0 156,233 0,233"><text:p/></draw:polygon><draw:line draw:style-name="gr49" draw:text-style-name="P44" svg:x1="3.9055in" svg:y1="1.8323in" svg:x2="3.9055in" svg:y2="1.6768in"><text:p/></draw:line><draw:polygon draw:style-name="gr60" draw:text-style-name="P42" svg:width="1.8996in" svg:height="2.0606in" svg:x="2.2213in" svg:y="0.0004in" svg:viewBox="0 0 4826 5235" draw:points="2413,5235 0,5235 0,0 4826,0 4826,5235"><text:p/></draw:polygon><draw:frame draw:style-name="gr82" draw:text-style-name="P45" svg:width="0.2378in" svg:height="0.1114in" svg:x="2.298in" svg:y="0.0465in"><draw:text-box><text:p text:style-name="P32"><text:span text:style-name="T30">Bloc</text:span><text:span text:style-name="T30">k</text:span></text:p></draw:text-box></draw:frame><draw:polygon draw:style-name="gr50" draw:text-style-name="P42" svg:width="0.4591in" svg:height="0.1524in" svg:x="2.513in" svg:y="0.9937in" svg:viewBox="0 0 1167 388" draw:points="585,388 0,388 0,0 1167,0 1167,388"><text:p/></draw:polygon><draw:polygon draw:style-name="gr47" draw:text-style-name="P44" svg:width="0.4591in" svg:height="0.1524in" svg:x="2.513in" svg:y="0.9937in" svg:viewBox="0 0 1167 388" draw:points="585,388 0,388 0,0 1167,0 1167,388"><text:p/></draw:polygon><draw:polygon draw:style-name="gr50" draw:text-style-name="P42" svg:width="0.3051in" svg:height="0.1524in" svg:x="3.2933in" svg:y="1.4504in" svg:viewBox="0 0 776 388" draw:points="388,388 0,388 0,0 776,0 776,388"><text:p/></draw:polygon><draw:polygon draw:style-name="gr47" draw:text-style-name="P44" svg:width="0.3051in" svg:height="0.1524in" svg:x="3.2933in" svg:y="1.4504in" svg:viewBox="0 0 776 388" draw:points="388,388 0,388 0,0 776,0 776,388"><text:p/></draw:polygon><draw:frame draw:style-name="gr72" draw:text-style-name="P45" svg:width="0.3323in" svg:height="0.1114in" svg:x="2.5772in" svg:y="1.0252in"><draw:text-box><text:p text:style-name="P32"><text:span text:style-name="T30">Has</text:span><text:span text:style-name="T30">h01</text:span></text:p></draw:text-box></draw:frame><draw:polygon draw:style-name="gr50" draw:text-style-name="P42" svg:width="0.3067in" svg:height="0.1524in" svg:x="3.7516in" svg:y="1.8319in" svg:viewBox="0 0 780 388" draw:points="392,388 0,388 0,0 780,0 780,388"><text:p/></draw:polygon><draw:polygon draw:style-name="gr47" draw:text-style-name="P44" svg:width="0.3067in" svg:height="0.1524in" svg:x="3.7516in" svg:y="1.8319in" svg:viewBox="0 0 780 388" draw:points="392,388 0,388 0,0 780,0 780,388"><text:p/></draw:polygon><draw:frame draw:style-name="gr69" draw:text-style-name="P45" svg:width="0.2787in" svg:height="0.1114in" svg:x="3.3102in" svg:y="1.478in"><draw:text-box><text:p text:style-name="P32"><text:span text:style-name="T30">Has</text:span><text:span text:style-name="T30">h2</text:span></text:p></draw:text-box></draw:frame><draw:polygon draw:style-name="gr50" draw:text-style-name="P42" svg:width="0.4594in" svg:height="0.1524in" svg:x="3.4319in" svg:y="0.9937in" svg:viewBox="0 0 1168 388" draw:points="582,388 0,388 0,0 1168,0 1168,388"><text:p/></draw:polygon><draw:polygon draw:style-name="gr64" draw:text-style-name="P44" svg:width="0.4594in" svg:height="0.1524in" svg:x="3.4319in" svg:y="0.9937in" svg:viewBox="0 0 1168 388" draw:points="582,388 0,388 0,0 1168,0 1168,388"><text:p/></draw:polygon><draw:frame draw:style-name="gr76" draw:text-style-name="P45" svg:width="0.1661in" svg:height="0.1114in" svg:x="3.828in" svg:y="1.8598in"><draw:text-box><text:p text:style-name="P32"><text:span text:style-name="T30">Tx3</text:span></text:p></draw:text-box></draw:frame><draw:polygon draw:style-name="gr70" draw:text-style-name="P46" svg:width="0.0677in" svg:height="0.0941in" svg:x="3.5169in" svg:y="1.1465in" svg:viewBox="0 0 173 240" draw:points="173,0 138,240 0,173"><text:p/></draw:polygon><draw:line draw:style-name="gr49" draw:text-style-name="P44" svg:x1="3.4319in" svg:y1="1.45in" svg:x2="3.5512in" svg:y2="1.211in"><text:p/></draw:line><draw:polygon draw:style-name="gr48" draw:text-style-name="P46" svg:width="0.0689in" svg:height="0.0941in" svg:x="3.7374in" svg:y="1.1465in" svg:viewBox="0 0 176 240" draw:points="0,0 176,173 35,240"><text:p/></draw:polygon><draw:line draw:style-name="gr49" draw:text-style-name="P44" svg:x1="3.8921in" svg:y1="1.45in" svg:x2="3.7713in" svg:y2="1.211in"><text:p/></draw:line><draw:polygon draw:style-name="gr60" draw:text-style-name="P42" svg:width="1.3787in" svg:height="0.687in" svg:x="2.6031in" svg:y="0.0768in" svg:viewBox="0 0 3503 1746" draw:points="1753,1746 0,1746 0,0 3503,0 3503,1746"><text:p/></draw:polygon><draw:frame draw:style-name="gr72" draw:text-style-name="P45" svg:width="0.3323in" svg:height="0.1114in" svg:x="3.4929in" svg:y="1.0252in"><draw:text-box><text:p text:style-name="P32"><text:span text:style-name="T30">Has</text:span><text:span text:style-name="T30">h23</text:span></text:p></draw:text-box></draw:frame><draw:polygon draw:style-name="gr50" draw:text-style-name="P42" svg:width="0.6118in" svg:height="0.1524in" svg:x="2.9102in" svg:y="0.5346in" svg:viewBox="0 0 1555 388" draw:points="776,388 0,388 0,0 1555,0 1555,388"><text:p/></draw:polygon><draw:polygon draw:style-name="gr47" draw:text-style-name="P44" svg:width="0.6118in" svg:height="0.1524in" svg:x="2.9102in" svg:y="0.5346in" svg:viewBox="0 0 1555 388" draw:points="776,388 0,388 0,0 1555,0 1555,388"><text:p/></draw:polygon><draw:frame draw:style-name="gr83" draw:text-style-name="P45" svg:width="1.1571in" svg:height="0.1114in" svg:x="2.6807in" svg:y="0.126in"><draw:text-box><text:p text:style-name="P32"><text:span text:style-name="T30">Bloc</text:span><text:span text:style-name="T30">k </text:span><text:span text:style-name="T30">Hea</text:span><text:span text:style-name="T30">der </text:span><text:span text:style-name="T30">(Blo</text:span><text:span text:style-name="T30">ck </text:span><text:span text:style-name="T30">Has</text:span><text:span text:style-name="T30">h)</text:span></text:p></draw:text-box></draw:frame><draw:polygon draw:style-name="gr48" draw:text-style-name="P46" svg:width="0.0787in" svg:height="0.0913in" svg:x="2.9697in" svg:y="0.6874in" svg:viewBox="0 0 201 233" draw:points="201,0 124,233 0,138"><text:p/></draw:polygon><draw:line draw:style-name="gr49" draw:text-style-name="P44" svg:x1="2.8197in" svg:y1="0.9937in" svg:x2="3.0059in" svg:y2="0.7465in"><text:p/></draw:line><draw:polygon draw:style-name="gr48" draw:text-style-name="P46" svg:width="0.0787in" svg:height="0.0913in" svg:x="3.3555in" svg:y="0.6874in" svg:viewBox="0 0 201 233" draw:points="0,0 201,138 78,233"><text:p/></draw:polygon><draw:line draw:style-name="gr49" draw:text-style-name="P44" svg:x1="3.585in" svg:y1="0.9937in" svg:x2="3.3988in" svg:y2="0.7465in"><text:p/></draw:line><draw:frame draw:style-name="gr84" draw:text-style-name="P45" svg:width="0.4571in" svg:height="0.1114in" svg:x="2.9925in" svg:y="0.5638in"><draw:text-box><text:p text:style-name="P32"><text:span text:style-name="T30">Roo</text:span><text:span text:style-name="T30">t </text:span><text:span text:style-name="T30">Has</text:span><text:span text:style-name="T30">h</text:span></text:p></draw:text-box></draw:frame><draw:polygon draw:style-name="gr50" draw:text-style-name="P42" svg:width="0.6122in" svg:height="0.1524in" svg:x="2.7571in" svg:y="0.3055in" svg:viewBox="0 0 1556 388" draw:points="777,388 0,388 0,0 1556,0 1556,388"><text:p/></draw:polygon><draw:polygon draw:style-name="gr47" draw:text-style-name="P44" svg:width="0.6122in" svg:height="0.1524in" svg:x="2.7571in" svg:y="0.3055in" svg:viewBox="0 0 1556 388" draw:points="777,388 0,388 0,0 1556,0 1556,388"><text:p/></draw:polygon><draw:polygon draw:style-name="gr50" draw:text-style-name="P42" svg:width="0.4594in" svg:height="0.1524in" svg:x="3.4461in" svg:y="0.3055in" svg:viewBox="0 0 1168 388" draw:points="582,388 0,388 0,0 1168,0 1168,388"><text:p/></draw:polygon><draw:polygon draw:style-name="gr47" draw:text-style-name="P44" svg:width="0.4594in" svg:height="0.1524in" svg:x="3.4461in" svg:y="0.3055in" svg:viewBox="0 0 1168 388" draw:points="582,388 0,388 0,0 1168,0 1168,388"><text:p/></draw:polygon><draw:frame draw:style-name="gr85" draw:text-style-name="P45" svg:width="0.4496in" svg:height="0.1114in" svg:x="2.8398in" svg:y="0.3335in"><draw:text-box><text:p text:style-name="P32"><text:span text:style-name="T30">Pre</text:span><text:span text:style-name="T30">v </text:span><text:span text:style-name="T30">Has</text:span><text:span text:style-name="T30">h</text:span></text:p></draw:text-box></draw:frame><draw:polygon draw:style-name="gr50" draw:text-style-name="P42" svg:width="0.2929in" svg:height="0.1524in" svg:x="3.7516in" svg:y="1.4504in" svg:viewBox="0 0 745 388" draw:points="374,388 0,388 0,0 745,0 745,388"><text:p/></draw:polygon><draw:polygon draw:style-name="gr64" draw:text-style-name="P44" svg:width="0.2929in" svg:height="0.1524in" svg:x="3.7516in" svg:y="1.4504in" svg:viewBox="0 0 745 388" draw:points="374,388 0,388 0,0 745,0 745,388"><text:p/></draw:polygon><draw:frame draw:style-name="gr69" draw:text-style-name="P45" svg:width="0.2787in" svg:height="0.1114in" svg:x="3.5335in" svg:y="0.3335in"><draw:text-box><text:p text:style-name="P32"><text:span text:style-name="T30">Non</text:span><text:span text:style-name="T30">ce</text:span></text:p></draw:text-box></draw:frame><draw:frame draw:style-name="gr69" draw:text-style-name="P45" svg:width="0.2787in" svg:height="0.1114in" svg:x="3.7571in" svg:y="1.478in"><draw:text-box><text:p text:style-name="P32"><text:span text:style-name="T30">Has</text:span><text:span text:style-name="T30">h3</text:span></text:p></draw:text-box></draw:frame><draw:polygon draw:style-name="gr48" draw:text-style-name="P46" svg:width="0.061in" svg:height="0.0913in" svg:x="3.8752in" svg:y="1.6031in" svg:viewBox="0 0 156 233" draw:points="78,0 156,233 0,233"><text:p/></draw:polygon><draw:line draw:style-name="gr49" draw:text-style-name="P44" svg:x1="3.9055in" svg:y1="1.8323in" svg:x2="3.9055in" svg:y2="1.6768in"><text:p/></draw:line><draw:polygon draw:style-name="gr45" draw:text-style-name="P51" svg:width="1.8996in" svg:height="2.0606in" svg:x="2.2213in" svg:y="0.0004in" svg:viewBox="0 0 4826 5235" draw:points="2413,5235 0,5235 0,0 4826,0 4826,5235"><text:p text:style-name="P32"><text:span text:style-name="T22">区</text:span><text:span text:style-name="T22">块</text:span></text:p></draw:polygon><draw:polygon draw:style-name="gr46" draw:text-style-name="P52" svg:width="0.4591in" svg:height="0.1524in" svg:x="2.513in" svg:y="0.9937in" svg:viewBox="0 0 1167 388" draw:points="585,388 0,388 0,0 1167,0 1167,388"><text:p text:style-name="P28"><text:span text:style-name="T23">哈</text:span><text:span text:style-name="T23">希</text:span><text:span text:style-name="T23">01</text:span></text:p></draw:polygon><draw:polygon draw:style-name="gr47" draw:text-style-name="P44" svg:width="0.4591in" svg:height="0.1524in" svg:x="2.513in" svg:y="0.9937in" svg:viewBox="0 0 1167 388" draw:points="585,388 0,388 0,0 1167,0 1167,388"><text:p/></draw:polygon><draw:polygon draw:style-name="gr46" draw:text-style-name="P52" svg:width="0.3051in" svg:height="0.1524in" svg:x="3.2933in" svg:y="1.4504in" svg:viewBox="0 0 776 388" draw:points="388,388 0,388 0,0 776,0 776,388"><text:p text:style-name="P28"><text:span text:style-name="T23">哈</text:span><text:span text:style-name="T23">希</text:span><text:span text:style-name="T23">2</text:span></text:p></draw:polygon><draw:polygon draw:style-name="gr47" draw:text-style-name="P44" svg:width="0.3051in" svg:height="0.1524in" svg:x="3.2933in" svg:y="1.4504in" svg:viewBox="0 0 776 388" draw:points="388,388 0,388 0,0 776,0 776,388"><text:p/></draw:polygon><draw:polygon draw:style-name="gr46" draw:text-style-name="P56" svg:width="0.3067in" svg:height="0.1524in" svg:x="3.7516in" svg:y="1.8319in" svg:viewBox="0 0 780 388" draw:points="392,388 0,388 0,0 780,0 780,388"><text:p text:style-name="P54"><text:span text:style-name="T32">交</text:span><text:span text:style-name="T32">易</text:span><text:span text:style-name="T32">3</text:span></text:p></draw:polygon><draw:polygon draw:style-name="gr47" draw:text-style-name="P44" svg:width="0.3067in" svg:height="0.1524in" svg:x="3.7516in" svg:y="1.8319in" svg:viewBox="0 0 780 388" draw:points="392,388 0,388 0,0 780,0 780,388"><text:p/></draw:polygon><draw:polygon draw:style-name="gr46" draw:text-style-name="P52" svg:width="0.4594in" svg:height="0.1524in" svg:x="3.4319in" svg:y="0.9937in" svg:viewBox="0 0 1168 388" draw:points="582,388 0,388 0,0 1168,0 1168,388"><text:p text:style-name="P28"><text:span text:style-name="T23">哈</text:span><text:span text:style-name="T23">希</text:span><text:span text:style-name="T23">23</text:span></text:p></draw:polygon><draw:polygon draw:style-name="gr64" draw:text-style-name="P44" svg:width="0.4594in" svg:height="0.1524in" svg:x="3.4319in" svg:y="0.9937in" svg:viewBox="0 0 1168 388" draw:points="582,388 0,388 0,0 1168,0 1168,388"><text:p/></draw:polygon><draw:polygon draw:style-name="gr70" draw:text-style-name="P46" svg:width="0.0677in" svg:height="0.0941in" svg:x="3.5169in" svg:y="1.1465in" svg:viewBox="0 0 173 240" draw:points="173,0 138,240 0,173"><text:p/></draw:polygon><draw:line draw:style-name="gr49" draw:text-style-name="P44" svg:x1="3.4319in" svg:y1="1.45in" svg:x2="3.5512in" svg:y2="1.211in"><text:p/></draw:line><draw:polygon draw:style-name="gr48" draw:text-style-name="P46" svg:width="0.0689in" svg:height="0.0941in" svg:x="3.7374in" svg:y="1.1465in" svg:viewBox="0 0 176 240" draw:points="0,0 176,173 35,240"><text:p/></draw:polygon><draw:line draw:style-name="gr49" draw:text-style-name="P44" svg:x1="3.8921in" svg:y1="1.45in" svg:x2="3.7713in" svg:y2="1.211in"><text:p/></draw:line><draw:polygon draw:style-name="gr45" draw:text-style-name="P51" svg:width="1.3787in" svg:height="0.687in" svg:x="2.6031in" svg:y="0.0768in" svg:viewBox="0 0 3503 1746" draw:points="1753,1746 0,1746 0,0 3503,0 3503,1746"><text:p text:style-name="P32"><text:span text:style-name="T23">区</text:span><text:span text:style-name="T23">块</text:span><text:span text:style-name="T23">头</text:span><text:span text:style-name="T23">（</text:span><text:span text:style-name="T23">区</text:span><text:span text:style-name="T23">块</text:span><text:span text:style-name="T23">哈</text:span><text:span text:style-name="T23">希</text:span><text:span text:style-name="T23">）</text:span></text:p></draw:polygon><draw:polygon draw:style-name="gr46" draw:text-style-name="P52" svg:width="0.6118in" svg:height="0.1524in" svg:x="2.9102in" svg:y="0.5346in" svg:viewBox="0 0 1555 388" draw:points="776,388 0,388 0,0 1555,0 1555,388"><text:p text:style-name="P28"><text:span text:style-name="T23">根</text:span><text:span text:style-name="T23">哈</text:span><text:span text:style-name="T23">希</text:span></text:p></draw:polygon><draw:polygon draw:style-name="gr47" draw:text-style-name="P44" svg:width="0.6118in" svg:height="0.1524in" svg:x="2.9102in" svg:y="0.5346in" svg:viewBox="0 0 1555 388" draw:points="776,388 0,388 0,0 1555,0 1555,388"><text:p/></draw:polygon><draw:polygon draw:style-name="gr48" draw:text-style-name="P46" svg:width="0.0787in" svg:height="0.0913in" svg:x="2.9697in" svg:y="0.6874in" svg:viewBox="0 0 201 233" draw:points="201,0 124,233 0,138"><text:p/></draw:polygon><draw:line draw:style-name="gr49" draw:text-style-name="P44" svg:x1="2.8197in" svg:y1="0.9937in" svg:x2="3.0059in" svg:y2="0.7465in"><text:p/></draw:line><draw:polygon draw:style-name="gr48" draw:text-style-name="P46" svg:width="0.0787in" svg:height="0.0913in" svg:x="3.3555in" svg:y="0.6874in" svg:viewBox="0 0 201 233" draw:points="0,0 201,138 78,233"><text:p/></draw:polygon><draw:line draw:style-name="gr49" draw:text-style-name="P44" svg:x1="3.585in" svg:y1="0.9937in" svg:x2="3.3988in" svg:y2="0.7465in"><text:p/></draw:line><draw:polygon draw:style-name="gr46" draw:text-style-name="P52" svg:width="0.6122in" svg:height="0.1524in" svg:x="2.7571in" svg:y="0.3055in" svg:viewBox="0 0 1556 388" draw:points="777,388 0,388 0,0 1556,0 1556,388"><text:p text:style-name="P28"><text:span text:style-name="T23">上</text:span><text:span text:style-name="T23">一</text:span><text:span text:style-name="T23">个</text:span><text:span text:style-name="T23">哈</text:span><text:span text:style-name="T23">希</text:span></text:p></draw:polygon><draw:polygon draw:style-name="gr47" draw:text-style-name="P44" svg:width="0.6122in" svg:height="0.1524in" svg:x="2.7571in" svg:y="0.3055in" svg:viewBox="0 0 1556 388" draw:points="777,388 0,388 0,0 1556,0 1556,388"><text:p/></draw:polygon><draw:polygon draw:style-name="gr46" draw:text-style-name="P52" svg:width="0.4594in" svg:height="0.1524in" svg:x="3.4461in" svg:y="0.3055in" svg:viewBox="0 0 1168 388" draw:points="582,388 0,388 0,0 1168,0 1168,388"><text:p text:style-name="P28"><text:span text:style-name="T23">随</text:span><text:span text:style-name="T23">机</text:span><text:span text:style-name="T23">数</text:span></text:p></draw:polygon><draw:polygon draw:style-name="gr47" draw:text-style-name="P44" svg:width="0.4594in" svg:height="0.1524in" svg:x="3.4461in" svg:y="0.3055in" svg:viewBox="0 0 1168 388" draw:points="582,388 0,388 0,0 1168,0 1168,388"><text:p/></draw:polygon><draw:polygon draw:style-name="gr46" draw:text-style-name="P52" svg:width="0.2929in" svg:height="0.1524in" svg:x="3.7516in" svg:y="1.4504in" svg:viewBox="0 0 745 388" draw:points="374,388 0,388 0,0 745,0 745,388"><text:p text:style-name="P28"><text:span text:style-name="T23">哈</text:span><text:span text:style-name="T23">希</text:span><text:span text:style-name="T23">3</text:span></text:p></draw:polygon><draw:polygon draw:style-name="gr64" draw:text-style-name="P44" svg:width="0.2929in" svg:height="0.1524in" svg:x="3.7516in" svg:y="1.4504in" svg:viewBox="0 0 745 388" draw:points="374,388 0,388 0,0 745,0 745,388"><text:p/></draw:polygon><draw:polygon draw:style-name="gr48" draw:text-style-name="P46" svg:width="0.061in" svg:height="0.0913in" svg:x="3.8752in" svg:y="1.6031in" svg:viewBox="0 0 156 233" draw:points="78,0 156,233 0,233"><text:p/></draw:polygon><draw:line draw:style-name="gr49" draw:text-style-name="P44" svg:x1="3.9055in" svg:y1="1.8323in" svg:x2="3.9055in" svg:y2="1.6768in"><text:p/></draw:line></draw:g></draw:g></text:p>
      <text:p text:style-name="P17">每个不包含交易的区块头大约是 80 bytes。如果每 10 分钟生成一个区块，每年生成 80 bytes * 6 * 24 * 365 = 4.2 MB，2008 年在售的典型计算机有 2 GB 内存，并且摩尔定律预测目前每年内存增加 1.2 GB，所以就算区块头一定要存在内存里，存储也不是问题。</text:p>
      <text:h text:style-name="P20" text:outline-level="2">8. <text:s text:c="3"/>简化的支付验证（Simplified Payment Verification）</text:h>
      <text:p text:style-name="P7">不运行一个完整的网络节点也是可以进行支付验证的。用户只需拥有一个最长工作量证明链的区块头副本，他可以通过向其他网络节点查询以确认他拥有了最长的链，并获取一个交易在被纳入默克尔树时的路径和相关哈希值。虽然他自己不能核实这个交易，但如果在链中的某个位置确认了该交易的存在，就说明一个网络节点已经接受了此交易，而其后追加的区块进一步确认了网络已经接受了它。</text:p>
      <text:p text:style-name="P4"><text:soft-page-break/><draw:g text:anchor-type="as-char" draw:z-index="11" draw:style-name="gr26"><draw:polygon draw:style-name="gr46" draw:text-style-name="P29" svg:width="0.4732in" svg:height="0.1579in" svg:x="1.7417in" svg:y="1.1433in" svg:viewBox="0 0 1203 402" draw:points="603,402 0,402 0,0 1203,0 1203,402"><text:p text:style-name="P28"><text:span text:style-name="T34">哈希</text:span><text:span text:style-name="T35">01</text:span></text:p></draw:polygon><draw:polygon draw:style-name="gr47" draw:text-style-name="P30" svg:width="0.4732in" svg:height="0.1579in" svg:x="1.7417in" svg:y="1.1433in" svg:viewBox="0 0 1203 402" draw:points="603,402 0,402 0,0 1203,0 1203,402"><text:p/></draw:polygon><draw:polygon draw:style-name="gr46" draw:text-style-name="P29" svg:width="0.3941in" svg:height="0.1579in" svg:x="2.4528in" svg:y="1.6169in" svg:viewBox="0 0 1002 402" draw:points="501,402 0,402 0,0 1002,0 1002,402"><text:p text:style-name="P28"><text:span text:style-name="T34">哈希</text:span><text:span text:style-name="T34">2</text:span></text:p></draw:polygon><draw:polygon draw:style-name="gr47" draw:text-style-name="P30" svg:width="0.3941in" svg:height="0.1579in" svg:x="2.4528in" svg:y="1.6169in" svg:viewBox="0 0 1002 402" draw:points="501,402 0,402 0,0 1002,0 1002,402"><text:p/></draw:polygon><draw:polygon draw:style-name="gr46" draw:text-style-name="P29" svg:width="0.3957in" svg:height="0.1579in" svg:x="3.0039in" svg:y="1.6169in" svg:viewBox="0 0 1006 402" draw:points="505,402 0,402 0,0 1006,0 1006,402"><text:p text:style-name="P28"><text:span text:style-name="T34">哈希</text:span><text:span text:style-name="T34">3</text:span></text:p></draw:polygon><draw:polygon draw:style-name="gr64" draw:text-style-name="P30" svg:width="0.3957in" svg:height="0.1579in" svg:x="3.0039in" svg:y="1.6169in" svg:viewBox="0 0 1006 402" draw:points="505,402 0,402 0,0 1006,0 1006,402"><text:p/></draw:polygon><draw:polygon draw:style-name="gr81" draw:text-style-name="P29" svg:width="0.4732in" svg:height="0.1579in" svg:x="2.689in" svg:y="1.1433in" svg:viewBox="0 0 1203 402" draw:points="603,402 0,402 0,0 1203,0 1203,402"><text:p text:style-name="P28"><text:span text:style-name="T34">哈希</text:span><text:span text:style-name="T34">23</text:span></text:p></draw:polygon><draw:polygon draw:style-name="gr64" draw:text-style-name="P30" svg:width="0.4732in" svg:height="0.1579in" svg:x="2.689in" svg:y="1.1433in" svg:viewBox="0 0 1203 402" draw:points="603,402 0,402 0,0 1203,0 1203,402"><text:p/></draw:polygon><draw:polygon draw:style-name="gr70" draw:text-style-name="P31" svg:width="0.0705in" svg:height="0.0984in" svg:x="2.7764in" svg:y="1.302in" svg:viewBox="0 0 180 251" draw:points="180,0 145,251 0,180"><text:p/></draw:polygon><draw:line draw:style-name="gr49" draw:text-style-name="P30" svg:x1="2.689in" svg:y1="1.6169in" svg:x2="2.8126in" svg:y2="1.3697in"><text:p/></draw:line><draw:polygon draw:style-name="gr48" draw:text-style-name="P31" svg:width="0.0705in" svg:height="0.0984in" svg:x="3.0039in" svg:y="1.302in" svg:viewBox="0 0 180 251" draw:points="0,0 180,180 39,251"><text:p/></draw:polygon><draw:line draw:style-name="gr49" draw:text-style-name="P30" svg:x1="3.1626in" svg:y1="1.6169in" svg:x2="3.039in" svg:y2="1.3697in"><text:p/></draw:line><draw:polygon draw:style-name="gr45" draw:text-style-name="P33" svg:width="1.4205in" svg:height="0.7106in" svg:x="1.8209in" svg:y="0.1961in" svg:viewBox="0 0 3609 1806" draw:points="1803,1806 0,1806 0,0 3609,0 3609,1806"><text:p text:style-name="P32"><text:span text:style-name="T34">区块</text:span><text:span text:style-name="T34">头</text:span></text:p></draw:polygon><draw:polygon draw:style-name="gr46" draw:text-style-name="P29" svg:width="0.6315in" svg:height="0.1579in" svg:x="2.122in" svg:y="0.6697in" svg:viewBox="0 0 1605 402" draw:points="801,402 0,402 0,0 1605,0 1605,402"><text:p text:style-name="P28"><text:span text:style-name="T34">默克</text:span><text:span text:style-name="T34">尔根</text:span></text:p></draw:polygon><draw:polygon draw:style-name="gr47" draw:text-style-name="P30" svg:width="0.6315in" svg:height="0.1579in" svg:x="2.122in" svg:y="0.6697in" svg:viewBox="0 0 1605 402" draw:points="801,402 0,402 0,0 1605,0 1605,402"><text:p/></draw:polygon><draw:polygon draw:style-name="gr48" draw:text-style-name="P31" svg:width="0.0815in" svg:height="0.0941in" svg:x="2.2126in" svg:y="0.8283in" svg:viewBox="0 0 208 240" draw:points="208,0 127,240 0,145"><text:p/></draw:polygon><draw:line draw:style-name="gr49" draw:text-style-name="P30" svg:x1="2.0571in" svg:y1="1.1433in" svg:x2="2.2484in" svg:y2="0.889in"><text:p/></draw:line><draw:polygon draw:style-name="gr48" draw:text-style-name="P31" svg:width="0.0815in" svg:height="0.0941in" svg:x="2.6098in" svg:y="0.8283in" svg:viewBox="0 0 208 240" draw:points="0,0 208,145 81,240"><text:p/></draw:polygon><draw:line draw:style-name="gr49" draw:text-style-name="P30" svg:x1="2.8472in" svg:y1="1.1433in" svg:x2="2.6555in" svg:y2="0.889in"><text:p/></draw:line><draw:polygon draw:style-name="gr46" draw:text-style-name="P29" svg:width="0.6303in" svg:height="0.1567in" svg:x="1.9791in" svg:y="0.4339in" svg:viewBox="0 0 1602 399" draw:points="801,399 0,399 0,0 1602,0 1602,399"><text:p text:style-name="P28"><text:span text:style-name="T34">上一</text:span><text:span text:style-name="T34">个哈</text:span><text:span text:style-name="T34">希</text:span></text:p></draw:polygon><draw:polygon draw:style-name="gr47" draw:text-style-name="P30" svg:width="0.6303in" svg:height="0.1567in" svg:x="1.9791in" svg:y="0.4339in" svg:viewBox="0 0 1602 399" draw:points="801,399 0,399 0,0 1602,0 1602,399"><text:p/></draw:polygon><draw:polygon draw:style-name="gr46" draw:text-style-name="P29" svg:width="0.4732in" svg:height="0.1567in" svg:x="2.689in" svg:y="0.4339in" svg:viewBox="0 0 1203 399" draw:points="603,399 0,399 0,0 1203,0 1203,399"><text:p text:style-name="P28"><text:span text:style-name="T34">随机</text:span><text:span text:style-name="T34">数</text:span></text:p></draw:polygon><draw:polygon draw:style-name="gr47" draw:text-style-name="P30" svg:width="0.4732in" svg:height="0.1567in" svg:x="2.689in" svg:y="0.4339in" svg:viewBox="0 0 1203 399" draw:points="603,399 0,399 0,0 1203,0 1203,399"><text:p/></draw:polygon><draw:polygon draw:style-name="gr45" draw:text-style-name="P33" svg:width="1.4205in" svg:height="0.7106in" svg:x="0.1626in" svg:y="0.1961in" svg:viewBox="0 0 3609 1806" draw:points="1806,1806 0,1806 0,0 3609,0 3609,1806"><text:p text:style-name="P32"><text:span text:style-name="T34">区块</text:span><text:span text:style-name="T34">头</text:span></text:p></draw:polygon><draw:polygon draw:style-name="gr46" draw:text-style-name="P57" svg:width="0.6315in" svg:height="0.1579in" svg:x="0.45in" svg:y="0.6697in" svg:viewBox="0 0 1605 402" draw:points="804,402 0,402 0,0 1605,0 1605,402"><text:p text:style-name="P28"><text:span text:style-name="T34">默克</text:span><text:span text:style-name="T34">尔根</text:span></text:p></draw:polygon><draw:polygon draw:style-name="gr47" draw:text-style-name="P30" svg:width="0.6315in" svg:height="0.1579in" svg:x="0.45in" svg:y="0.6697in" svg:viewBox="0 0 1605 402" draw:points="804,402 0,402 0,0 1605,0 1605,402"><text:p/></draw:polygon><draw:polygon draw:style-name="gr46" draw:text-style-name="P57" svg:width="0.6315in" svg:height="0.1567in" svg:x="0.3071in" svg:y="0.4339in" svg:viewBox="0 0 1605 399" draw:points="800,399 0,399 0,0 1605,0 1605,399"><text:p text:style-name="P28"><text:span text:style-name="T34">上一</text:span><text:span text:style-name="T34">个哈</text:span><text:span text:style-name="T34">希</text:span></text:p></draw:polygon><draw:polygon draw:style-name="gr47" draw:text-style-name="P30" svg:width="0.6315in" svg:height="0.1567in" svg:x="0.3071in" svg:y="0.4339in" svg:viewBox="0 0 1605 399" draw:points="800,399 0,399 0,0 1605,0 1605,399"><text:p/></draw:polygon><draw:polygon draw:style-name="gr46" draw:text-style-name="P57" svg:width="0.4732in" svg:height="0.1567in" svg:x="1.0165in" svg:y="0.4339in" svg:viewBox="0 0 1203 399" draw:points="603,399 0,399 0,0 1203,0 1203,399"><text:p text:style-name="P28"><text:span text:style-name="T34">随机</text:span><text:span text:style-name="T34">数</text:span></text:p></draw:polygon><draw:polygon draw:style-name="gr47" draw:text-style-name="P30" svg:width="0.4732in" svg:height="0.1567in" svg:x="1.0165in" svg:y="0.4339in" svg:viewBox="0 0 1203 399" draw:points="603,399 0,399 0,0 1203,0 1203,399"><text:p/></draw:polygon><draw:polygon draw:style-name="gr45" draw:text-style-name="P33" svg:width="1.4205in" svg:height="0.7106in" svg:x="3.4776in" svg:y="0.1961in" svg:viewBox="0 0 3609 1806" draw:points="1807,1806 0,1806 0,0 3609,0 3609,1806"><text:p text:style-name="P32"><text:span text:style-name="T34">区块</text:span><text:span text:style-name="T34">头</text:span></text:p></draw:polygon><draw:polygon draw:style-name="gr46" draw:text-style-name="P29" svg:width="0.6299in" svg:height="0.1579in" svg:x="3.7807in" svg:y="0.6697in" svg:viewBox="0 0 1601 402" draw:points="800,402 0,402 0,0 1601,0 1601,402"><text:p text:style-name="P28"><text:span text:style-name="T34">默克</text:span><text:span text:style-name="T34">尔根</text:span></text:p></draw:polygon><draw:polygon draw:style-name="gr47" draw:text-style-name="P30" svg:width="0.6299in" svg:height="0.1579in" svg:x="3.7807in" svg:y="0.6697in" svg:viewBox="0 0 1601 402" draw:points="800,402 0,402 0,0 1601,0 1601,402"><text:p/></draw:polygon><draw:polygon draw:style-name="gr46" draw:text-style-name="P29" svg:width="0.6315in" svg:height="0.1567in" svg:x="3.6362in" svg:y="0.4339in" svg:viewBox="0 0 1605 399" draw:points="800,399 0,399 0,0 1605,0 1605,399"><text:p text:style-name="P28"><text:span text:style-name="T34">上一</text:span><text:span text:style-name="T34">个哈</text:span><text:span text:style-name="T34">希</text:span></text:p></draw:polygon><draw:polygon draw:style-name="gr47" draw:text-style-name="P30" svg:width="0.6315in" svg:height="0.1567in" svg:x="3.6362in" svg:y="0.4339in" svg:viewBox="0 0 1605 399" draw:points="800,399 0,399 0,0 1605,0 1605,399"><text:p/></draw:polygon><draw:polygon draw:style-name="gr46" draw:text-style-name="P29" svg:width="0.4732in" svg:height="0.1567in" svg:x="4.3472in" svg:y="0.4339in" svg:viewBox="0 0 1203 399" draw:points="600,399 0,399 0,0 1203,0 1203,399"><text:p text:style-name="P28"><text:span text:style-name="T34">随机</text:span><text:span text:style-name="T34">数</text:span></text:p></draw:polygon><draw:polygon draw:style-name="gr47" draw:text-style-name="P30" svg:width="0.4732in" svg:height="0.1567in" svg:x="4.3472in" svg:y="0.4339in" svg:viewBox="0 0 1203 399" draw:points="600,399 0,399 0,0 1203,0 1203,399"><text:p/></draw:polygon><draw:polygon draw:style-name="gr48" draw:text-style-name="P31" svg:width="0.0941in" svg:height="0.0622in" svg:x="3.5417in" svg:y="0.4811in" svg:viewBox="0 0 240 159" draw:points="240,81 0,159 0,0"><text:p/></draw:polygon><draw:line draw:style-name="gr49" draw:text-style-name="P30" svg:x1="3.2417in" svg:y1="0.5126in" svg:x2="3.561in" svg:y2="0.5126in"><text:p/></draw:line><draw:polygon draw:style-name="gr48" draw:text-style-name="P31" svg:width="0.0941in" svg:height="0.0622in" svg:x="1.8846in" svg:y="0.4811in" svg:viewBox="0 0 240 159" draw:points="240,81 0,159 0,0"><text:p/></draw:polygon><draw:line draw:style-name="gr49" draw:text-style-name="P30" svg:x1="1.5835in" svg:y1="0.5126in" svg:x2="1.9028in" svg:y2="0.5126in"><text:p/></draw:line><draw:polygon draw:style-name="gr48" draw:text-style-name="P31" svg:width="0.0941in" svg:height="0.0622in" svg:x="5.0417in" svg:y="0.4811in" svg:viewBox="0 0 240 159" draw:points="240,81 0,159 0,0"><text:p/></draw:polygon><draw:line draw:style-name="gr49" draw:text-style-name="P30" svg:x1="4.8984in" svg:y1="0.5126in" svg:x2="5.0598in" svg:y2="0.5126in"><text:p/></draw:line><draw:polygon draw:style-name="gr48" draw:text-style-name="P31" svg:width="0.0941in" svg:height="0.0622in" svg:x="0.2264in" svg:y="0.4811in" svg:viewBox="0 0 240 159" draw:points="240,81 0,159 0,0"><text:p/></draw:polygon><draw:line draw:style-name="gr49" draw:text-style-name="P30" svg:x1="0.0055in" svg:y1="0.5126in" svg:x2="0.2457in" svg:y2="0.5126in"><text:p/></draw:line><draw:frame draw:style-name="gr86" draw:text-style-name="P58" svg:width="0.9051in" svg:height="0.1476in" svg:x="3.3138in" svg:y="1.389in"><draw:text-box><text:p text:style-name="P32"><text:span text:style-name="T34">交易</text:span><text:span text:style-name="T35">3</text:span><text:span text:style-name="T34">的</text:span><text:span text:style-name="T34">默克</text:span><text:span text:style-name="T34">尔路</text:span><text:span text:style-name="T34">径</text:span></text:p></draw:text-box></draw:frame><draw:polygon draw:style-name="gr46" draw:text-style-name="P29" svg:width="0.3161in" svg:height="0.1579in" svg:x="3.0835in" svg:y="2.0114in" svg:viewBox="0 0 804 402" draw:points="402,402 0,402 0,0 804,0 804,402"><text:p text:style-name="P28"><text:span text:style-name="T34">交易</text:span><text:span text:style-name="T34">3</text:span></text:p></draw:polygon><draw:polygon draw:style-name="gr47" draw:text-style-name="P30" svg:width="0.3161in" svg:height="0.1579in" svg:x="3.0835in" svg:y="2.0114in" svg:viewBox="0 0 804 402" draw:points="402,402 0,402 0,0 804,0 804,402"><text:p/></draw:polygon><draw:frame draw:style-name="gr87" draw:text-style-name="P35" svg:width="1.2787in" svg:height="0.1476in" svg:x="0in" svg:y="0in"><draw:text-box><text:p text:style-name="P32"><text:span text:style-name="T34">最长</text:span><text:span text:style-name="T34">的工</text:span><text:span text:style-name="T34">作量</text:span><text:span text:style-name="T34">证明</text:span><text:span text:style-name="T34">链</text:span></text:p></draw:text-box></draw:frame><draw:polygon draw:style-name="gr48" draw:text-style-name="P31" svg:width="0.0634in" svg:height="0.0941in" svg:x="3.2098in" svg:y="1.7756in" svg:viewBox="0 0 162 240" draw:points="81,0 162,240 0,240"><text:p/></draw:polygon><draw:line draw:style-name="gr49" draw:text-style-name="P30" svg:x1="3.2417in" svg:y1="2.0114in" svg:x2="3.2417in" svg:y2="1.8504in"><text:p/></draw:line></draw:g></text:p>
      <text:p text:style-name="P17">同样地，只要诚实节点控制着网络，这种简化验证就是可靠的，如果网络被攻击者控制，简化验证会变得比较脆弱。虽然网络节点可以验证他们自己的交易，但只要攻击者持续控制网络那么这种简化的方法就可能被攻击者的伪造交易欺骗。一种对策是接受其他网络节点发现一个无效区块时发出的警告，提醒用户软件下载整个区块和被警告的交易来检查一致性。为了更加独立的安全性以及更快的支付确认，收款频繁的公司可能仍需运行他们自己的节点。</text:p>
      <text:h text:style-name="P20" text:outline-level="2">9. <text:s text:c="3"/>合并和分割交易额</text:h>
      <text:p text:style-name="P7">尽管单独处理每个货币是可行的，但将一次转账按每一分拆成多次交易是笨拙的。为允许交易额被分割和合并，一个交易将包含多个输入值和输出值。通常会有一个来自之前交易的较大的输入值或是一些小额交易的组合作为输入，以及最多两个输出值：一个作为支付，另一个作为可选的剩余值来退还给支付方。</text:p>
      <text:p text:style-name="P3"><draw:g text:anchor-type="as-char" draw:z-index="12" draw:style-name="gr26"><draw:polygon draw:style-name="gr45" draw:text-style-name="P60" svg:width="0.8469in" svg:height="0.9205in" svg:x="0.3083in" svg:y="0in" svg:viewBox="0 0 2152 2339" draw:points="1076,2339 0,2339 0,0 2152,0 2152,2339"><text:p text:style-name="P59"><text:span text:style-name="T32">交</text:span><text:span text:style-name="T32">易</text:span></text:p></draw:polygon><draw:polygon draw:style-name="gr46" draw:text-style-name="P36" svg:width="0.2299in" svg:height="0.1535in" svg:x="0.4626in" svg:y="0.4606in" svg:viewBox="0 0 585 391" draw:points="293,391 0,391 0,0 585,0 585,391"><text:p text:style-name="P54"><text:span text:style-name="T32">输</text:span><text:span text:style-name="T32">入</text:span></text:p></draw:polygon><draw:polygon draw:style-name="gr47" draw:text-style-name="P30" svg:width="0.2299in" svg:height="0.1535in" svg:x="0.4626in" svg:y="0.4606in" svg:viewBox="0 0 585 391" draw:points="293,391 0,391 0,0 585,0 585,391"><text:p/></draw:polygon><draw:polygon draw:style-name="gr46" draw:text-style-name="P36" svg:width="0.2299in" svg:height="0.1539in" svg:x="0.4626in" svg:y="0.6906in" svg:viewBox="0 0 585 392" draw:points="293,392 0,392 0,0 585,0 585,392"><text:p text:style-name="P54"><text:span text:style-name="T36">...</text:span></text:p></draw:polygon><draw:polygon draw:style-name="gr47" draw:text-style-name="P30" svg:width="0.2299in" svg:height="0.1539in" svg:x="0.4626in" svg:y="0.6906in" svg:viewBox="0 0 585 392" draw:points="293,392 0,392 0,0 585,0 585,392"><text:p/></draw:polygon><draw:polygon draw:style-name="gr46" draw:text-style-name="P36" svg:width="0.2299in" svg:height="0.1524in" svg:x="0.4626in" svg:y="0.2315in" svg:viewBox="0 0 585 388" draw:points="293,388 0,388 0,0 585,0 585,388"><text:p text:style-name="P54"><text:span text:style-name="T32">输</text:span><text:span text:style-name="T32">入</text:span></text:p></draw:polygon><draw:polygon draw:style-name="gr47" draw:text-style-name="P30" svg:width="0.2299in" svg:height="0.1524in" svg:x="0.4626in" svg:y="0.2315in" svg:viewBox="0 0 585 388" draw:points="293,388 0,388 0,0 585,0 585,388"><text:p/></draw:polygon><draw:polygon draw:style-name="gr46" draw:text-style-name="P36" svg:width="0.2315in" svg:height="0.1524in" svg:x="0.8472in" svg:y="0.2315in" svg:viewBox="0 0 589 388" draw:points="296,388 0,388 0,0 589,0 589,388"><text:p text:style-name="P54"><text:span text:style-name="T32">输</text:span><text:span text:style-name="T32">出</text:span></text:p></draw:polygon><draw:polygon draw:style-name="gr47" draw:text-style-name="P30" svg:width="0.2315in" svg:height="0.1524in" svg:x="0.8472in" svg:y="0.2315in" svg:viewBox="0 0 589 388" draw:points="296,388 0,388 0,0 589,0 589,388"><text:p/></draw:polygon><draw:polygon draw:style-name="gr46" draw:text-style-name="P36" svg:width="0.2315in" svg:height="0.1535in" svg:x="0.8472in" svg:y="0.4606in" svg:viewBox="0 0 589 391" draw:points="296,391 0,391 0,0 589,0 589,391"><text:p text:style-name="P54"><text:span text:style-name="T36">...</text:span></text:p></draw:polygon><draw:polygon draw:style-name="gr47" draw:text-style-name="P30" svg:width="0.2315in" svg:height="0.1535in" svg:x="0.8472in" svg:y="0.4606in" svg:viewBox="0 0 589 391" draw:points="296,391 0,391 0,0 589,0 589,391"><text:p/></draw:polygon><draw:polygon draw:style-name="gr48" draw:text-style-name="P31" svg:width="0.0925in" svg:height="0.0606in" svg:x="0.3697in" svg:y="0.2764in" svg:viewBox="0 0 236 155" draw:points="236,78 0,155 0,0"><text:p/></draw:polygon><draw:line draw:style-name="gr49" draw:text-style-name="P30" svg:x1="0in" svg:y1="0.3079in" svg:x2="0.389in" svg:y2="0.3079in"><text:p/></draw:line><draw:polygon draw:style-name="gr48" draw:text-style-name="P31" svg:width="0.0925in" svg:height="0.0606in" svg:x="0.3697in" svg:y="0.5079in" svg:viewBox="0 0 236 155" draw:points="236,77 0,155 0,0"><text:p/></draw:polygon><draw:line draw:style-name="gr49" draw:text-style-name="P30" svg:x1="0in" svg:y1="0.5374in" svg:x2="0.389in" svg:y2="0.5374in"><text:p/></draw:line><draw:polygon draw:style-name="gr48" draw:text-style-name="P31" svg:width="0.0925in" svg:height="0.0606in" svg:x="0.3697in" svg:y="0.737in" svg:viewBox="0 0 236 155" draw:points="236,77 0,155 0,0"><text:p/></draw:polygon><draw:line draw:style-name="gr49" draw:text-style-name="P30" svg:x1="0in" svg:y1="0.7669in" svg:x2="0.389in" svg:y2="0.7669in"><text:p/></draw:line><draw:polygon draw:style-name="gr48" draw:text-style-name="P31" svg:width="0.0925in" svg:height="0.0606in" svg:x="1.4488in" svg:y="0.2764in" svg:viewBox="0 0 236 155" draw:points="236,78 0,155 0,0"><text:p/></draw:polygon><draw:line draw:style-name="gr49" draw:text-style-name="P30" svg:x1="1.0791in" svg:y1="0.3079in" svg:x2="1.4665in" svg:y2="0.3079in"><text:p/></draw:line><draw:polygon draw:style-name="gr48" draw:text-style-name="P31" svg:width="0.0925in" svg:height="0.0606in" svg:x="1.4488in" svg:y="0.5079in" svg:viewBox="0 0 236 155" draw:points="236,77 0,155 0,0"><text:p/></draw:polygon><draw:line draw:style-name="gr49" draw:text-style-name="P30" svg:x1="1.0791in" svg:y1="0.5374in" svg:x2="1.4665in" svg:y2="0.5374in"><text:p/></draw:line></draw:g></text:p>
      <text:p text:style-name="P17">需要注意的是，虽然一笔交易依赖数笔交易，而这数笔交易又依赖更多的交易，但这并没有问题。我们永远不会需要获取一笔交易完整历史的独立副本。</text:p>
      <text:h text:style-name="P20" text:outline-level="2"><text:soft-page-break/>10. <text:s text:c="3"/>隐私</text:h>
      <text:p text:style-name="P7">传统的银行模型通过限制参与方和可信任第三方对信息的访问来达到一定级别的隐私。但因为在我们的系统中交易必须要公开发布，所以不能使用这个方法，但隐私仍可在其他地方通过阻断信息流的方式来保护：那就是保持公钥匿名。公众能看到有人正在发送一定量货币给其他人，但是不能将交易关联到某个人。这和证券交易所发布的信息级别类似，每笔交易的时间和交易量，即行情是公开的，但是不会显示交易双方是谁。</text:p>
      <text:p text:style-name="P3"><draw:g text:anchor-type="as-char" draw:z-index="13" draw:style-name="gr26"><draw:polygon draw:style-name="gr54" draw:text-style-name="P61" svg:width="0.6134in" svg:height="0.2024in" svg:x="0.072in" svg:y="0.224in" svg:viewBox="0 0 1559 515" draw:points="780,515 0,515 0,0 1559,0 1559,515"><text:p text:style-name="P54"><text:span text:style-name="T37">身份</text:span><text:span text:style-name="T37">信息</text:span></text:p></draw:polygon><draw:polygon draw:style-name="gr54" draw:text-style-name="P62" svg:width="0.6138in" svg:height="0.2024in" svg:x="0.8913in" svg:y="0.224in" svg:viewBox="0 0 1560 515" draw:points="780,515 0,515 0,0 1560,0 1560,515"><text:p text:style-name="P28"><text:span text:style-name="T26">交易</text:span></text:p></draw:polygon><draw:polygon draw:style-name="gr54" draw:text-style-name="P61" svg:width="0.6134in" svg:height="0.3382in" svg:x="1.7776in" svg:y="0.1559in" svg:viewBox="0 0 1559 860" draw:points="780,860 0,860 0,0 1559,0 1559,860"><text:p text:style-name="P54"><text:span text:style-name="T37">可信</text:span><text:span text:style-name="T37">任</text:span></text:p><text:p text:style-name="P54"><text:span text:style-name="T37">第三</text:span><text:span text:style-name="T37">方</text:span></text:p></draw:polygon><draw:polygon draw:style-name="gr54" draw:text-style-name="P62" svg:width="0.6138in" svg:height="0.3382in" svg:x="2.665in" svg:y="0.1559in" svg:viewBox="0 0 1560 860" draw:points="780,860 0,860 0,0 1560,0 1560,860"><text:p text:style-name="P28"><text:span text:style-name="T26">交易</text:span><text:span text:style-name="T26">对方</text:span></text:p></draw:polygon><draw:polygon draw:style-name="gr54" draw:text-style-name="P61" svg:width="0.615in" svg:height="0.3382in" svg:x="3.5512in" svg:y="0.1559in" svg:viewBox="0 0 1563 860" draw:points="783,860 0,860 0,0 1563,0 1563,860"><text:p text:style-name="P54"><text:span text:style-name="T37">公众</text:span></text:p></draw:polygon><draw:line draw:style-name="gr47" draw:text-style-name="P30" svg:x1="3.415in" svg:y1="0.0862in" svg:x2="3.415in" svg:y2="0.561in"><text:p/></draw:line><draw:polygon draw:style-name="gr54" draw:text-style-name="P36" svg:width="0.6134in" svg:height="0.2039in" svg:x="0.072in" svg:y="0.9709in" svg:viewBox="0 0 1559 519" draw:points="780,519 0,519 0,0 1559,0 1559,519"><text:p text:style-name="P54"><text:span text:style-name="T37">身份</text:span><text:span text:style-name="T37">信息</text:span></text:p></draw:polygon><draw:polygon draw:style-name="gr54" draw:text-style-name="P29" svg:width="0.6134in" svg:height="0.2039in" svg:x="0.9594in" svg:y="0.9709in" svg:viewBox="0 0 1559 519" draw:points="780,519 0,519 0,0 1559,0 1559,519"><text:p text:style-name="P28"><text:span text:style-name="T26">交易</text:span></text:p></draw:polygon><draw:polygon draw:style-name="gr54" draw:text-style-name="P36" svg:width="0.615in" svg:height="0.3398in" svg:x="1.8457in" svg:y="0.9031in" svg:viewBox="0 0 1563 864" draw:points="780,864 0,864 0,0 1563,0 1563,864"><text:p text:style-name="P54"><text:span text:style-name="T37">公众</text:span></text:p></draw:polygon><draw:line draw:style-name="gr47" draw:text-style-name="P30" svg:x1="0.8232in" svg:y1="0.9031in" svg:x2="0.8232in" svg:y2="1.2433in"><text:p/></draw:line><draw:polygon draw:style-name="gr48" draw:text-style-name="P31" svg:width="0.1012in" svg:height="0.0677in" svg:x="1.7441in" svg:y="1.039in" svg:viewBox="0 0 258 173" draw:points="258,85 0,173 0,0"><text:p/></draw:polygon><draw:line draw:style-name="gr49" draw:text-style-name="P30" svg:x1="1.5732in" svg:y1="1.0717in" svg:x2="1.7638in" svg:y2="1.0717in"><text:p/></draw:line><draw:frame draw:style-name="gr88" draw:text-style-name="P63" svg:width="0.7287in" svg:height="0.1449in" svg:x="0in" svg:y="0.7429in"><draw:text-box><text:p text:style-name="P32"><text:span text:style-name="T26">新隐</text:span><text:span text:style-name="T26">私模</text:span><text:span text:style-name="T26">型</text:span></text:p></draw:text-box></draw:frame><draw:polygon draw:style-name="gr48" draw:text-style-name="P31" svg:width="0.1008in" svg:height="0.0677in" svg:x="1.6764in" svg:y="0.2917in" svg:viewBox="0 0 257 173" draw:points="257,85 0,173 0,0"><text:p/></draw:polygon><draw:line draw:style-name="gr49" draw:text-style-name="P30" svg:x1="1.5055in" svg:y1="0.3252in" svg:x2="1.6957in" svg:y2="0.3252in"><text:p/></draw:line><draw:polygon draw:style-name="gr48" draw:text-style-name="P31" svg:width="0.1024in" svg:height="0.0677in" svg:x="2.5622in" svg:y="0.2917in" svg:viewBox="0 0 261 173" draw:points="261,85 0,173 0,0"><text:p/></draw:polygon><draw:line draw:style-name="gr49" draw:text-style-name="P30" svg:x1="2.3913in" svg:y1="0.3252in" svg:x2="2.5831in" svg:y2="0.3252in"><text:p/></draw:line><draw:line draw:style-name="gr47" draw:text-style-name="P30" svg:x1="0.6858in" svg:y1="0.3252in" svg:x2="0.8913in" svg:y2="0.3252in"><text:p/></draw:line><draw:frame draw:style-name="gr89" draw:text-style-name="P63" svg:width="0.9571in" svg:height="0.1449in" svg:x="0.0071in" svg:y="0in"><draw:text-box><text:p text:style-name="P32"><text:span text:style-name="T26">传统</text:span><text:span text:style-name="T26">隐私</text:span><text:span text:style-name="T26">模型</text:span></text:p></draw:text-box></draw:frame></draw:g></text:p>
      <text:p text:style-name="P17">作为额外的保护，对每笔交易使用新密钥对可以防止他们被关联到一个共同的拥有者。由于多输入值交易存在，有些关联仍不可避免，因为多输入值交易必然暴露其多个输入是属于同一个拥有者的。风险就在于如果一个密钥的拥有者被暴露，关联性将暴露其他属于同一个拥有者的交易。</text:p>
      <text:h text:style-name="P20" text:outline-level="2">11. <text:s text:c="3"/>计算</text:h>
      <text:p text:style-name="P7">我们考虑一个攻击者试图生成一条比诚实链更快的替代链的情况。即使这个目标达到了，也不会使系统变得可以任意修改，比如凭空创建货币或拿走不属于他的钱。节点将不会接受无效的交易作为支付，而且诚实节点永远不会接受一个包含无效交易的区块。攻击者只可能改变他自己的某笔交易来拿回他不久前已经支出的钱。</text:p>
      <text:p text:style-name="P17">诚实链与攻击者链之间的竞争可被建模为符合二项分布的随机游走。成功事件是诚实节点被延长一个区块，两条链的差距加 1，失败事件是攻击者的链延长一个区块，两条链的差距减 1。</text:p>
      <text:p text:style-name="P17"><text:soft-page-break/>攻击者从某一落后位置赶上诚实链的概率类似于赌徒破产理论。设想一个拥有无限信用的赌徒从一定亏损开始，进行可能无限次的赌博试图达到盈亏平衡。我们可以计算他达到盈亏平衡，即一个攻击者赶上诚实链的概率，如下 [8]：</text:p>
      <text:p text:style-name="P5"><text:span text:style-name="T6">p</text:span> = 诚实节点找到下一个区块的概率 </text:p>
      <text:p text:style-name="P5"><text:span text:style-name="T5">q</text:span> = 攻击者找到下一个区块的概率</text:p>
      <text:p text:style-name="P5"><text:span text:style-name="T5">q</text:span><text:span text:style-name="T4">z</text:span> = 攻击者从落后 z 个区块赶上诚实链的概率</text:p>
      <text:p text:style-name="P5"><draw:g text:anchor-type="as-char" draw:z-index="0" draw:style-name="gr1"><draw:frame draw:style-name="gr2" draw:text-style-name="P26" svg:width="0.078in" svg:height="0.1768in" svg:x="0in" svg:y="0.1693in"><draw:text-box><text:p text:style-name="P25"><text:span text:style-name="T12">q</text:span></text:p></draw:text-box></draw:frame><draw:frame draw:style-name="gr3" draw:text-style-name="P26" svg:width="0.037in" svg:height="0.1071in" svg:x="0.0945in" svg:y="0.2563in"><draw:text-box><text:p text:style-name="P25"><text:span text:style-name="T13">z</text:span></text:p></draw:text-box></draw:frame><draw:frame draw:style-name="gr4" draw:text-style-name="P26" svg:width="0.1232in" svg:height="0.1894in" svg:x="0.1362in" svg:y="0.1839in"><draw:text-box><text:p text:style-name="P25"><text:span text:style-name="T14">=</text:span></text:p></draw:text-box></draw:frame><draw:frame draw:style-name="gr5" draw:text-style-name="P26" svg:width="0.1598in" svg:height="0.5122in" svg:x="0.25in" svg:y="0in"><draw:text-box><text:p text:style-name="P25"><text:span text:style-name="T15">{</text:span></text:p></draw:text-box></draw:frame><draw:frame draw:style-name="gr2" draw:text-style-name="P26" svg:width="0.078in" svg:height="0.1768in" svg:x="0.5134in" svg:y="0.1209in"><draw:text-box><text:p text:style-name="P25"><text:span text:style-name="T16">1</text:span></text:p></draw:text-box></draw:frame><draw:frame draw:style-name="gr6" draw:text-style-name="P26" svg:width="0.0862in" svg:height="0.1768in" svg:x="0.8898in" svg:y="0.1063in"><draw:text-box><text:p text:style-name="P25"><text:span text:style-name="T12">if</text:span></text:p></draw:text-box></draw:frame><draw:frame draw:style-name="gr2" draw:text-style-name="P26" svg:width="0.078in" svg:height="0.1768in" svg:x="1.0453in" svg:y="0.1063in"><draw:text-box><text:p text:style-name="P25"><text:span text:style-name="T12">p</text:span></text:p></draw:text-box></draw:frame><draw:frame draw:style-name="gr4" draw:text-style-name="P26" svg:width="0.1232in" svg:height="0.1894in" svg:x="1.1283in" svg:y="0.089in"><draw:text-box><text:p text:style-name="P25"><text:span text:style-name="T14">≤</text:span></text:p></draw:text-box></draw:frame><draw:frame draw:style-name="gr2" draw:text-style-name="P26" svg:width="0.078in" svg:height="0.1768in" svg:x="1.2634in" svg:y="0.1063in"><draw:text-box><text:p text:style-name="P25"><text:span text:style-name="T12">q</text:span></text:p></draw:text-box></draw:frame><draw:frame draw:style-name="gr7" draw:text-style-name="P26" svg:width="0.0496in" svg:height="0.1894in" svg:x="0.3465in" svg:y="0.2972in"><draw:text-box><text:p text:style-name="P25"><text:span text:style-name="T14"></text:span></text:p></draw:text-box></draw:frame><draw:frame draw:style-name="gr2" draw:text-style-name="P26" svg:width="0.078in" svg:height="0.1768in" svg:x="0.3992in" svg:y="0.3098in"><draw:text-box><text:p text:style-name="P25"><text:span text:style-name="T12">q</text:span></text:p></draw:text-box></draw:frame><draw:frame draw:style-name="gr8" draw:text-style-name="P26" svg:width="0.0441in" svg:height="0.1894in" svg:x="0.4925in" svg:y="0.2972in"><draw:text-box><text:p text:style-name="P25"><text:span text:style-name="T14">/</text:span></text:p></draw:text-box></draw:frame><draw:frame draw:style-name="gr2" draw:text-style-name="P26" svg:width="0.078in" svg:height="0.1768in" svg:x="0.5756in" svg:y="0.3098in"><draw:text-box><text:p text:style-name="P25"><text:span text:style-name="T12">p</text:span></text:p></draw:text-box></draw:frame><draw:frame draw:style-name="gr7" draw:text-style-name="P26" svg:width="0.0496in" svg:height="0.1894in" svg:x="0.6602in" svg:y="0.2972in"><draw:text-box><text:p text:style-name="P25"><text:span text:style-name="T14"></text:span></text:p></draw:text-box></draw:frame><draw:frame draw:style-name="gr3" draw:text-style-name="P26" svg:width="0.037in" svg:height="0.1071in" svg:x="0.7118in" svg:y="0.2728in"><draw:text-box><text:p text:style-name="P25"><text:span text:style-name="T13">z</text:span></text:p></draw:text-box></draw:frame><draw:frame draw:style-name="gr6" draw:text-style-name="P26" svg:width="0.0862in" svg:height="0.1768in" svg:x="0.8898in" svg:y="0.3146in"><draw:text-box><text:p text:style-name="P25"><text:span text:style-name="T12">if</text:span></text:p></draw:text-box></draw:frame><draw:frame draw:style-name="gr2" draw:text-style-name="P26" svg:width="0.078in" svg:height="0.1768in" svg:x="1.0453in" svg:y="0.3146in"><draw:text-box><text:p text:style-name="P25"><text:span text:style-name="T12">p</text:span></text:p></draw:text-box></draw:frame><draw:frame draw:style-name="gr4" draw:text-style-name="P26" svg:width="0.1232in" svg:height="0.1894in" svg:x="1.1283in" svg:y="0.2972in"><draw:text-box><text:p text:style-name="P25"><text:span text:style-name="T14"></text:span></text:p></draw:text-box></draw:frame><draw:frame draw:style-name="gr2" draw:text-style-name="P26" svg:width="0.078in" svg:height="0.1768in" svg:x="1.2634in" svg:y="0.3146in"><draw:text-box><text:p text:style-name="P25"><text:span text:style-name="T12">q</text:span></text:p></draw:text-box></draw:frame><draw:frame draw:style-name="gr5" draw:text-style-name="P26" svg:width="0.1598in" svg:height="0.5122in" svg:x="1.322in" svg:y="0in"><draw:text-box><text:p text:style-name="P25"><text:span text:style-name="T15">}</text:span></text:p></draw:text-box></draw:frame></draw:g></text:p>
      <text:p text:style-name="P17">我们假设 p &gt; q，概率将随着攻击者需要赶上的区块数增加而呈指数下降。 由于形势对他不利，如果他没有在早期幸运地快速赶上，他落得越远赶上的机会就越渺茫。</text:p>
      <text:p text:style-name="P17">我们现在考虑一个新交易的收款人要等多久才能确保付款人不能再改变这个交易。我们假设付款人是想让收款人相信他暂时已经付款，然后在一段时间后改变成支付回他自己。这时收款人会收到警告，但付款人希望警告已为时已晚。</text:p>
      <text:p text:style-name="P17">收款人生成一个新密钥对并将公钥给付款人，这样付款人就无法提前对交易签名。这能防止付款人通过持续工作直到他足够幸运获得大幅领先的方式预先准备一条区块链，然后执行交易。一旦交易被发出，不诚实的付款人就开始秘密地在一条包含了他的替换版交易的平行链上工作。</text:p>
      <text:p text:style-name="P17">收款人等到交易被加到区块中且其后追加了 z 个区块。他不知道攻击者确切的进度，但是假设诚实的区块按期望的平均时间生成，攻击者可能的进度将是一个泊松分布，其期望值为：</text:p>
      <text:p text:style-name="P5"><draw:g text:anchor-type="as-char" draw:z-index="1" draw:style-name="gr1"><draw:frame draw:style-name="gr9" draw:text-style-name="P26" svg:width="0.2051in" svg:height="0.1894in" svg:x="0in" svg:y="0.0972in"><draw:text-box><text:p text:style-name="P25"><text:span text:style-name="T14"></text:span><text:span text:style-name="T14">=</text:span></text:p></draw:text-box></draw:frame><draw:frame draw:style-name="gr10" draw:text-style-name="P26" svg:width="0.0614in" svg:height="0.1768in" svg:x="0.2181in" svg:y="0.1102in"><draw:text-box><text:p text:style-name="P25"><text:span text:style-name="T12">z</text:span></text:p></draw:text-box></draw:frame><draw:polygon draw:style-name="gr11" draw:text-style-name="P27" svg:width="0.1189in" svg:height="0.0067in" svg:x="0.3126in" svg:y="0.1965in" svg:viewBox="0 0 303 18" draw:points="0,18 303,18 303,0 0,0"><text:p/></draw:polygon><draw:frame draw:style-name="gr2" draw:text-style-name="P26" svg:width="0.078in" svg:height="0.1768in" svg:x="0.3335in" svg:y="0in"><draw:text-box><text:p text:style-name="P25"><text:span text:style-name="T12">q</text:span></text:p></draw:text-box></draw:frame><draw:frame draw:style-name="gr2" draw:text-style-name="P26" svg:width="0.078in" svg:height="0.1768in" svg:x="0.3445in" svg:y="0.1874in"><draw:text-box><text:p text:style-name="P25"><text:span text:style-name="T12">p</text:span></text:p></draw:text-box></draw:frame></draw:g></text:p>
      <text:p text:style-name="P17">为计算攻击者现在仍然能赶上的概率，我们给每个他可能达到的进度的泊松密度乘以他在那个进度能赶上诚实链的概率：</text:p>
      <text:p text:style-name="P5"><text:soft-page-break/><draw:g text:anchor-type="as-char" draw:z-index="2" draw:style-name="gr1"><draw:frame draw:style-name="gr12" draw:text-style-name="P26" svg:width="0.178in" svg:height="0.2748in" svg:x="0in" svg:y="0.1409in"><draw:text-box><text:p text:style-name="P25"><text:span text:style-name="T17">∑</text:span></text:p></draw:text-box></draw:frame><draw:frame draw:style-name="gr13" draw:text-style-name="P26" svg:width="0.0425in" svg:height="0.1071in" svg:x="0in" svg:y="0.3874in"><draw:text-box><text:p text:style-name="P25"><text:span text:style-name="T13">k</text:span></text:p></draw:text-box></draw:frame><draw:frame draw:style-name="gr14" draw:text-style-name="P26" svg:width="0.0748in" svg:height="0.1142in" svg:x="0.0516in" svg:y="0.3807in"><draw:text-box><text:p text:style-name="P25"><text:span text:style-name="T18">=</text:span></text:p></draw:text-box></draw:frame><draw:frame draw:style-name="gr15" draw:text-style-name="P26" svg:width="0.0476in" svg:height="0.1071in" svg:x="0.1252in" svg:y="0.3874in"><draw:text-box><text:p text:style-name="P25"><text:span text:style-name="T19">0</text:span></text:p></draw:text-box></draw:frame><draw:frame draw:style-name="gr16" draw:text-style-name="P26" svg:width="0.0705in" svg:height="0.1142in" svg:x="0.0516in" svg:y="0.0972in"><draw:text-box><text:p text:style-name="P25"><text:span text:style-name="T18">∞</text:span></text:p></draw:text-box></draw:frame><draw:frame draw:style-name="gr17" draw:text-style-name="P26" svg:width="0.0835in" svg:height="0.1894in" svg:x="0.2181in" svg:y="0.1071in"><draw:text-box><text:p text:style-name="P25"><text:span text:style-name="T14"></text:span></text:p></draw:text-box></draw:frame><draw:frame draw:style-name="gr13" draw:text-style-name="P26" svg:width="0.0425in" svg:height="0.1071in" svg:x="0.3126in" svg:y="0.0925in"><draw:text-box><text:p text:style-name="P25"><text:span text:style-name="T13">k</text:span></text:p></draw:text-box></draw:frame><draw:frame draw:style-name="gr18" draw:text-style-name="P26" svg:width="0.0697in" svg:height="0.1768in" svg:x="0.3752in" svg:y="0.1209in"><draw:text-box><text:p text:style-name="P25"><text:span text:style-name="T12">e</text:span></text:p></draw:text-box></draw:frame><draw:polygon draw:style-name="gr11" draw:text-style-name="P27" svg:width="0.3634in" svg:height="0.0067in" svg:x="0.2185in" svg:y="0.2953in" svg:viewBox="0 0 924 18" draw:points="0,18 924,18 924,0 0,0"><text:p/></draw:polygon><draw:frame draw:style-name="gr19" draw:text-style-name="P26" svg:width="0.124in" svg:height="0.1142in" svg:x="0.4484in" svg:y="0.0866in"><draw:text-box><text:p text:style-name="P25"><text:span text:style-name="T18">−</text:span></text:p></draw:text-box></draw:frame><draw:frame draw:style-name="gr18" draw:text-style-name="P26" svg:width="0.0697in" svg:height="0.1768in" svg:x="0.3335in" svg:y="0.3071in"><draw:text-box><text:p text:style-name="P25"><text:span text:style-name="T12">k</text:span></text:p></draw:text-box></draw:frame><draw:frame draw:style-name="gr20" draw:text-style-name="P26" svg:width="0.0469in" svg:height="0.1894in" svg:x="0.4165in" svg:y="0.2929in"><draw:text-box><text:p text:style-name="P25"><text:span text:style-name="T14">!</text:span></text:p></draw:text-box></draw:frame><draw:frame draw:style-name="gr21" draw:text-style-name="P26" svg:width="0.0898in" svg:height="0.1894in" svg:x="0.572in" svg:y="0.189in"><draw:text-box><text:p text:style-name="P25"><text:span text:style-name="T14">⋅</text:span></text:p></draw:text-box></draw:frame><draw:frame draw:style-name="gr5" draw:text-style-name="P26" svg:width="0.1598in" svg:height="0.5122in" svg:x="0.6362in" svg:y="0in"><draw:text-box><text:p text:style-name="P25"><text:span text:style-name="T15">{</text:span></text:p></draw:text-box></draw:frame><draw:frame draw:style-name="gr7" draw:text-style-name="P26" svg:width="0.0496in" svg:height="0.1894in" svg:x="0.722in" svg:y="0.1236in"><draw:text-box><text:p text:style-name="P25"><text:span text:style-name="T14"></text:span></text:p></draw:text-box></draw:frame><draw:frame draw:style-name="gr2" draw:text-style-name="P26" svg:width="0.078in" svg:height="0.1768in" svg:x="0.7717in" svg:y="0.1362in"><draw:text-box><text:p text:style-name="P25"><text:span text:style-name="T12">q</text:span></text:p></draw:text-box></draw:frame><draw:frame draw:style-name="gr8" draw:text-style-name="P26" svg:width="0.0441in" svg:height="0.1894in" svg:x="0.8681in" svg:y="0.1236in"><draw:text-box><text:p text:style-name="P25"><text:span text:style-name="T14">/</text:span></text:p></draw:text-box></draw:frame><draw:frame draw:style-name="gr2" draw:text-style-name="P26" svg:width="0.078in" svg:height="0.1768in" svg:x="0.9492in" svg:y="0.1362in"><draw:text-box><text:p text:style-name="P25"><text:span text:style-name="T12">p</text:span></text:p></draw:text-box></draw:frame><draw:frame draw:style-name="gr7" draw:text-style-name="P26" svg:width="0.0496in" svg:height="0.1894in" svg:x="1.0335in" svg:y="0.1236in"><draw:text-box><text:p text:style-name="P25"><text:span text:style-name="T14"></text:span></text:p></draw:text-box></draw:frame><draw:frame draw:style-name="gr22" draw:text-style-name="P26" svg:width="0.0303in" svg:height="0.1142in" svg:x="1.0752in" svg:y="0.0984in"><draw:text-box><text:p text:style-name="P25"><text:span text:style-name="T18"></text:span></text:p></draw:text-box></draw:frame><draw:frame draw:style-name="gr3" draw:text-style-name="P26" svg:width="0.037in" svg:height="0.1071in" svg:x="1.1181in" svg:y="0.1043in"><draw:text-box><text:p text:style-name="P25"><text:span text:style-name="T13">z</text:span></text:p></draw:text-box></draw:frame><draw:frame draw:style-name="gr14" draw:text-style-name="P26" svg:width="0.0748in" svg:height="0.1142in" svg:x="1.1598in" svg:y="0.0984in"><draw:text-box><text:p text:style-name="P25"><text:span text:style-name="T18">−</text:span></text:p></draw:text-box></draw:frame><draw:frame draw:style-name="gr13" draw:text-style-name="P26" svg:width="0.0425in" svg:height="0.1071in" svg:x="1.2417in" svg:y="0.1043in"><draw:text-box><text:p text:style-name="P25"><text:span text:style-name="T13">k</text:span></text:p></draw:text-box></draw:frame><draw:frame draw:style-name="gr22" draw:text-style-name="P26" svg:width="0.0303in" svg:height="0.1142in" svg:x="1.2945in" svg:y="0.0984in"><draw:text-box><text:p text:style-name="P25"><text:span text:style-name="T18"></text:span></text:p></draw:text-box></draw:frame><draw:frame draw:style-name="gr23" draw:text-style-name="P26" svg:width="0.1925in" svg:height="0.1768in" svg:x="1.461in" svg:y="0.1091in"><draw:text-box><text:p text:style-name="P25"><text:span text:style-name="T12">if </text:span><text:span text:style-name="T12">k</text:span></text:p></draw:text-box></draw:frame><draw:frame draw:style-name="gr4" draw:text-style-name="P26" svg:width="0.1232in" svg:height="0.1894in" svg:x="1.6807in" svg:y="0.0953in"><draw:text-box><text:p text:style-name="P25"><text:span text:style-name="T14">≤</text:span></text:p></draw:text-box></draw:frame><draw:frame draw:style-name="gr10" draw:text-style-name="P26" svg:width="0.0614in" svg:height="0.1768in" svg:x="1.8252in" svg:y="0.1091in"><draw:text-box><text:p text:style-name="P25"><text:span text:style-name="T12">z</text:span></text:p></draw:text-box></draw:frame><draw:frame draw:style-name="gr2" draw:text-style-name="P26" svg:width="0.078in" svg:height="0.1768in" svg:x="0.9819in" svg:y="0.3126in"><draw:text-box><text:p text:style-name="P25"><text:span text:style-name="T16">1</text:span></text:p></draw:text-box></draw:frame><draw:frame draw:style-name="gr23" draw:text-style-name="P26" svg:width="0.1925in" svg:height="0.1768in" svg:x="1.461in" svg:y="0.2953in"><draw:text-box><text:p text:style-name="P25"><text:span text:style-name="T12">if </text:span><text:span text:style-name="T12">k</text:span></text:p></draw:text-box></draw:frame><draw:frame draw:style-name="gr4" draw:text-style-name="P26" svg:width="0.1232in" svg:height="0.1894in" svg:x="1.6807in" svg:y="0.2811in"><draw:text-box><text:p text:style-name="P25"><text:span text:style-name="T14"></text:span></text:p></draw:text-box></draw:frame><draw:frame draw:style-name="gr10" draw:text-style-name="P26" svg:width="0.0614in" svg:height="0.1768in" svg:x="1.8252in" svg:y="0.2953in"><draw:text-box><text:p text:style-name="P25"><text:span text:style-name="T12">z</text:span></text:p></draw:text-box></draw:frame><draw:frame draw:style-name="gr5" draw:text-style-name="P26" svg:width="0.1598in" svg:height="0.5122in" svg:x="1.8752in" svg:y="0in"><draw:text-box><text:p text:style-name="P25"><text:span text:style-name="T15">}</text:span></text:p></draw:text-box></draw:frame></draw:g></text:p>
      <text:p text:style-name="P7">变换以避免对分布的无限尾部求和...</text:p>
      <text:p text:style-name="P5"><draw:g text:anchor-type="as-char" draw:z-index="3" draw:style-name="gr1"><draw:frame draw:style-name="gr2" draw:text-style-name="P26" svg:width="0.078in" svg:height="0.1768in" svg:x="0in" svg:y="0.1055in"><draw:text-box><text:p text:style-name="P25"><text:span text:style-name="T16">1</text:span></text:p></draw:text-box></draw:frame><draw:frame draw:style-name="gr4" draw:text-style-name="P26" svg:width="0.1232in" svg:height="0.1894in" svg:x="0.072in" svg:y="0.0929in"><draw:text-box><text:p text:style-name="P25"><text:span text:style-name="T14">−</text:span></text:p></draw:text-box></draw:frame><draw:frame draw:style-name="gr12" draw:text-style-name="P26" svg:width="0.178in" svg:height="0.2748in" svg:x="0.1972in" svg:y="0.0583in"><draw:text-box><text:p text:style-name="P25"><text:span text:style-name="T17">∑</text:span></text:p></draw:text-box></draw:frame><draw:frame draw:style-name="gr13" draw:text-style-name="P26" svg:width="0.0425in" svg:height="0.1071in" svg:x="0.2083in" svg:y="0.311in"><draw:text-box><text:p text:style-name="P25"><text:span text:style-name="T13">k</text:span></text:p></draw:text-box></draw:frame><draw:frame draw:style-name="gr14" draw:text-style-name="P26" svg:width="0.0748in" svg:height="0.1142in" svg:x="0.2598in" svg:y="0.3043in"><draw:text-box><text:p text:style-name="P25"><text:span text:style-name="T18">=</text:span></text:p></draw:text-box></draw:frame><draw:frame draw:style-name="gr15" draw:text-style-name="P26" svg:width="0.0476in" svg:height="0.1071in" svg:x="0.3335in" svg:y="0.311in"><draw:text-box><text:p text:style-name="P25"><text:span text:style-name="T19">0</text:span></text:p></draw:text-box></draw:frame><draw:frame draw:style-name="gr3" draw:text-style-name="P26" svg:width="0.037in" svg:height="0.1071in" svg:x="0.2728in" svg:y="0in"><draw:text-box><text:p text:style-name="P25"><text:span text:style-name="T13">z</text:span></text:p></draw:text-box></draw:frame><draw:frame draw:style-name="gr17" draw:text-style-name="P26" svg:width="0.0835in" svg:height="0.1894in" svg:x="0.4236in" svg:y="0.0173in"><draw:text-box><text:p text:style-name="P25"><text:span text:style-name="T14"></text:span></text:p></draw:text-box></draw:frame><draw:frame draw:style-name="gr13" draw:text-style-name="P26" svg:width="0.0425in" svg:height="0.1071in" svg:x="0.5071in" svg:y="0.0173in"><draw:text-box><text:p text:style-name="P25"><text:span text:style-name="T13">k</text:span></text:p></draw:text-box></draw:frame><draw:frame draw:style-name="gr18" draw:text-style-name="P26" svg:width="0.0697in" svg:height="0.1768in" svg:x="0.5807in" svg:y="0.0366in"><draw:text-box><text:p text:style-name="P25"><text:span text:style-name="T12">e</text:span></text:p></draw:text-box></draw:frame><draw:polygon draw:style-name="gr11" draw:text-style-name="P27" svg:width="0.3634in" svg:height="0.0067in" svg:x="0.4142in" svg:y="0.215in" svg:viewBox="0 0 924 18" draw:points="0,18 924,18 924,0 0,0"><text:p/></draw:polygon><draw:frame draw:style-name="gr19" draw:text-style-name="P26" svg:width="0.124in" svg:height="0.1142in" svg:x="0.65in" svg:y="0.0098in"><draw:text-box><text:p text:style-name="P25"><text:span text:style-name="T18">−</text:span></text:p></draw:text-box></draw:frame><draw:frame draw:style-name="gr18" draw:text-style-name="P26" svg:width="0.0697in" svg:height="0.1768in" svg:x="0.539in" svg:y="0.2339in"><draw:text-box><text:p text:style-name="P25"><text:span text:style-name="T12">k</text:span></text:p></draw:text-box></draw:frame><draw:frame draw:style-name="gr20" draw:text-style-name="P26" svg:width="0.0469in" svg:height="0.1894in" svg:x="0.6209in" svg:y="0.2154in"><draw:text-box><text:p text:style-name="P25"><text:span text:style-name="T14">!</text:span></text:p></draw:text-box></draw:frame><draw:frame draw:style-name="gr24" draw:text-style-name="P26" svg:width="0.065in" svg:height="0.2512in" svg:x="0.7984in" svg:y="0.0528in"><draw:text-box><text:p text:style-name="P25"><text:span text:style-name="T20"></text:span></text:p></draw:text-box></draw:frame><draw:frame draw:style-name="gr2" draw:text-style-name="P26" svg:width="0.078in" svg:height="0.1768in" svg:x="0.8484in" svg:y="0.1055in"><draw:text-box><text:p text:style-name="P25"><text:span text:style-name="T16">1</text:span></text:p></draw:text-box></draw:frame><draw:frame draw:style-name="gr25" draw:text-style-name="P26" svg:width="0.1713in" svg:height="0.1894in" svg:x="0.9264in" svg:y="0.0929in"><draw:text-box><text:p text:style-name="P25"><text:span text:style-name="T14">−</text:span></text:p></draw:text-box></draw:frame><draw:frame draw:style-name="gr2" draw:text-style-name="P26" svg:width="0.078in" svg:height="0.1768in" svg:x="1.1083in" svg:y="0.1055in"><draw:text-box><text:p text:style-name="P25"><text:span text:style-name="T12">q</text:span></text:p></draw:text-box></draw:frame><draw:frame draw:style-name="gr8" draw:text-style-name="P26" svg:width="0.0441in" svg:height="0.1894in" svg:x="1.1957in" svg:y="0.0929in"><draw:text-box><text:p text:style-name="P25"><text:span text:style-name="T14">/</text:span></text:p></draw:text-box></draw:frame><draw:frame draw:style-name="gr2" draw:text-style-name="P26" svg:width="0.078in" svg:height="0.1768in" svg:x="1.2846in" svg:y="0.1055in"><draw:text-box><text:p text:style-name="P25"><text:span text:style-name="T12">p</text:span></text:p></draw:text-box></draw:frame><draw:frame draw:style-name="gr7" draw:text-style-name="P26" svg:width="0.0496in" svg:height="0.1894in" svg:x="1.3626in" svg:y="0.0929in"><draw:text-box><text:p text:style-name="P25"><text:span text:style-name="T14"></text:span></text:p></draw:text-box></draw:frame><draw:frame draw:style-name="gr22" draw:text-style-name="P26" svg:width="0.0303in" svg:height="0.1142in" svg:x="1.4043in" svg:y="0.0744in"><draw:text-box><text:p text:style-name="P25"><text:span text:style-name="T18"></text:span></text:p></draw:text-box></draw:frame><draw:frame draw:style-name="gr3" draw:text-style-name="P26" svg:width="0.037in" svg:height="0.1071in" svg:x="1.4457in" svg:y="0.0783in"><draw:text-box><text:p text:style-name="P25"><text:span text:style-name="T13">z</text:span></text:p></draw:text-box></draw:frame><draw:frame draw:style-name="gr14" draw:text-style-name="P26" svg:width="0.0748in" svg:height="0.1142in" svg:x="1.4874in" svg:y="0.0744in"><draw:text-box><text:p text:style-name="P25"><text:span text:style-name="T18">−</text:span></text:p></draw:text-box></draw:frame><draw:frame draw:style-name="gr13" draw:text-style-name="P26" svg:width="0.0425in" svg:height="0.1071in" svg:x="1.5709in" svg:y="0.0783in"><draw:text-box><text:p text:style-name="P25"><text:span text:style-name="T13">k</text:span></text:p></draw:text-box></draw:frame><draw:frame draw:style-name="gr22" draw:text-style-name="P26" svg:width="0.0303in" svg:height="0.1142in" svg:x="1.622in" svg:y="0.0744in"><draw:text-box><text:p text:style-name="P25"><text:span text:style-name="T18"></text:span></text:p></draw:text-box></draw:frame><draw:frame draw:style-name="gr24" draw:text-style-name="P26" svg:width="0.065in" svg:height="0.2512in" svg:x="1.6543in" svg:y="0.0528in"><draw:text-box><text:p text:style-name="P25"><text:span text:style-name="T20"></text:span></text:p></draw:text-box></draw:frame></draw:g></text:p>
      <text:p text:style-name="P7">转换成 C 语言代码...</text:p>
      <text:p text:style-name="P2"><draw:g text:anchor-type="as-char" draw:z-index="4" draw:style-name="gr26"><draw:frame draw:style-name="gr27" draw:text-style-name="P26" svg:width="1.135in" svg:height="0.1268in" svg:x="0in" svg:y="0in"><draw:text-box><text:p text:style-name="P25"><text:span text:style-name="T21">#i</text:span><text:span text:style-name="T21">nc</text:span><text:span text:style-name="T21">lu</text:span><text:span text:style-name="T21">de </text:span><text:span text:style-name="T21">&lt;m</text:span><text:span text:style-name="T21">at</text:span><text:span text:style-name="T21">h.</text:span><text:span text:style-name="T21">h&gt;</text:span></text:p></draw:text-box></draw:frame><draw:frame draw:style-name="gr28" draw:text-style-name="P26" svg:width="3.3358in" svg:height="0.1268in" svg:x="0in" svg:y="0.1264in"><draw:text-box><text:p text:style-name="P25"><text:span text:style-name="T21">do</text:span><text:span text:style-name="T21">ub</text:span><text:span text:style-name="T21">le </text:span><text:span text:style-name="T21">At</text:span><text:span text:style-name="T21">ta</text:span><text:span text:style-name="T21">ck</text:span><text:span text:style-name="T21">er</text:span><text:span text:style-name="T21">Su</text:span><text:span text:style-name="T21">cc</text:span><text:span text:style-name="T21">es</text:span><text:span text:style-name="T21">sP</text:span><text:span text:style-name="T21">ro</text:span><text:span text:style-name="T21">ba</text:span><text:span text:style-name="T21">bi</text:span><text:span text:style-name="T21">li</text:span><text:span text:style-name="T21">ty</text:span><text:span text:style-name="T21">(d</text:span><text:span text:style-name="T21">ou</text:span><text:span text:style-name="T21">bl</text:span><text:span text:style-name="T21">e </text:span><text:span text:style-name="T21">q, </text:span><text:span text:style-name="T21">in</text:span><text:span text:style-name="T21">t </text:span><text:span text:style-name="T21">z)</text:span></text:p></draw:text-box></draw:frame><draw:frame draw:style-name="gr29" draw:text-style-name="P26" svg:width="0.0685in" svg:height="0.1268in" svg:x="0in" svg:y="0.2516in"><draw:text-box><text:p text:style-name="P25"><text:span text:style-name="T21">{</text:span></text:p></draw:text-box></draw:frame><draw:frame draw:style-name="gr30" draw:text-style-name="P26" svg:width="1.535in" svg:height="0.1268in" svg:x="0in" svg:y="0.378in"><draw:text-box><text:p text:style-name="P25"><text:span text:style-name="T21"><text:s text:c="3"/></text:span><text:span text:style-name="T21"><text:s/></text:span><text:span text:style-name="T21">do</text:span><text:span text:style-name="T21">ub</text:span><text:span text:style-name="T21">le </text:span><text:span text:style-name="T21">p </text:span><text:span text:style-name="T21">= </text:span><text:span text:style-name="T21">1.</text:span><text:span text:style-name="T21">0 </text:span><text:span text:style-name="T21">- </text:span><text:span text:style-name="T21">q;</text:span></text:p></draw:text-box></draw:frame><draw:frame draw:style-name="gr31" draw:text-style-name="P26" svg:width="2.1358in" svg:height="0.1268in" svg:x="0in" svg:y="0.5028in"><draw:text-box><text:p text:style-name="P25"><text:span text:style-name="T21"><text:s text:c="3"/></text:span><text:span text:style-name="T21"><text:s/></text:span><text:span text:style-name="T21">do</text:span><text:span text:style-name="T21">ub</text:span><text:span text:style-name="T21">le </text:span><text:span text:style-name="T21">la</text:span><text:span text:style-name="T21">mb</text:span><text:span text:style-name="T21">da </text:span><text:span text:style-name="T21">= </text:span><text:span text:style-name="T21">z </text:span><text:span text:style-name="T21">* </text:span><text:span text:style-name="T21">(q </text:span><text:span text:style-name="T21">/ </text:span><text:span text:style-name="T21">p)</text:span><text:span text:style-name="T21">;</text:span></text:p></draw:text-box></draw:frame><draw:frame draw:style-name="gr32" draw:text-style-name="P26" svg:width="1.4016in" svg:height="0.1268in" svg:x="0in" svg:y="0.6291in"><draw:text-box><text:p text:style-name="P25"><text:span text:style-name="T21"><text:s text:c="3"/></text:span><text:span text:style-name="T21"><text:s/></text:span><text:span text:style-name="T21">do</text:span><text:span text:style-name="T21">ub</text:span><text:span text:style-name="T21">le </text:span><text:span text:style-name="T21">su</text:span><text:span text:style-name="T21">m </text:span><text:span text:style-name="T21">= </text:span><text:span text:style-name="T21">1.</text:span><text:span text:style-name="T21">0;</text:span></text:p></draw:text-box></draw:frame><draw:frame draw:style-name="gr33" draw:text-style-name="P26" svg:width="0.8685in" svg:height="0.1268in" svg:x="0in" svg:y="0.7543in"><draw:text-box><text:p text:style-name="P25"><text:span text:style-name="T21"><text:s text:c="3"/></text:span><text:span text:style-name="T21"><text:s/></text:span><text:span text:style-name="T21">in</text:span><text:span text:style-name="T21">t </text:span><text:span text:style-name="T21">i, </text:span><text:span text:style-name="T21">k;</text:span></text:p></draw:text-box></draw:frame><draw:frame draw:style-name="gr34" draw:text-style-name="P26" svg:width="1.8685in" svg:height="0.1268in" svg:x="0in" svg:y="0.8807in"><draw:text-box><text:p text:style-name="P25"><text:span text:style-name="T21"><text:s text:c="3"/></text:span><text:span text:style-name="T21"><text:s/></text:span><text:span text:style-name="T21">fo</text:span><text:span text:style-name="T21">r </text:span><text:span text:style-name="T21">(k </text:span><text:span text:style-name="T21">= </text:span><text:span text:style-name="T21">0; </text:span><text:span text:style-name="T21">k </text:span><text:span text:style-name="T21">&lt;= </text:span><text:span text:style-name="T21">z; </text:span><text:span text:style-name="T21">k+</text:span><text:span text:style-name="T21">+)</text:span></text:p></draw:text-box></draw:frame><draw:frame draw:style-name="gr35" draw:text-style-name="P26" svg:width="0.335in" svg:height="0.1268in" svg:x="0in" svg:y="1.0055in"><draw:text-box><text:p text:style-name="P25"><text:span text:style-name="T21"><text:s text:c="3"/></text:span><text:span text:style-name="T21"><text:s/></text:span><text:span text:style-name="T21">{</text:span></text:p></draw:text-box></draw:frame><draw:frame draw:style-name="gr36" draw:text-style-name="P26" svg:width="2.5358in" svg:height="0.1268in" svg:x="0in" svg:y="1.1319in"><draw:text-box><text:p text:style-name="P25"><text:span text:style-name="T21"><text:s text:c="3"/></text:span><text:span text:style-name="T21"><text:s text:c="3"/></text:span><text:span text:style-name="T21"><text:s text:c="2"/></text:span><text:span text:style-name="T21">do</text:span><text:span text:style-name="T21">ub</text:span><text:span text:style-name="T21">le </text:span><text:span text:style-name="T21">po</text:span><text:span text:style-name="T21">is</text:span><text:span text:style-name="T21">so</text:span><text:span text:style-name="T21">n </text:span><text:span text:style-name="T21">= </text:span><text:span text:style-name="T21">ex</text:span><text:span text:style-name="T21">p(</text:span><text:span text:style-name="T21">-</text:span><text:span text:style-name="T21">la</text:span><text:span text:style-name="T21">mb</text:span><text:span text:style-name="T21">da</text:span><text:span text:style-name="T21">);</text:span></text:p></draw:text-box></draw:frame><draw:frame draw:style-name="gr37" draw:text-style-name="P26" svg:width="2.135in" svg:height="0.1268in" svg:x="0in" svg:y="1.2571in"><draw:text-box><text:p text:style-name="P25"><text:span text:style-name="T21"><text:s text:c="3"/></text:span><text:span text:style-name="T21"><text:s text:c="3"/></text:span><text:span text:style-name="T21"><text:s text:c="2"/></text:span><text:span text:style-name="T21">fo</text:span><text:span text:style-name="T21">r </text:span><text:span text:style-name="T21">(i </text:span><text:span text:style-name="T21">= </text:span><text:span text:style-name="T21">1; </text:span><text:span text:style-name="T21">i </text:span><text:span text:style-name="T21">&lt;= </text:span><text:span text:style-name="T21">k; </text:span><text:span text:style-name="T21">i+</text:span><text:span text:style-name="T21">+)</text:span></text:p></draw:text-box></draw:frame><draw:frame draw:style-name="gr38" draw:text-style-name="P26" svg:width="2.2685in" svg:height="0.1268in" svg:x="0in" svg:y="1.3835in"><draw:text-box><text:p text:style-name="P25"><text:span text:style-name="T21"><text:s text:c="3"/></text:span><text:span text:style-name="T21"><text:s text:c="3"/></text:span><text:span text:style-name="T21"><text:s text:c="3"/></text:span><text:span text:style-name="T21"><text:s text:c="3"/></text:span><text:span text:style-name="T21">po</text:span><text:span text:style-name="T21">is</text:span><text:span text:style-name="T21">so</text:span><text:span text:style-name="T21">n </text:span><text:span text:style-name="T21">*= </text:span><text:span text:style-name="T21">la</text:span><text:span text:style-name="T21">mb</text:span><text:span text:style-name="T21">da </text:span><text:span text:style-name="T21">/ </text:span><text:span text:style-name="T21">i;</text:span></text:p></draw:text-box></draw:frame><draw:frame draw:style-name="gr39" draw:text-style-name="P26" svg:width="3.2689in" svg:height="0.1268in" svg:x="0in" svg:y="1.5083in"><draw:text-box><text:p text:style-name="P25"><text:span text:style-name="T21"><text:s text:c="3"/></text:span><text:span text:style-name="T21"><text:s text:c="3"/></text:span><text:span text:style-name="T21"><text:s text:c="2"/></text:span><text:span text:style-name="T21">su</text:span><text:span text:style-name="T21">m </text:span><text:span text:style-name="T21">-= </text:span><text:span text:style-name="T21">po</text:span><text:span text:style-name="T21">is</text:span><text:span text:style-name="T21">so</text:span><text:span text:style-name="T21">n </text:span><text:span text:style-name="T21">* </text:span><text:span text:style-name="T21">(1 </text:span><text:span text:style-name="T21">- </text:span><text:span text:style-name="T21">po</text:span><text:span text:style-name="T21">w(</text:span><text:span text:style-name="T21">q </text:span><text:span text:style-name="T21">/ </text:span><text:span text:style-name="T21">p, </text:span><text:span text:style-name="T21">z </text:span><text:span text:style-name="T21">- </text:span><text:span text:style-name="T21">k)</text:span><text:span text:style-name="T21">);</text:span></text:p></draw:text-box></draw:frame><draw:frame draw:style-name="gr35" draw:text-style-name="P26" svg:width="0.335in" svg:height="0.1268in" svg:x="0in" svg:y="1.6346in"><draw:text-box><text:p text:style-name="P25"><text:span text:style-name="T21"><text:s text:c="3"/></text:span><text:span text:style-name="T21"><text:s/></text:span><text:span text:style-name="T21">}</text:span></text:p></draw:text-box></draw:frame><draw:frame draw:style-name="gr40" draw:text-style-name="P26" svg:width="1.0016in" svg:height="0.1268in" svg:x="0in" svg:y="1.7598in"><draw:text-box><text:p text:style-name="P25"><text:span text:style-name="T21"><text:s text:c="3"/></text:span><text:span text:style-name="T21"><text:s/></text:span><text:span text:style-name="T21">re</text:span><text:span text:style-name="T21">tu</text:span><text:span text:style-name="T21">rn </text:span><text:span text:style-name="T21">su</text:span><text:span text:style-name="T21">m;</text:span></text:p></draw:text-box></draw:frame><draw:frame draw:style-name="gr29" draw:text-style-name="P26" svg:width="0.0685in" svg:height="0.1268in" svg:x="0in" svg:y="1.8862in"><draw:text-box><text:p text:style-name="P25"><text:span text:style-name="T21">}</text:span></text:p></draw:text-box></draw:frame></draw:g></text:p>
      <text:p text:style-name="P7">运行得到一些结果结果，我们可以看到概率随 z 呈指数下降。</text:p>
      <text:p text:style-name="P2"><draw:g text:anchor-type="as-char" draw:z-index="5" draw:style-name="gr26"><draw:frame draw:style-name="gr35" draw:text-style-name="P26" svg:width="0.335in" svg:height="0.1268in" svg:x="0in" svg:y="0in"><draw:text-box><text:p text:style-name="P25"><text:span text:style-name="T21">q=</text:span><text:span text:style-name="T21">0.</text:span><text:span text:style-name="T21">1</text:span></text:p></draw:text-box></draw:frame><draw:frame draw:style-name="gr41" draw:text-style-name="P26" svg:width="1.2016in" svg:height="0.1268in" svg:x="0in" svg:y="0.1252in"><draw:text-box><text:p text:style-name="P25"><text:span text:style-name="T21">z=</text:span><text:span text:style-name="T21">0 <text:s/></text:span><text:span text:style-name="T21"><text:s text:c="2"/></text:span><text:span text:style-name="T21">P=</text:span><text:span text:style-name="T21">1.</text:span><text:span text:style-name="T21">00</text:span><text:span text:style-name="T21">00</text:span><text:span text:style-name="T21">00</text:span><text:span text:style-name="T21">0</text:span></text:p></draw:text-box></draw:frame><draw:frame draw:style-name="gr41" draw:text-style-name="P26" svg:width="1.2016in" svg:height="0.1268in" svg:x="0in" svg:y="0.2516in"><draw:text-box><text:p text:style-name="P25"><text:span text:style-name="T21">z=</text:span><text:span text:style-name="T21">1 <text:s/></text:span><text:span text:style-name="T21"><text:s text:c="2"/></text:span><text:span text:style-name="T21">P=</text:span><text:span text:style-name="T21">0.</text:span><text:span text:style-name="T21">20</text:span><text:span text:style-name="T21">45</text:span><text:span text:style-name="T21">87</text:span><text:span text:style-name="T21">3</text:span></text:p></draw:text-box></draw:frame><draw:frame draw:style-name="gr41" draw:text-style-name="P26" svg:width="1.2016in" svg:height="0.1268in" svg:x="0in" svg:y="0.3764in"><draw:text-box><text:p text:style-name="P25"><text:span text:style-name="T21">z=</text:span><text:span text:style-name="T21">2 <text:s/></text:span><text:span text:style-name="T21"><text:s text:c="2"/></text:span><text:span text:style-name="T21">P=</text:span><text:span text:style-name="T21">0.</text:span><text:span text:style-name="T21">05</text:span><text:span text:style-name="T21">09</text:span><text:span text:style-name="T21">77</text:span><text:span text:style-name="T21">9</text:span></text:p></draw:text-box></draw:frame><draw:frame draw:style-name="gr41" draw:text-style-name="P26" svg:width="1.2016in" svg:height="0.1268in" svg:x="0in" svg:y="0.5028in"><draw:text-box><text:p text:style-name="P25"><text:span text:style-name="T21">z=</text:span><text:span text:style-name="T21">3 <text:s/></text:span><text:span text:style-name="T21"><text:s text:c="2"/></text:span><text:span text:style-name="T21">P=</text:span><text:span text:style-name="T21">0.</text:span><text:span text:style-name="T21">01</text:span><text:span text:style-name="T21">31</text:span><text:span text:style-name="T21">72</text:span><text:span text:style-name="T21">2</text:span></text:p></draw:text-box></draw:frame><draw:frame draw:style-name="gr41" draw:text-style-name="P26" svg:width="1.2016in" svg:height="0.1268in" svg:x="0in" svg:y="0.628in"><draw:text-box><text:p text:style-name="P25"><text:span text:style-name="T21">z=</text:span><text:span text:style-name="T21">4 <text:s/></text:span><text:span text:style-name="T21"><text:s text:c="2"/></text:span><text:span text:style-name="T21">P=</text:span><text:span text:style-name="T21">0.</text:span><text:span text:style-name="T21">00</text:span><text:span text:style-name="T21">34</text:span><text:span text:style-name="T21">55</text:span><text:span text:style-name="T21">2</text:span></text:p></draw:text-box></draw:frame><draw:frame draw:style-name="gr41" draw:text-style-name="P26" svg:width="1.2016in" svg:height="0.1268in" svg:x="0in" svg:y="0.7543in"><draw:text-box><text:p text:style-name="P25"><text:span text:style-name="T21">z=</text:span><text:span text:style-name="T21">5 <text:s/></text:span><text:span text:style-name="T21"><text:s text:c="2"/></text:span><text:span text:style-name="T21">P=</text:span><text:span text:style-name="T21">0.</text:span><text:span text:style-name="T21">00</text:span><text:span text:style-name="T21">09</text:span><text:span text:style-name="T21">13</text:span><text:span text:style-name="T21">7</text:span></text:p></draw:text-box></draw:frame><draw:frame draw:style-name="gr41" draw:text-style-name="P26" svg:width="1.2016in" svg:height="0.1268in" svg:x="0in" svg:y="0.8791in"><draw:text-box><text:p text:style-name="P25"><text:span text:style-name="T21">z=</text:span><text:span text:style-name="T21">6 <text:s/></text:span><text:span text:style-name="T21"><text:s text:c="2"/></text:span><text:span text:style-name="T21">P=</text:span><text:span text:style-name="T21">0.</text:span><text:span text:style-name="T21">00</text:span><text:span text:style-name="T21">02</text:span><text:span text:style-name="T21">42</text:span><text:span text:style-name="T21">8</text:span></text:p></draw:text-box></draw:frame><draw:frame draw:style-name="gr41" draw:text-style-name="P26" svg:width="1.2016in" svg:height="0.1268in" svg:x="0in" svg:y="1.0055in"><draw:text-box><text:p text:style-name="P25"><text:span text:style-name="T21">z=</text:span><text:span text:style-name="T21">7 <text:s/></text:span><text:span text:style-name="T21"><text:s text:c="2"/></text:span><text:span text:style-name="T21">P=</text:span><text:span text:style-name="T21">0.</text:span><text:span text:style-name="T21">00</text:span><text:span text:style-name="T21">00</text:span><text:span text:style-name="T21">64</text:span><text:span text:style-name="T21">7</text:span></text:p></draw:text-box></draw:frame><draw:frame draw:style-name="gr41" draw:text-style-name="P26" svg:width="1.2016in" svg:height="0.1268in" svg:x="0in" svg:y="1.1307in"><draw:text-box><text:p text:style-name="P25"><text:span text:style-name="T21">z=</text:span><text:span text:style-name="T21">8 <text:s/></text:span><text:span text:style-name="T21"><text:s text:c="2"/></text:span><text:span text:style-name="T21">P=</text:span><text:span text:style-name="T21">0.</text:span><text:span text:style-name="T21">00</text:span><text:span text:style-name="T21">00</text:span><text:span text:style-name="T21">17</text:span><text:span text:style-name="T21">3</text:span></text:p></draw:text-box></draw:frame><draw:frame draw:style-name="gr41" draw:text-style-name="P26" svg:width="1.2016in" svg:height="0.1268in" svg:x="0in" svg:y="1.2571in"><draw:text-box><text:p text:style-name="P25"><text:span text:style-name="T21">z=</text:span><text:span text:style-name="T21">9 <text:s/></text:span><text:span text:style-name="T21"><text:s text:c="2"/></text:span><text:span text:style-name="T21">P=</text:span><text:span text:style-name="T21">0.</text:span><text:span text:style-name="T21">00</text:span><text:span text:style-name="T21">00</text:span><text:span text:style-name="T21">04</text:span><text:span text:style-name="T21">6</text:span></text:p></draw:text-box></draw:frame><draw:frame draw:style-name="gr41" draw:text-style-name="P26" svg:width="1.2016in" svg:height="0.1268in" svg:x="0in" svg:y="1.3819in"><draw:text-box><text:p text:style-name="P25"><text:span text:style-name="T21">z=</text:span><text:span text:style-name="T21">10 </text:span><text:span text:style-name="T21"><text:s text:c="2"/></text:span><text:span text:style-name="T21">P=</text:span><text:span text:style-name="T21">0.</text:span><text:span text:style-name="T21">00</text:span><text:span text:style-name="T21">00</text:span><text:span text:style-name="T21">01</text:span><text:span text:style-name="T21">2</text:span></text:p></draw:text-box></draw:frame><draw:frame draw:style-name="gr35" draw:text-style-name="P26" svg:width="0.335in" svg:height="0.1268in" svg:x="0in" svg:y="1.6484in"><draw:text-box><text:p text:style-name="P25"><text:span text:style-name="T21">q=</text:span><text:span text:style-name="T21">0.</text:span><text:span text:style-name="T21">3</text:span></text:p></draw:text-box></draw:frame><draw:frame draw:style-name="gr41" draw:text-style-name="P26" svg:width="1.2016in" svg:height="0.1268in" svg:x="0in" svg:y="1.7736in"><draw:text-box><text:p text:style-name="P25"><text:span text:style-name="T21">z=</text:span><text:span text:style-name="T21">0 <text:s/></text:span><text:span text:style-name="T21"><text:s text:c="2"/></text:span><text:span text:style-name="T21">P=</text:span><text:span text:style-name="T21">1.</text:span><text:span text:style-name="T21">00</text:span><text:span text:style-name="T21">00</text:span><text:span text:style-name="T21">00</text:span><text:span text:style-name="T21">0</text:span></text:p></draw:text-box></draw:frame><draw:frame draw:style-name="gr41" draw:text-style-name="P26" svg:width="1.2016in" svg:height="0.1268in" svg:x="0in" svg:y="1.9in"><draw:text-box><text:p text:style-name="P25"><text:span text:style-name="T21">z=</text:span><text:span text:style-name="T21">5 <text:s/></text:span><text:span text:style-name="T21"><text:s text:c="2"/></text:span><text:span text:style-name="T21">P=</text:span><text:span text:style-name="T21">0.</text:span><text:span text:style-name="T21">17</text:span><text:span text:style-name="T21">73</text:span><text:span text:style-name="T21">52</text:span><text:span text:style-name="T21">3</text:span></text:p></draw:text-box></draw:frame><draw:frame draw:style-name="gr41" draw:text-style-name="P26" svg:width="1.2016in" svg:height="0.1268in" svg:x="0in" svg:y="2.0252in"><draw:text-box><text:p text:style-name="P25"><text:span text:style-name="T21">z=</text:span><text:span text:style-name="T21">10 </text:span><text:span text:style-name="T21"><text:s text:c="2"/></text:span><text:span text:style-name="T21">P=</text:span><text:span text:style-name="T21">0.</text:span><text:span text:style-name="T21">04</text:span><text:span text:style-name="T21">16</text:span><text:span text:style-name="T21">60</text:span><text:span text:style-name="T21">5</text:span></text:p></draw:text-box></draw:frame><draw:frame draw:style-name="gr41" draw:text-style-name="P26" svg:width="1.2016in" svg:height="0.1268in" svg:x="0in" svg:y="2.1516in"><draw:text-box><text:p text:style-name="P25"><text:span text:style-name="T21">z=</text:span><text:span text:style-name="T21">15 </text:span><text:span text:style-name="T21"><text:s text:c="2"/></text:span><text:span text:style-name="T21">P=</text:span><text:span text:style-name="T21">0.</text:span><text:span text:style-name="T21">01</text:span><text:span text:style-name="T21">01</text:span><text:span text:style-name="T21">00</text:span><text:span text:style-name="T21">8</text:span></text:p></draw:text-box></draw:frame><draw:frame draw:style-name="gr41" draw:text-style-name="P26" svg:width="1.2016in" svg:height="0.1268in" svg:x="0in" svg:y="2.2764in"><draw:text-box><text:p text:style-name="P25"><text:span text:style-name="T21">z=</text:span><text:span text:style-name="T21">20 </text:span><text:span text:style-name="T21"><text:s text:c="2"/></text:span><text:span text:style-name="T21">P=</text:span><text:span text:style-name="T21">0.</text:span><text:span text:style-name="T21">00</text:span><text:span text:style-name="T21">24</text:span><text:span text:style-name="T21">80</text:span><text:span text:style-name="T21">4</text:span></text:p></draw:text-box></draw:frame><draw:frame draw:style-name="gr41" draw:text-style-name="P26" svg:width="1.2016in" svg:height="0.1268in" svg:x="0in" svg:y="2.4028in"><draw:text-box><text:p text:style-name="P25"><text:span text:style-name="T21">z=</text:span><text:span text:style-name="T21">25 </text:span><text:span text:style-name="T21"><text:s text:c="2"/></text:span><text:span text:style-name="T21">P=</text:span><text:span text:style-name="T21">0.</text:span><text:span text:style-name="T21">00</text:span><text:span text:style-name="T21">06</text:span><text:span text:style-name="T21">13</text:span><text:span text:style-name="T21">2</text:span></text:p></draw:text-box></draw:frame><draw:frame draw:style-name="gr41" draw:text-style-name="P26" svg:width="1.2016in" svg:height="0.1268in" svg:x="0in" svg:y="2.528in"><draw:text-box><text:p text:style-name="P25"><text:span text:style-name="T21">z=</text:span><text:span text:style-name="T21">30 </text:span><text:span text:style-name="T21"><text:s text:c="2"/></text:span><text:span text:style-name="T21">P=</text:span><text:span text:style-name="T21">0.</text:span><text:span text:style-name="T21">00</text:span><text:span text:style-name="T21">01</text:span><text:span text:style-name="T21">52</text:span><text:span text:style-name="T21">2</text:span></text:p></draw:text-box></draw:frame><draw:frame draw:style-name="gr41" draw:text-style-name="P26" svg:width="1.2016in" svg:height="0.1268in" svg:x="0in" svg:y="2.6543in"><draw:text-box><text:p text:style-name="P25"><text:span text:style-name="T21">z=</text:span><text:span text:style-name="T21">35 </text:span><text:span text:style-name="T21"><text:s text:c="2"/></text:span><text:span text:style-name="T21">P=</text:span><text:span text:style-name="T21">0.</text:span><text:span text:style-name="T21">00</text:span><text:span text:style-name="T21">00</text:span><text:span text:style-name="T21">37</text:span><text:span text:style-name="T21">9</text:span></text:p></draw:text-box></draw:frame><draw:frame draw:style-name="gr41" draw:text-style-name="P26" svg:width="1.2016in" svg:height="0.1268in" svg:x="0in" svg:y="2.7791in"><draw:text-box><text:p text:style-name="P25"><text:span text:style-name="T21">z=</text:span><text:span text:style-name="T21">40 </text:span><text:span text:style-name="T21"><text:s text:c="2"/></text:span><text:span text:style-name="T21">P=</text:span><text:span text:style-name="T21">0.</text:span><text:span text:style-name="T21">00</text:span><text:span text:style-name="T21">00</text:span><text:span text:style-name="T21">09</text:span><text:span text:style-name="T21">5</text:span></text:p></draw:text-box></draw:frame><draw:frame draw:style-name="gr41" draw:text-style-name="P26" svg:width="1.2016in" svg:height="0.1268in" svg:x="0in" svg:y="2.9055in"><draw:text-box><text:p text:style-name="P25"><text:span text:style-name="T21">z=</text:span><text:span text:style-name="T21">45 </text:span><text:span text:style-name="T21"><text:s text:c="2"/></text:span><text:span text:style-name="T21">P=</text:span><text:span text:style-name="T21">0.</text:span><text:span text:style-name="T21">00</text:span><text:span text:style-name="T21">00</text:span><text:span text:style-name="T21">02</text:span><text:span text:style-name="T21">4</text:span></text:p></draw:text-box></draw:frame><draw:frame draw:style-name="gr41" draw:text-style-name="P26" svg:width="1.2016in" svg:height="0.1268in" svg:x="0in" svg:y="3.0307in"><draw:text-box><text:p text:style-name="P25"><text:span text:style-name="T21">z=</text:span><text:span text:style-name="T21">50 </text:span><text:span text:style-name="T21"><text:s text:c="2"/></text:span><text:span text:style-name="T21">P=</text:span><text:span text:style-name="T21">0.</text:span><text:span text:style-name="T21">00</text:span><text:span text:style-name="T21">00</text:span><text:span text:style-name="T21">00</text:span><text:span text:style-name="T21">6</text:span></text:p></draw:text-box></draw:frame></draw:g></text:p>
      <text:p text:style-name="P7"><text:soft-page-break/>P 小于 0.1% 的解...</text:p>
      <text:p text:style-name="P2"><draw:g text:anchor-type="as-char" draw:z-index="6" draw:style-name="gr26"><draw:frame draw:style-name="gr42" draw:text-style-name="P26" svg:width="0.6016in" svg:height="0.1268in" svg:x="0in" svg:y="0in"><draw:text-box><text:p text:style-name="P25"><text:span text:style-name="T21">P </text:span><text:span text:style-name="T21">&lt; </text:span><text:span text:style-name="T21">0.</text:span><text:span text:style-name="T21">00</text:span><text:span text:style-name="T21">1</text:span></text:p></draw:text-box></draw:frame><draw:frame draw:style-name="gr43" draw:text-style-name="P26" svg:width="0.8016in" svg:height="0.1268in" svg:x="0in" svg:y="0.1264in"><draw:text-box><text:p text:style-name="P25"><text:span text:style-name="T21">q=</text:span><text:span text:style-name="T21">0.</text:span><text:span text:style-name="T21">10 </text:span><text:span text:style-name="T21"><text:s text:c="2"/></text:span><text:span text:style-name="T21">z=</text:span><text:span text:style-name="T21">5</text:span></text:p></draw:text-box></draw:frame><draw:frame draw:style-name="gr43" draw:text-style-name="P26" svg:width="0.8016in" svg:height="0.1268in" svg:x="0in" svg:y="0.2516in"><draw:text-box><text:p text:style-name="P25"><text:span text:style-name="T21">q=</text:span><text:span text:style-name="T21">0.</text:span><text:span text:style-name="T21">15 </text:span><text:span text:style-name="T21"><text:s text:c="2"/></text:span><text:span text:style-name="T21">z=</text:span><text:span text:style-name="T21">8</text:span></text:p></draw:text-box></draw:frame><draw:frame draw:style-name="gr33" draw:text-style-name="P26" svg:width="0.8685in" svg:height="0.1268in" svg:x="0in" svg:y="0.378in"><draw:text-box><text:p text:style-name="P25"><text:span text:style-name="T21">q=</text:span><text:span text:style-name="T21">0.</text:span><text:span text:style-name="T21">20 </text:span><text:span text:style-name="T21"><text:s text:c="2"/></text:span><text:span text:style-name="T21">z=</text:span><text:span text:style-name="T21">11</text:span></text:p></draw:text-box></draw:frame><draw:frame draw:style-name="gr33" draw:text-style-name="P26" svg:width="0.8685in" svg:height="0.1268in" svg:x="0in" svg:y="0.5028in"><draw:text-box><text:p text:style-name="P25"><text:span text:style-name="T21">q=</text:span><text:span text:style-name="T21">0.</text:span><text:span text:style-name="T21">25 </text:span><text:span text:style-name="T21"><text:s text:c="2"/></text:span><text:span text:style-name="T21">z=</text:span><text:span text:style-name="T21">15</text:span></text:p></draw:text-box></draw:frame><draw:frame draw:style-name="gr33" draw:text-style-name="P26" svg:width="0.8685in" svg:height="0.1268in" svg:x="0in" svg:y="0.6291in"><draw:text-box><text:p text:style-name="P25"><text:span text:style-name="T21">q=</text:span><text:span text:style-name="T21">0.</text:span><text:span text:style-name="T21">30 </text:span><text:span text:style-name="T21"><text:s text:c="2"/></text:span><text:span text:style-name="T21">z=</text:span><text:span text:style-name="T21">24</text:span></text:p></draw:text-box></draw:frame><draw:frame draw:style-name="gr33" draw:text-style-name="P26" svg:width="0.8685in" svg:height="0.1268in" svg:x="0in" svg:y="0.7543in"><draw:text-box><text:p text:style-name="P25"><text:span text:style-name="T21">q=</text:span><text:span text:style-name="T21">0.</text:span><text:span text:style-name="T21">35 </text:span><text:span text:style-name="T21"><text:s text:c="2"/></text:span><text:span text:style-name="T21">z=</text:span><text:span text:style-name="T21">41</text:span></text:p></draw:text-box></draw:frame><draw:frame draw:style-name="gr33" draw:text-style-name="P26" svg:width="0.8685in" svg:height="0.1268in" svg:x="0in" svg:y="0.8807in"><draw:text-box><text:p text:style-name="P25"><text:span text:style-name="T21">q=</text:span><text:span text:style-name="T21">0.</text:span><text:span text:style-name="T21">40 </text:span><text:span text:style-name="T21"><text:s text:c="2"/></text:span><text:span text:style-name="T21">z=</text:span><text:span text:style-name="T21">89</text:span></text:p></draw:text-box></draw:frame><draw:frame draw:style-name="gr44" draw:text-style-name="P26" svg:width="0.935in" svg:height="0.1268in" svg:x="0in" svg:y="1.0055in"><draw:text-box><text:p text:style-name="P25"><text:span text:style-name="T21">q=</text:span><text:span text:style-name="T21">0.</text:span><text:span text:style-name="T21">45 </text:span><text:span text:style-name="T21"><text:s text:c="2"/></text:span><text:span text:style-name="T21">z=</text:span><text:span text:style-name="T21">34</text:span><text:span text:style-name="T21">0</text:span></text:p></draw:text-box></draw:frame></draw:g></text:p>
      <text:h text:style-name="P20" text:outline-level="2">12. <text:s text:c="3"/>总结</text:h>
      <text:p text:style-name="P7">我们构建了一种不依赖信任的电子交易系统。我们从通用的数字签名货币体系开始，这体系提供了强有力的所有权控制，但由于缺乏防止双重支付的方法而不完善。为解决这个问题，我们提出一种使用工作量证明来记录公共交易历史的点对点网络，只要诚实节点控制了多数的 CPU 算力，对于对攻击者，交易历史将很快变得在计算上不可更改。网络因其结构简洁性而健壮。节点只需很少的协调就能同时工作。它们不需要被认证，因为信息不会被发送到某个特殊的位置，只需被尽力传播。节点可以随时离开和重新加入网络，只需接受最长的工作量证明链作为它们离开时发生事件的证据。节点使用 CPU 算力来投票，通过致力于延长有效区块来表达对其接受，通过拒绝在无效区块上工作来表达对其抵制。任何需要的规则和激励都可通过这个共识机制来巩固。</text:p>
      <text:h text:style-name="P20" text:outline-level="2">参考文献</text:h>
      <text:list xml:id="list594804432" text:style-name="Numbering_20_2">
        <text:list-item>
          <text:p text:style-name="P13">W. Dai, "b-money," http://www.weidai.com/bmoney.txt, 1998. </text:p>
        </text:list-item>
        <text:list-item>
          <text:p text:style-name="P14"><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4"><text:span text:style-name="T1">S. Haber, W.S. Stornetta, "How to time-stamp a digital document," In </text:span><text:span text:style-name="T2">Journal of Cryptology</text:span><text:span text:style-name="T1">, vol 3, no 2, pages 99-111, 1991. </text:span></text:p>
        </text:list-item>
        <text:list-item>
          <text:p text:style-name="P14"><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4"><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3">A. Back, "Hashcash - a denial of service counter-measure," <text:line-break/>http://www.hashcash.org/papers/hashcash.pdf, 2002. </text:p>
        </text:list-item>
        <text:list-item>
          <text:p text:style-name="P14"><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3"><text:soft-page-break/>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Heiti SC" svg:font-family="'Heiti SC'" style:font-pitch="variable"/>
    <style:font-face style:name="Heiti TC" svg:font-family="'Heiti TC'" style:font-pitch="variable"/>
    <style:font-face style:name="Arial1" svg:font-family="Arial"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华文宋体" svg:font-family="华文宋体"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fo:background-color="transparen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07-26T13:07:03.516341198</dc:date>
    <meta:editing-duration>PT19H35M55S</meta:editing-duration>
    <meta:editing-cycles>184</meta:editing-cycles>
    <meta:generator>LibreOffice/6.0.3.2$Linux_X86_64 LibreOffice_project/00m0$Build-2</meta:generator>
    <meta:document-statistic meta:table-count="0" meta:image-count="0" meta:object-count="0" meta:page-count="12" meta:paragraph-count="90" meta:word-count="5497" meta:character-count="6985" meta:non-whitespace-character-count="6687"/>
  </office:meta>
</office:document-meta>
</file>